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3" style:family="paragraph" style:parent-style-name="Standard">
      <style:text-properties fo:color="#ffffff" loext:opacity="100%" style:font-name="PT Mono" fo:font-size="8pt" officeooo:paragraph-rsid="0013202e" fo:background-color="transparent" style:font-size-asian="8pt" style:font-size-complex="8pt"/>
    </style:style>
    <style:style style:name="P4" style:family="paragraph" style:parent-style-name="Standard">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5" style:family="paragraph" style:parent-style-name="Standard">
      <style:paragraph-properties fo:text-align="center" style:justify-single-word="false"/>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6" style:family="paragraph" style:parent-style-name="Standard">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7" style:family="paragraph" style:parent-style-name="Standard">
      <style:paragraph-properties fo:text-align="center" style:justify-single-word="false"/>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8" style:family="paragraph" style:parent-style-name="Standard">
      <style:text-properties fo:color="#ffffff" loext:opacity="100%" style:font-name="PT Mono" fo:font-size="8pt" fo:font-style="normal" fo:font-weight="normal" officeooo:rsid="0309affb" officeooo:paragraph-rsid="030acab6" fo:background-color="transparent" style:font-size-asian="8pt" style:font-style-asian="normal" style:font-weight-asian="normal" style:font-size-complex="8pt" style:font-style-complex="normal" style:font-weight-complex="normal"/>
    </style:style>
    <style:style style:name="P9" style:family="paragraph" style:parent-style-name="Standard">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0" style:family="paragraph" style:parent-style-name="Standard">
      <style:paragraph-properties fo:text-align="center"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1" style:family="paragraph" style:parent-style-name="Standard">
      <style:paragraph-properties fo:text-align="start"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2" style:family="paragraph" style:parent-style-name="Standard">
      <style:paragraph-properties fo:text-align="start" style:justify-single-word="false"/>
      <style:text-properties fo:color="#ffffff" loext:opacity="100%" style:font-name="PT Mono" fo:font-size="8pt" fo:font-style="normal" fo:font-weight="normal" officeooo:rsid="030f0220" officeooo:paragraph-rsid="030f0220" fo:background-color="transparent" style:font-size-asian="8pt" style:font-style-asian="normal" style:font-weight-asian="normal" style:font-size-complex="8pt" style:font-style-complex="normal" style:font-weight-complex="normal"/>
    </style:style>
    <style:style style:name="P13" style:family="paragraph" style:parent-style-name="Standard">
      <style:paragraph-properties fo:text-align="start" style:justify-single-word="false"/>
      <style:text-properties fo:color="#ffffff" loext:opacity="100%" style:font-name="PT Mono" fo:font-size="8pt" fo:font-style="normal" fo:font-weight="normal" officeooo:rsid="0310dc9a" officeooo:paragraph-rsid="0310dc9a" fo:background-color="transparent" style:font-size-asian="8pt" style:font-style-asian="normal" style:font-weight-asian="normal" style:font-size-complex="8pt" style:font-style-complex="normal" style:font-weight-complex="normal"/>
    </style:style>
    <style:style style:name="P14" style:family="paragraph" style:parent-style-name="Standard">
      <style:paragraph-properties fo:text-align="start"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5" style:family="paragraph" style:parent-style-name="Standard">
      <style:paragraph-properties fo:text-align="center"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6" style:family="paragraph" style:parent-style-name="Standard">
      <style:paragraph-properties fo:text-align="start"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7" style:family="paragraph" style:parent-style-name="Standard">
      <style:paragraph-properties fo:text-align="center"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8" style:family="paragraph" style:parent-style-name="Standard">
      <style:paragraph-properties fo:text-align="start"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text-align="center"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text-align="start"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text-align="center"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21229e"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text-align="center"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text-align="start"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text-align="center"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text-align="start"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text-align="center"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text-align="center"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dc956"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e2a5c"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024ec"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3c64e"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560da"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560da"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text-align="center"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text-align="start"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text-align="center"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text-align="start"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text-align="center"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text-align="start" style:justify-single-word="false"/>
      <style:text-properties fo:color="#ffffff" loext:opacity="100%" style:font-name="PT Mono" fo:font-size="8pt" fo:font-style="normal" fo:font-weight="normal" officeooo:rsid="033c3865" officeooo:paragraph-rsid="033c3865"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text-align="start" style:justify-single-word="false"/>
      <style:text-properties fo:color="#ffffff" loext:opacity="100%" style:font-name="PT Mono" fo:font-size="8pt" fo:font-style="normal" fo:font-weight="normal" officeooo:rsid="033cc0dd" officeooo:paragraph-rsid="033cc0dd"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text-align="start"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text-align="center"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text-align="start"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center"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color="#ffffff" loext:opacity="100%" style:font-name="PT Mono" fo:font-size="8pt" fo:font-style="normal" fo:font-weight="normal" officeooo:rsid="03497f67" officeooo:paragraph-rsid="03497f67"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4dfb3d"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57d75b"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center"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start" style:justify-single-word="false"/>
      <style:text-properties fo:color="#ffffff" loext:opacity="100%" style:font-name="PT Mono" fo:font-size="8pt" fo:font-style="normal" fo:font-weight="normal" officeooo:rsid="03560ac4" officeooo:paragraph-rsid="03560ac4"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99544" officeooo:paragraph-rsid="03599544"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68a84" officeooo:paragraph-rsid="03668a84"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a543a" officeooo:paragraph-rsid="036a543a"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b45cf" officeooo:paragraph-rsid="036b45cf"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6b45cf" officeooo:paragraph-rsid="036b45cf"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e49c4" officeooo:paragraph-rsid="036e49c4"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6e49c4" officeooo:paragraph-rsid="036e49c4"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fcc24" officeooo:paragraph-rsid="036fcc24"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6dd2a" officeooo:paragraph-rsid="0376dd2a"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76dd2a" officeooo:paragraph-rsid="0376dd2a"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be092" officeooo:paragraph-rsid="037be092"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be092" officeooo:paragraph-rsid="037de7fb"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7be092" officeooo:paragraph-rsid="037de7fb"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fe867" officeooo:paragraph-rsid="037fe867"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4925in" fo:text-align="start" style:justify-single-word="false" fo:text-indent="0in" style:auto-text-indent="false"/>
      <style:text-properties fo:color="#ffffff" loext:opacity="100%" style:font-name="PT Mono" fo:font-size="8pt" fo:font-style="italic" fo:font-weight="normal" officeooo:rsid="0356c528" officeooo:paragraph-rsid="0356c528" fo:background-color="transparent" style:font-size-asian="8pt" style:font-style-asian="italic" style:font-weight-asian="normal" style:font-size-complex="8pt" style:font-style-complex="italic" style:font-weight-complex="normal"/>
    </style:style>
    <style:style style:name="P77"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7cce4" officeooo:paragraph-rsid="0387cce4"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87cce4" officeooo:paragraph-rsid="0387cce4"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2" style:family="paragraph" style:parent-style-name="Standard">
      <style:text-properties style:font-name="PT Mono" fo:font-size="8pt" fo:font-style="normal" fo:font-weight="normal" officeooo:rsid="0307e495" officeooo:paragraph-rsid="0013202e" style:font-size-asian="8pt" style:font-style-asian="normal" style:font-weight-asian="normal" style:font-size-complex="8pt" style:font-style-complex="normal" style:font-weight-complex="normal"/>
    </style:style>
    <style:style style:name="P83" style:family="paragraph" style:parent-style-name="Standard">
      <style:text-properties style:font-name="PT Mono" officeooo:paragraph-rsid="0013202e"/>
    </style:style>
    <style:style style:name="P84" style:family="paragraph" style:parent-style-name="Standard">
      <style:paragraph-properties fo:break-before="page"/>
      <style:text-properties style:font-name="PT Mono" officeooo:paragraph-rsid="0013202e"/>
    </style:style>
    <style:style style:name="P85" style:family="paragraph" style:parent-style-name="Footnote">
      <style:text-properties fo:font-size="8pt" officeooo:rsid="0324c139" officeooo:paragraph-rsid="0324c139" style:font-size-asian="8pt" style:font-size-complex="8pt"/>
    </style:style>
    <style:style style:name="P86" style:family="paragraph" style:parent-style-name="Footnote">
      <style:text-properties fo:font-size="8pt" officeooo:rsid="0346a184" officeooo:paragraph-rsid="0346a184" style:font-size-asian="7pt" style:font-size-complex="8pt"/>
    </style:style>
    <style:style style:name="P87" style:family="paragraph" style:parent-style-name="Footnote">
      <style:paragraph-properties fo:text-indent="0in" style:auto-text-indent="false"/>
      <style:text-properties fo:font-size="8pt" officeooo:rsid="038954f6" officeooo:paragraph-rsid="038954f6" style:font-size-asian="7pt" style:font-size-complex="8pt"/>
    </style:style>
    <style:style style:name="P88" style:family="paragraph" style:parent-style-name="Footnote">
      <style:text-properties fo:font-size="8pt" officeooo:rsid="03aead49" officeooo:paragraph-rsid="03aead49" style:font-size-asian="7pt" style:font-size-complex="8pt"/>
    </style:style>
    <style:style style:name="P89"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90" style:family="paragraph" style:parent-style-name="Standard">
      <style:paragraph-properties fo:margin-left="0in" fo:text-align="center" style:justify-single-word="false" fo:text-indent="0in" style:auto-text-indent="false" fo:break-before="pag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9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e1929" officeooo:paragraph-rsid="038e1929" fo:background-color="transparent" style:font-size-asian="8pt" style:font-style-asian="normal" style:font-weight-asian="normal" style:font-size-complex="8pt" style:font-style-complex="normal" style:font-weight-complex="normal"/>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9c366f" officeooo:paragraph-rsid="039c366f" fo:background-color="transparent" style:font-size-asian="8pt" style:font-style-asian="normal" style:font-weight-asian="normal" style:font-size-complex="8pt" style:font-style-complex="normal" style:font-weight-complex="normal"/>
    </style:style>
    <style:style style:name="P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9c366f" fo:background-color="transparent" style:font-size-asian="8pt" style:font-style-asian="italic" style:font-weight-asian="normal" style:font-size-complex="8pt" style:font-style-complex="italic" style:font-weight-complex="normal"/>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a1bb8c" fo:background-color="transparent" style:font-size-asian="8pt" style:font-style-asian="italic" style:font-weight-asian="normal" style:font-size-complex="8pt" style:font-style-complex="italic" style:font-weight-complex="normal"/>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a6858c" fo:background-color="transparent" style:font-size-asian="8pt" style:font-style-asian="italic" style:font-weight-asian="normal" style:font-size-complex="8pt" style:font-style-complex="italic" style:font-weight-complex="normal"/>
    </style:style>
    <style:style style:name="P98"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9c366f" officeooo:paragraph-rsid="03a6858c" fo:background-color="transparent" style:font-size-asian="8pt" style:font-style-asian="italic" style:font-weight-asian="normal" style:font-size-complex="8pt" style:font-style-complex="italic" style:font-weight-complex="normal"/>
    </style:style>
    <style:style style:name="P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94cda" officeooo:paragraph-rsid="03a94cda" fo:background-color="transparent" style:font-size-asian="8pt" style:font-style-asian="italic" style:font-weight-asian="normal" style:font-size-complex="8pt" style:font-style-complex="italic" style:font-weight-complex="normal"/>
    </style:style>
    <style:style style:name="P100"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a94cda" officeooo:paragraph-rsid="03a94cda" fo:background-color="transparent" style:font-size-asian="8pt" style:font-style-asian="italic" style:font-weight-asian="normal" style:font-size-complex="8pt" style:font-style-complex="italic" style:font-weight-complex="normal"/>
    </style:style>
    <style:style style:name="P10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c4ca5" officeooo:paragraph-rsid="03ac4ca5" fo:background-color="transparent" style:font-size-asian="8pt" style:font-style-asian="italic" style:font-weight-asian="normal" style:font-size-complex="8pt" style:font-style-complex="italic" style:font-weight-complex="normal"/>
    </style:style>
    <style:style style:name="P102"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ac4ca5" officeooo:paragraph-rsid="03ac4ca5" fo:background-color="transparent" style:font-size-asian="8pt" style:font-style-asian="italic" style:font-weight-asian="normal" style:font-size-complex="8pt" style:font-style-complex="italic" style:font-weight-complex="normal"/>
    </style:style>
    <style:style style:name="P1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ead49" officeooo:paragraph-rsid="03aead49" fo:background-color="transparent" style:font-size-asian="8pt" style:font-style-asian="italic" style:font-weight-asian="normal" style:font-size-complex="8pt" style:font-style-complex="italic" style:font-weight-complex="normal"/>
    </style:style>
    <style:style style:name="P1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00d57" officeooo:paragraph-rsid="03b00d57" fo:background-color="transparent" style:font-size-asian="8pt" style:font-style-asian="italic" style:font-weight-asian="normal" style:font-size-complex="8pt" style:font-style-complex="italic" style:font-weight-complex="normal"/>
    </style:style>
    <style:style style:name="P1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00d57" officeooo:paragraph-rsid="03b3148f" fo:background-color="transparent" style:font-size-asian="8pt" style:font-style-asian="italic" style:font-weight-asian="normal" style:font-size-complex="8pt" style:font-style-complex="italic" style:font-weight-complex="normal"/>
    </style:style>
    <style:style style:name="P106"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b00d57" officeooo:paragraph-rsid="03b3148f" fo:background-color="transparent" style:font-size-asian="8pt" style:font-style-asian="italic" style:font-weight-asian="normal" style:font-size-complex="8pt" style:font-style-complex="italic" style:font-weight-complex="normal"/>
    </style:style>
    <style:style style:name="P10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4bd9c" officeooo:paragraph-rsid="03b4bd9c" fo:background-color="transparent" style:font-size-asian="8pt" style:font-style-asian="italic" style:font-weight-asian="normal" style:font-size-complex="8pt" style:font-style-complex="italic" style:font-weight-complex="normal"/>
    </style:style>
    <style:style style:name="P1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5656a" officeooo:paragraph-rsid="03b5656a" fo:background-color="transparent" style:font-size-asian="8pt" style:font-style-asian="italic" style:font-weight-asian="normal" style:font-size-complex="8pt" style:font-style-complex="italic" style:font-weight-complex="normal"/>
    </style:style>
    <style:style style:name="P1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5656a" officeooo:paragraph-rsid="03bb7f0c" fo:background-color="transparent" style:font-size-asian="8pt" style:font-style-asian="italic" style:font-weight-asian="normal" style:font-size-complex="8pt" style:font-style-complex="italic" style:font-weight-complex="normal"/>
    </style:style>
    <style:style style:name="P11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b7f0c" officeooo:paragraph-rsid="03bb7f0c" fo:background-color="transparent" style:font-size-asian="8pt" style:font-style-asian="italic" style:font-weight-asian="normal" style:font-size-complex="8pt" style:font-style-complex="italic" style:font-weight-complex="normal"/>
    </style:style>
    <style:style style:name="P1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fb5d6" officeooo:paragraph-rsid="03bfb5d6" fo:background-color="transparent" style:font-size-asian="8pt" style:font-style-asian="italic" style:font-weight-asian="normal" style:font-size-complex="8pt" style:font-style-complex="italic" style:font-weight-complex="normal"/>
    </style:style>
    <style:style style:name="P11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fb5d6" officeooo:paragraph-rsid="03c14bf7" fo:background-color="transparent" style:font-size-asian="8pt" style:font-style-asian="italic" style:font-weight-asian="normal" style:font-size-complex="8pt" style:font-style-complex="italic" style:font-weight-complex="normal"/>
    </style:style>
    <style:style style:name="P113"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bfb5d6" officeooo:paragraph-rsid="03c14bf7" fo:background-color="transparent" style:font-size-asian="8pt" style:font-style-asian="italic" style:font-weight-asian="normal" style:font-size-complex="8pt" style:font-style-complex="italic" style:font-weight-complex="normal"/>
    </style:style>
    <style:style style:name="P1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3a8a7" officeooo:paragraph-rsid="03c3a8a7" fo:background-color="transparent" style:font-size-asian="8pt" style:font-style-asian="italic" style:font-weight-asian="normal" style:font-size-complex="8pt" style:font-style-complex="italic" style:font-weight-complex="normal"/>
    </style:style>
    <style:style style:name="P11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8900e" officeooo:paragraph-rsid="03c8900e" fo:background-color="transparent" style:font-size-asian="8pt" style:font-style-asian="italic" style:font-weight-asian="normal" style:font-size-complex="8pt" style:font-style-complex="italic" style:font-weight-complex="normal"/>
    </style:style>
    <style:style style:name="P116"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c8900e" officeooo:paragraph-rsid="03c8900e" fo:background-color="transparent" style:font-size-asian="8pt" style:font-style-asian="italic" style:font-weight-asian="normal" style:font-size-complex="8pt" style:font-style-complex="italic" style:font-weight-complex="normal"/>
    </style:style>
    <style:style style:name="P1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b2bf4" officeooo:paragraph-rsid="03cb2bf4" fo:background-color="transparent" style:font-size-asian="8pt" style:font-style-asian="italic" style:font-weight-asian="normal" style:font-size-complex="8pt" style:font-style-complex="italic" style:font-weight-complex="normal"/>
    </style:style>
    <style:style style:name="P118"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3cb2bf4" officeooo:paragraph-rsid="03cb2bf4" fo:background-color="transparent" style:font-size-asian="8pt" style:font-style-asian="italic" style:font-weight-asian="normal" style:font-size-complex="8pt" style:font-style-complex="italic" style:font-weight-complex="normal"/>
    </style:style>
    <style:style style:name="P119"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cb2bf4" officeooo:paragraph-rsid="03cb2bf4" fo:background-color="transparent" style:font-size-asian="8pt" style:font-style-asian="italic" style:font-weight-asian="normal" style:font-size-complex="8pt" style:font-style-complex="italic" style:font-weight-complex="normal"/>
    </style:style>
    <style:style style:name="P1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0e201" officeooo:paragraph-rsid="03d0e201" fo:background-color="transparent" style:font-size-asian="8pt" style:font-style-asian="italic" style:font-weight-asian="normal" style:font-size-complex="8pt" style:font-style-complex="italic" style:font-weight-complex="normal"/>
    </style:style>
    <style:style style:name="P1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5f5d2" officeooo:paragraph-rsid="03d5f5d2" fo:background-color="transparent" style:font-size-asian="8pt" style:font-style-asian="italic" style:font-weight-asian="normal" style:font-size-complex="8pt" style:font-style-complex="italic" style:font-weight-complex="normal"/>
    </style:style>
    <style:style style:name="P122"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3d5f5d2" officeooo:paragraph-rsid="03d5f5d2" fo:background-color="transparent" style:font-size-asian="8pt" style:font-style-asian="italic" style:font-weight-asian="normal" style:font-size-complex="8pt" style:font-style-complex="italic" style:font-weight-complex="normal"/>
    </style:style>
    <style:style style:name="P1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8f4b2" officeooo:paragraph-rsid="03d8f4b2" fo:background-color="transparent" style:font-size-asian="8pt" style:font-style-asian="italic" style:font-weight-asian="normal" style:font-size-complex="8pt" style:font-style-complex="italic" style:font-weight-complex="normal"/>
    </style:style>
    <style:style style:name="P124"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d8f4b2" officeooo:paragraph-rsid="03d8f4b2" fo:background-color="transparent" style:font-size-asian="8pt" style:font-style-asian="italic" style:font-weight-asian="normal" style:font-size-complex="8pt" style:font-style-complex="italic" style:font-weight-complex="normal"/>
    </style:style>
    <style:style style:name="P1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e41fd" officeooo:paragraph-rsid="03de41fd" fo:background-color="transparent" style:font-size-asian="8pt" style:font-style-asian="italic" style:font-weight-asian="normal" style:font-size-complex="8pt" style:font-style-complex="italic" style:font-weight-complex="normal"/>
    </style:style>
    <style:style style:name="P126"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3de41fd" officeooo:paragraph-rsid="03de41fd" fo:background-color="transparent" style:font-size-asian="8pt" style:font-style-asian="italic" style:font-weight-asian="normal" style:font-size-complex="8pt" style:font-style-complex="italic" style:font-weight-complex="normal"/>
    </style:style>
    <style:style style:name="P127"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de41fd" officeooo:paragraph-rsid="03de41fd" fo:background-color="transparent" style:font-size-asian="8pt" style:font-style-asian="italic" style:font-weight-asian="normal" style:font-size-complex="8pt" style:font-style-complex="italic" style:font-weight-complex="normal"/>
    </style:style>
    <style:style style:name="P1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e09e4f" officeooo:paragraph-rsid="03e09e4f" fo:background-color="transparent" style:font-size-asian="8pt" style:font-style-asian="italic" style:font-weight-asian="normal" style:font-size-complex="8pt" style:font-style-complex="italic" style:font-weight-complex="normal"/>
    </style:style>
    <style:style style:name="P129"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3e09e4f" officeooo:paragraph-rsid="03e09e4f" fo:background-color="transparent" style:font-size-asian="8pt" style:font-style-asian="italic" style:font-weight-asian="normal" style:font-size-complex="8pt" style:font-style-complex="italic" style:font-weight-complex="normal"/>
    </style:style>
    <style:style style:name="T1" style:family="text">
      <style:text-properties fo:color="#ffffff" loext:opacity="100%" fo:font-size="8pt" fo:background-color="transparent" loext:char-shading-value="0" style:font-size-asian="8pt" style:font-size-complex="8pt"/>
    </style:style>
    <style:style style:name="T2" style:family="text">
      <style:text-properties fo:color="#ffffff" loext:opacity="100%" fo:font-size="8pt" officeooo:rsid="0309affb" fo:background-color="transparent" loext:char-shading-value="0" style:font-size-asian="8pt" style:font-size-complex="8pt"/>
    </style:style>
    <style:style style:name="T3" style:family="text">
      <style:text-properties fo:color="#ffffff" loext:opacity="100%" fo:background-color="transparent" loext:char-shading-value="0"/>
    </style:style>
    <style:style style:name="T4" style:family="text">
      <style:text-properties fo:color="#ffffff" loext:opacity="100%" officeooo:rsid="0309affb" fo:background-color="transparent" loext:char-shading-value="0"/>
    </style:style>
    <style:style style:name="T5" style:family="text">
      <style:text-properties fo:color="#ffffff" loext:opacity="100%" officeooo:rsid="030acab6" fo:background-color="transparent" loext:char-shading-value="0"/>
    </style:style>
    <style:style style:name="T6" style:family="text">
      <style:text-properties fo:color="#ffffff" loext:opacity="100%" officeooo:rsid="030b9e65" fo:background-color="transparent" loext:char-shading-value="0"/>
    </style:style>
    <style:style style:name="T7" style:family="text">
      <style:text-properties fo:color="#ffffff" loext:opacity="100%" officeooo:rsid="030ba039" fo:background-color="transparent" loext:char-shading-value="0"/>
    </style:style>
    <style:style style:name="T8" style:family="text">
      <style:text-properties fo:color="#ffffff" loext:opacity="100%" officeooo:rsid="030d6685" fo:background-color="transparent" loext:char-shading-value="0"/>
    </style:style>
    <style:style style:name="T9" style:family="text">
      <style:text-properties officeooo:rsid="0309affb"/>
    </style:style>
    <style:style style:name="T10" style:family="text">
      <style:text-properties officeooo:rsid="0312e48c"/>
    </style:style>
    <style:style style:name="T11" style:family="text">
      <style:text-properties officeooo:rsid="0314102b"/>
    </style:style>
    <style:style style:name="T12" style:family="text">
      <style:text-properties officeooo:rsid="03145dff"/>
    </style:style>
    <style:style style:name="T13" style:family="text">
      <style:text-properties officeooo:rsid="03156fc0"/>
    </style:style>
    <style:style style:name="T14" style:family="text">
      <style:text-properties officeooo:rsid="031808bb"/>
    </style:style>
    <style:style style:name="T15" style:family="text">
      <style:text-properties officeooo:rsid="03198322"/>
    </style:style>
    <style:style style:name="T16" style:family="text">
      <style:text-properties officeooo:rsid="031cecd4"/>
    </style:style>
    <style:style style:name="T17" style:family="text">
      <style:text-properties officeooo:rsid="031e1ec9"/>
    </style:style>
    <style:style style:name="T18" style:family="text">
      <style:text-properties officeooo:rsid="031fe8ec"/>
    </style:style>
    <style:style style:name="T19" style:family="text">
      <style:text-properties fo:font-style="italic" style:font-style-asian="italic" style:font-style-complex="italic"/>
    </style:style>
    <style:style style:name="T20" style:family="text">
      <style:text-properties fo:font-style="italic" officeooo:rsid="0364c05e" style:font-style-asian="italic" style:font-style-complex="italic"/>
    </style:style>
    <style:style style:name="T21" style:family="text">
      <style:text-properties fo:font-style="italic" officeooo:rsid="036f1f6c" style:font-style-asian="italic" style:font-style-complex="italic"/>
    </style:style>
    <style:style style:name="T22" style:family="text">
      <style:text-properties fo:font-style="italic" officeooo:rsid="038261f8" style:font-style-asian="italic" style:font-style-complex="italic"/>
    </style:style>
    <style:style style:name="T23" style:family="text">
      <style:text-properties fo:font-style="italic" officeooo:rsid="0389d64a" style:font-style-asian="italic" style:font-style-complex="italic"/>
    </style:style>
    <style:style style:name="T24" style:family="text">
      <style:text-properties fo:font-style="italic" officeooo:rsid="038b4809" style:font-style-asian="italic" style:font-style-complex="italic"/>
    </style:style>
    <style:style style:name="T25" style:family="text">
      <style:text-properties officeooo:rsid="0321229e"/>
    </style:style>
    <style:style style:name="T26" style:family="text">
      <style:text-properties officeooo:rsid="0322ce2c"/>
    </style:style>
    <style:style style:name="T27" style:family="text">
      <style:text-properties officeooo:rsid="0327669f"/>
    </style:style>
    <style:style style:name="T28" style:family="text">
      <style:text-properties officeooo:rsid="0327a975"/>
    </style:style>
    <style:style style:name="T29" style:family="text">
      <style:text-properties officeooo:rsid="03295add"/>
    </style:style>
    <style:style style:name="T30" style:family="text">
      <style:text-properties officeooo:rsid="032a7a34"/>
    </style:style>
    <style:style style:name="T31" style:family="text">
      <style:text-properties officeooo:rsid="032befbd"/>
    </style:style>
    <style:style style:name="T32" style:family="text">
      <style:text-properties officeooo:rsid="032d1296"/>
    </style:style>
    <style:style style:name="T33" style:family="text">
      <style:text-properties officeooo:rsid="032dd5d0"/>
    </style:style>
    <style:style style:name="T34" style:family="text">
      <style:text-properties officeooo:rsid="032e2a5c"/>
    </style:style>
    <style:style style:name="T35" style:family="text">
      <style:text-properties officeooo:rsid="032e2e84"/>
    </style:style>
    <style:style style:name="T36" style:family="text">
      <style:text-properties officeooo:rsid="032f12ea"/>
    </style:style>
    <style:style style:name="T37" style:family="text">
      <style:text-properties officeooo:rsid="033002c0"/>
    </style:style>
    <style:style style:name="T38" style:family="text">
      <style:text-properties officeooo:rsid="0331e8af"/>
    </style:style>
    <style:style style:name="T39" style:family="text">
      <style:text-properties officeooo:rsid="0332e46a"/>
    </style:style>
    <style:style style:name="T40" style:family="text">
      <style:text-properties officeooo:rsid="033445b5"/>
    </style:style>
    <style:style style:name="T41" style:family="text">
      <style:text-properties officeooo:rsid="033560da"/>
    </style:style>
    <style:style style:name="T42" style:family="text">
      <style:text-properties officeooo:rsid="033589ce"/>
    </style:style>
    <style:style style:name="T43" style:family="text">
      <style:text-properties officeooo:rsid="0338f6ab"/>
    </style:style>
    <style:style style:name="T44" style:family="text">
      <style:text-properties officeooo:rsid="033a610d"/>
    </style:style>
    <style:style style:name="T45" style:family="text">
      <style:text-properties officeooo:rsid="033b70f2"/>
    </style:style>
    <style:style style:name="T46" style:family="text">
      <style:text-properties officeooo:rsid="033e87f9"/>
    </style:style>
    <style:style style:name="T47" style:family="text">
      <style:text-properties officeooo:rsid="03405ff0"/>
    </style:style>
    <style:style style:name="T48" style:family="text">
      <style:text-properties officeooo:rsid="0341bbeb"/>
    </style:style>
    <style:style style:name="T49" style:family="text">
      <style:text-properties officeooo:rsid="034319d9"/>
    </style:style>
    <style:style style:name="T50" style:family="text">
      <style:text-properties officeooo:rsid="0346a184"/>
    </style:style>
    <style:style style:name="T51" style:family="text">
      <style:text-properties fo:font-style="normal" style:font-style-asian="normal" style:font-style-complex="normal"/>
    </style:style>
    <style:style style:name="T52" style:family="text">
      <style:text-properties fo:font-style="normal" officeooo:rsid="03478123" style:font-style-asian="normal" style:font-style-complex="normal"/>
    </style:style>
    <style:style style:name="T53" style:family="text">
      <style:text-properties fo:font-style="normal" officeooo:rsid="0348f4de" style:font-style-asian="normal" style:font-style-complex="normal"/>
    </style:style>
    <style:style style:name="T54" style:family="text">
      <style:text-properties fo:font-style="normal" officeooo:rsid="03497f67" style:font-style-asian="normal" style:font-style-complex="normal"/>
    </style:style>
    <style:style style:name="T55" style:family="text">
      <style:text-properties fo:font-style="normal" officeooo:rsid="039c9f5f" style:font-style-asian="normal" style:font-style-complex="normal"/>
    </style:style>
    <style:style style:name="T56" style:family="text">
      <style:text-properties fo:font-style="normal" officeooo:rsid="039d5297" style:font-style-asian="normal" style:font-style-complex="normal"/>
    </style:style>
    <style:style style:name="T57" style:family="text">
      <style:text-properties fo:font-style="normal" officeooo:rsid="039f3825" style:font-style-asian="normal" style:font-style-complex="normal"/>
    </style:style>
    <style:style style:name="T58" style:family="text">
      <style:text-properties fo:font-style="normal" officeooo:rsid="039fefd0" style:font-style-asian="normal" style:font-style-complex="normal"/>
    </style:style>
    <style:style style:name="T59" style:family="text">
      <style:text-properties fo:font-style="normal" officeooo:rsid="03a09925" style:font-style-asian="normal" style:font-style-complex="normal"/>
    </style:style>
    <style:style style:name="T60" style:family="text">
      <style:text-properties fo:font-style="normal" officeooo:rsid="03a1bb8c" style:font-style-asian="normal" style:font-style-complex="normal"/>
    </style:style>
    <style:style style:name="T61" style:family="text">
      <style:text-properties fo:font-style="normal" officeooo:rsid="03a29263" style:font-style-asian="normal" style:font-style-complex="normal"/>
    </style:style>
    <style:style style:name="T62" style:family="text">
      <style:text-properties fo:font-style="normal" officeooo:rsid="03a29ef1" style:font-style-asian="normal" style:font-style-complex="normal"/>
    </style:style>
    <style:style style:name="T63" style:family="text">
      <style:text-properties fo:font-style="normal" officeooo:rsid="03a6858c" style:font-style-asian="normal" style:font-style-complex="normal"/>
    </style:style>
    <style:style style:name="T64" style:family="text">
      <style:text-properties fo:font-style="normal" officeooo:rsid="03a874ef" style:font-style-asian="normal" style:font-style-complex="normal"/>
    </style:style>
    <style:style style:name="T65" style:family="text">
      <style:text-properties fo:font-style="normal" officeooo:rsid="03a94cda" style:font-style-asian="normal" style:font-style-complex="normal"/>
    </style:style>
    <style:style style:name="T66" style:family="text">
      <style:text-properties fo:font-style="normal" officeooo:rsid="03a94db1" style:font-style-asian="normal" style:font-style-complex="normal"/>
    </style:style>
    <style:style style:name="T67" style:family="text">
      <style:text-properties fo:font-style="normal" officeooo:rsid="03aab2bf" style:font-style-asian="normal" style:font-style-complex="normal"/>
    </style:style>
    <style:style style:name="T68" style:family="text">
      <style:text-properties fo:font-style="normal" officeooo:rsid="03aacb0a" style:font-style-asian="normal" style:font-style-complex="normal"/>
    </style:style>
    <style:style style:name="T69" style:family="text">
      <style:text-properties fo:font-style="normal" officeooo:rsid="03ab53da" style:font-style-asian="normal" style:font-style-complex="normal"/>
    </style:style>
    <style:style style:name="T70" style:family="text">
      <style:text-properties fo:font-style="normal" officeooo:rsid="03ade8bf" style:font-style-asian="normal" style:font-style-complex="normal"/>
    </style:style>
    <style:style style:name="T71" style:family="text">
      <style:text-properties fo:font-style="normal" officeooo:rsid="03ae8d17" style:font-style-asian="normal" style:font-style-complex="normal"/>
    </style:style>
    <style:style style:name="T72" style:family="text">
      <style:text-properties fo:font-style="normal" officeooo:rsid="03b00d57" style:font-style-asian="normal" style:font-style-complex="normal"/>
    </style:style>
    <style:style style:name="T73" style:family="text">
      <style:text-properties fo:font-style="normal" officeooo:rsid="03b1d806" style:font-style-asian="normal" style:font-style-complex="normal"/>
    </style:style>
    <style:style style:name="T74" style:family="text">
      <style:text-properties fo:font-style="normal" officeooo:rsid="03b2c578" style:font-style-asian="normal" style:font-style-complex="normal"/>
    </style:style>
    <style:style style:name="T75" style:family="text">
      <style:text-properties fo:font-style="normal" officeooo:rsid="03b2ccb2" style:font-style-asian="normal" style:font-style-complex="normal"/>
    </style:style>
    <style:style style:name="T76" style:family="text">
      <style:text-properties fo:font-style="normal" officeooo:rsid="03b3148f" style:font-style-asian="normal" style:font-style-complex="normal"/>
    </style:style>
    <style:style style:name="T77" style:family="text">
      <style:text-properties fo:font-style="normal" officeooo:rsid="03b31aae" style:font-style-asian="normal" style:font-style-complex="normal"/>
    </style:style>
    <style:style style:name="T78" style:family="text">
      <style:text-properties fo:font-style="normal" officeooo:rsid="03b5656a" style:font-style-asian="normal" style:font-style-complex="normal"/>
    </style:style>
    <style:style style:name="T79" style:family="text">
      <style:text-properties fo:font-style="normal" officeooo:rsid="03b6187b" style:font-style-asian="normal" style:font-style-complex="normal"/>
    </style:style>
    <style:style style:name="T80" style:family="text">
      <style:text-properties fo:font-style="normal" officeooo:rsid="03b80903" style:font-style-asian="normal" style:font-style-complex="normal"/>
    </style:style>
    <style:style style:name="T81" style:family="text">
      <style:text-properties fo:font-style="normal" officeooo:rsid="03b98f94" style:font-style-asian="normal" style:font-style-complex="normal"/>
    </style:style>
    <style:style style:name="T82" style:family="text">
      <style:text-properties fo:font-style="normal" officeooo:rsid="03babb9c" style:font-style-asian="normal" style:font-style-complex="normal"/>
    </style:style>
    <style:style style:name="T83" style:family="text">
      <style:text-properties fo:font-style="normal" officeooo:rsid="03bac324" style:font-style-asian="normal" style:font-style-complex="normal"/>
    </style:style>
    <style:style style:name="T84" style:family="text">
      <style:text-properties fo:font-style="normal" officeooo:rsid="03bb19f8" style:font-style-asian="normal" style:font-style-complex="normal"/>
    </style:style>
    <style:style style:name="T85" style:family="text">
      <style:text-properties fo:font-style="normal" officeooo:rsid="03bb7f0c" style:font-style-asian="normal" style:font-style-complex="normal"/>
    </style:style>
    <style:style style:name="T86" style:family="text">
      <style:text-properties fo:font-style="normal" officeooo:rsid="03bcd567" style:font-style-asian="normal" style:font-style-complex="normal"/>
    </style:style>
    <style:style style:name="T87" style:family="text">
      <style:text-properties fo:font-style="normal" officeooo:rsid="03bf4f8b" style:font-style-asian="normal" style:font-style-complex="normal"/>
    </style:style>
    <style:style style:name="T88" style:family="text">
      <style:text-properties fo:font-style="normal" officeooo:rsid="03c0074d" style:font-style-asian="normal" style:font-style-complex="normal"/>
    </style:style>
    <style:style style:name="T89" style:family="text">
      <style:text-properties fo:font-style="normal" officeooo:rsid="03c2a0b7" style:font-style-asian="normal" style:font-style-complex="normal"/>
    </style:style>
    <style:style style:name="T90" style:family="text">
      <style:text-properties fo:font-style="normal" officeooo:rsid="03c49cfa" style:font-style-asian="normal" style:font-style-complex="normal"/>
    </style:style>
    <style:style style:name="T91" style:family="text">
      <style:text-properties fo:font-style="normal" officeooo:rsid="03c4e071" style:font-style-asian="normal" style:font-style-complex="normal"/>
    </style:style>
    <style:style style:name="T92" style:family="text">
      <style:text-properties fo:font-style="normal" officeooo:rsid="03c67f50" style:font-style-asian="normal" style:font-style-complex="normal"/>
    </style:style>
    <style:style style:name="T93" style:family="text">
      <style:text-properties fo:font-style="normal" officeooo:rsid="03c68dbf" style:font-style-asian="normal" style:font-style-complex="normal"/>
    </style:style>
    <style:style style:name="T94" style:family="text">
      <style:text-properties fo:font-style="normal" officeooo:rsid="03c7c97b" style:font-style-asian="normal" style:font-style-complex="normal"/>
    </style:style>
    <style:style style:name="T95" style:family="text">
      <style:text-properties fo:font-style="normal" officeooo:rsid="03c842d9" style:font-style-asian="normal" style:font-style-complex="normal"/>
    </style:style>
    <style:style style:name="T96" style:family="text">
      <style:text-properties fo:font-style="normal" officeooo:rsid="03c8900e" style:font-style-asian="normal" style:font-style-complex="normal"/>
    </style:style>
    <style:style style:name="T97" style:family="text">
      <style:text-properties fo:font-style="normal" officeooo:rsid="03c9581d" style:font-style-asian="normal" style:font-style-complex="normal"/>
    </style:style>
    <style:style style:name="T98" style:family="text">
      <style:text-properties fo:font-style="normal" officeooo:rsid="03cc8d63" style:font-style-asian="normal" style:font-style-complex="normal"/>
    </style:style>
    <style:style style:name="T99" style:family="text">
      <style:text-properties fo:font-style="normal" officeooo:rsid="03cd55f3" style:font-style-asian="normal" style:font-style-complex="normal"/>
    </style:style>
    <style:style style:name="T100" style:family="text">
      <style:text-properties fo:font-style="normal" officeooo:rsid="03cedff2" style:font-style-asian="normal" style:font-style-complex="normal"/>
    </style:style>
    <style:style style:name="T101" style:family="text">
      <style:text-properties fo:font-style="normal" officeooo:rsid="03ceeb81" style:font-style-asian="normal" style:font-style-complex="normal"/>
    </style:style>
    <style:style style:name="T102" style:family="text">
      <style:text-properties fo:font-style="normal" officeooo:rsid="03d25cef" style:font-style-asian="normal" style:font-style-complex="normal"/>
    </style:style>
    <style:style style:name="T103" style:family="text">
      <style:text-properties fo:font-style="normal" officeooo:rsid="03d27f70" style:font-style-asian="normal" style:font-style-complex="normal"/>
    </style:style>
    <style:style style:name="T104" style:family="text">
      <style:text-properties fo:font-style="normal" officeooo:rsid="03d2ea12" style:font-style-asian="normal" style:font-style-complex="normal"/>
    </style:style>
    <style:style style:name="T105" style:family="text">
      <style:text-properties fo:font-style="normal" officeooo:rsid="03d44ed3" style:font-style-asian="normal" style:font-style-complex="normal"/>
    </style:style>
    <style:style style:name="T106" style:family="text">
      <style:text-properties fo:font-style="normal" officeooo:rsid="03d4cf46" style:font-style-asian="normal" style:font-style-complex="normal"/>
    </style:style>
    <style:style style:name="T107" style:family="text">
      <style:text-properties fo:font-style="normal" officeooo:rsid="03d5f5d2" style:font-style-asian="normal" style:font-style-complex="normal"/>
    </style:style>
    <style:style style:name="T108" style:family="text">
      <style:text-properties fo:font-style="normal" officeooo:rsid="03d7c79b" style:font-style-asian="normal" style:font-style-complex="normal"/>
    </style:style>
    <style:style style:name="T109" style:family="text">
      <style:text-properties fo:font-style="normal" officeooo:rsid="03d8f4b2" style:font-style-asian="normal" style:font-style-complex="normal"/>
    </style:style>
    <style:style style:name="T110" style:family="text">
      <style:text-properties fo:font-style="normal" officeooo:rsid="03db2b19" style:font-style-asian="normal" style:font-style-complex="normal"/>
    </style:style>
    <style:style style:name="T111" style:family="text">
      <style:text-properties fo:font-style="normal" officeooo:rsid="03dc47ea" style:font-style-asian="normal" style:font-style-complex="normal"/>
    </style:style>
    <style:style style:name="T112" style:family="text">
      <style:text-properties fo:font-style="normal" officeooo:rsid="03df1703" style:font-style-asian="normal" style:font-style-complex="normal"/>
    </style:style>
    <style:style style:name="T113" style:family="text">
      <style:text-properties fo:font-style="normal" officeooo:rsid="03e22522" style:font-style-asian="normal" style:font-style-complex="normal"/>
    </style:style>
    <style:style style:name="T114" style:family="text">
      <style:text-properties officeooo:rsid="03478123"/>
    </style:style>
    <style:style style:name="T115" style:family="text">
      <style:text-properties officeooo:rsid="0348f4de"/>
    </style:style>
    <style:style style:name="T116" style:family="text">
      <style:text-properties officeooo:rsid="03497f67"/>
    </style:style>
    <style:style style:name="T117" style:family="text">
      <style:text-properties officeooo:rsid="034b56e8"/>
    </style:style>
    <style:style style:name="T118" style:family="text">
      <style:text-properties officeooo:rsid="034cd685"/>
    </style:style>
    <style:style style:name="T119" style:family="text">
      <style:text-properties officeooo:rsid="034d4bb0"/>
    </style:style>
    <style:style style:name="T120" style:family="text">
      <style:text-properties officeooo:rsid="034f6bdc"/>
    </style:style>
    <style:style style:name="T121" style:family="text">
      <style:text-properties style:text-position="super 58%"/>
    </style:style>
    <style:style style:name="T122" style:family="text">
      <style:text-properties style:text-position="super 58%" officeooo:rsid="03808574"/>
    </style:style>
    <style:style style:name="T123" style:family="text">
      <style:text-properties style:text-position="super 58%" officeooo:rsid="038261f8"/>
    </style:style>
    <style:style style:name="T124" style:family="text">
      <style:text-properties style:text-position="super 58%" officeooo:rsid="0383bf7b"/>
    </style:style>
    <style:style style:name="T125" style:family="text">
      <style:text-properties style:text-position="super 58%" officeooo:rsid="0385d30f"/>
    </style:style>
    <style:style style:name="T126" style:family="text">
      <style:text-properties style:text-position="super 58%" officeooo:rsid="0385f81c"/>
    </style:style>
    <style:style style:name="T127" style:family="text">
      <style:text-properties style:text-position="super 58%" officeooo:rsid="0388294c"/>
    </style:style>
    <style:style style:name="T128" style:family="text">
      <style:text-properties style:text-position="super 58%" officeooo:rsid="0389d64a"/>
    </style:style>
    <style:style style:name="T129" style:family="text">
      <style:text-properties style:text-position="super 58%" officeooo:rsid="038b4809"/>
    </style:style>
    <style:style style:name="T130" style:family="text">
      <style:text-properties style:text-position="super 58%" officeooo:rsid="038fccea"/>
    </style:style>
    <style:style style:name="T131" style:family="text">
      <style:text-properties style:text-position="super 58%" officeooo:rsid="0391c35d"/>
    </style:style>
    <style:style style:name="T132" style:family="text">
      <style:text-properties style:text-position="super 58%" officeooo:rsid="0395599d"/>
    </style:style>
    <style:style style:name="T133" style:family="text">
      <style:text-properties style:text-position="super 58%" officeooo:rsid="0396faa4"/>
    </style:style>
    <style:style style:name="T134" style:family="text">
      <style:text-properties style:text-position="super 58%" officeooo:rsid="0397f7ad"/>
    </style:style>
    <style:style style:name="T135" style:family="text">
      <style:text-properties style:text-position="super 58%" officeooo:rsid="039893aa"/>
    </style:style>
    <style:style style:name="T136" style:family="text">
      <style:text-properties style:text-position="super 58%" officeooo:rsid="039ae659"/>
    </style:style>
    <style:style style:name="T137" style:family="text">
      <style:text-properties style:text-position="super 58%" fo:font-style="normal" style:font-style-asian="normal" style:font-style-complex="normal"/>
    </style:style>
    <style:style style:name="T138" style:family="text">
      <style:text-properties style:text-position="super 58%" fo:font-style="normal" officeooo:rsid="039c9f5f" style:font-style-asian="normal" style:font-style-complex="normal"/>
    </style:style>
    <style:style style:name="T139" style:family="text">
      <style:text-properties style:text-position="super 58%" fo:font-style="normal" officeooo:rsid="039d5297" style:font-style-asian="normal" style:font-style-complex="normal"/>
    </style:style>
    <style:style style:name="T140" style:family="text">
      <style:text-properties style:text-position="super 58%" fo:font-style="normal" officeooo:rsid="039f3825" style:font-style-asian="normal" style:font-style-complex="normal"/>
    </style:style>
    <style:style style:name="T141" style:family="text">
      <style:text-properties style:text-position="super 58%" fo:font-style="normal" officeooo:rsid="039fefd0" style:font-style-asian="normal" style:font-style-complex="normal"/>
    </style:style>
    <style:style style:name="T142" style:family="text">
      <style:text-properties style:text-position="super 58%" fo:font-style="normal" officeooo:rsid="03a09925" style:font-style-asian="normal" style:font-style-complex="normal"/>
    </style:style>
    <style:style style:name="T143" style:family="text">
      <style:text-properties style:text-position="super 58%" fo:font-style="normal" officeooo:rsid="03a29263" style:font-style-asian="normal" style:font-style-complex="normal"/>
    </style:style>
    <style:style style:name="T144" style:family="text">
      <style:text-properties style:text-position="super 58%" fo:font-style="normal" officeooo:rsid="03a29ef1" style:font-style-asian="normal" style:font-style-complex="normal"/>
    </style:style>
    <style:style style:name="T145" style:family="text">
      <style:text-properties style:text-position="super 58%" fo:font-style="normal" officeooo:rsid="03a6858c" style:font-style-asian="normal" style:font-style-complex="normal"/>
    </style:style>
    <style:style style:name="T146" style:family="text">
      <style:text-properties style:text-position="super 58%" fo:font-style="normal" officeooo:rsid="03a874ef" style:font-style-asian="normal" style:font-style-complex="normal"/>
    </style:style>
    <style:style style:name="T147" style:family="text">
      <style:text-properties style:text-position="super 58%" fo:font-style="normal" officeooo:rsid="03aab2bf" style:font-style-asian="normal" style:font-style-complex="normal"/>
    </style:style>
    <style:style style:name="T148" style:family="text">
      <style:text-properties style:text-position="super 58%" fo:font-style="normal" officeooo:rsid="03aacb0a" style:font-style-asian="normal" style:font-style-complex="normal"/>
    </style:style>
    <style:style style:name="T149" style:family="text">
      <style:text-properties style:text-position="super 58%" fo:font-style="normal" officeooo:rsid="03ab53da" style:font-style-asian="normal" style:font-style-complex="normal"/>
    </style:style>
    <style:style style:name="T150" style:family="text">
      <style:text-properties style:text-position="super 58%" fo:font-style="normal" officeooo:rsid="03ae8d17" style:font-style-asian="normal" style:font-style-complex="normal"/>
    </style:style>
    <style:style style:name="T151" style:family="text">
      <style:text-properties style:text-position="super 58%" fo:font-style="normal" officeooo:rsid="03b2c578" style:font-style-asian="normal" style:font-style-complex="normal"/>
    </style:style>
    <style:style style:name="T152" style:family="text">
      <style:text-properties style:text-position="super 58%" fo:font-style="normal" officeooo:rsid="03b3148f" style:font-style-asian="normal" style:font-style-complex="normal"/>
    </style:style>
    <style:style style:name="T153" style:family="text">
      <style:text-properties style:text-position="super 58%" fo:font-style="normal" officeooo:rsid="03b31aae" style:font-style-asian="normal" style:font-style-complex="normal"/>
    </style:style>
    <style:style style:name="T154" style:family="text">
      <style:text-properties style:text-position="super 58%" fo:font-style="normal" officeooo:rsid="03b6187b" style:font-style-asian="normal" style:font-style-complex="normal"/>
    </style:style>
    <style:style style:name="T155" style:family="text">
      <style:text-properties style:text-position="super 58%" fo:font-style="normal" officeooo:rsid="03b80903" style:font-style-asian="normal" style:font-style-complex="normal"/>
    </style:style>
    <style:style style:name="T156" style:family="text">
      <style:text-properties style:text-position="super 58%" fo:font-style="normal" officeooo:rsid="03b98f94" style:font-style-asian="normal" style:font-style-complex="normal"/>
    </style:style>
    <style:style style:name="T157" style:family="text">
      <style:text-properties style:text-position="super 58%" fo:font-style="normal" officeooo:rsid="03bac324" style:font-style-asian="normal" style:font-style-complex="normal"/>
    </style:style>
    <style:style style:name="T158" style:family="text">
      <style:text-properties style:text-position="super 58%" fo:font-style="normal" officeooo:rsid="03bb19f8" style:font-style-asian="normal" style:font-style-complex="normal"/>
    </style:style>
    <style:style style:name="T159" style:family="text">
      <style:text-properties style:text-position="super 58%" fo:font-style="normal" officeooo:rsid="03bcd567" style:font-style-asian="normal" style:font-style-complex="normal"/>
    </style:style>
    <style:style style:name="T160" style:family="text">
      <style:text-properties style:text-position="super 58%" fo:font-style="normal" officeooo:rsid="03bf4f8b" style:font-style-asian="normal" style:font-style-complex="normal"/>
    </style:style>
    <style:style style:name="T161" style:family="text">
      <style:text-properties style:text-position="super 58%" fo:font-style="normal" officeooo:rsid="03c0074d" style:font-style-asian="normal" style:font-style-complex="normal"/>
    </style:style>
    <style:style style:name="T162" style:family="text">
      <style:text-properties style:text-position="super 58%" fo:font-style="normal" officeooo:rsid="03c2a0b7" style:font-style-asian="normal" style:font-style-complex="normal"/>
    </style:style>
    <style:style style:name="T163" style:family="text">
      <style:text-properties style:text-position="super 58%" fo:font-style="normal" officeooo:rsid="03c4e071" style:font-style-asian="normal" style:font-style-complex="normal"/>
    </style:style>
    <style:style style:name="T164" style:family="text">
      <style:text-properties style:text-position="super 58%" fo:font-style="normal" officeooo:rsid="03c67f50" style:font-style-asian="normal" style:font-style-complex="normal"/>
    </style:style>
    <style:style style:name="T165" style:family="text">
      <style:text-properties style:text-position="super 58%" fo:font-style="normal" officeooo:rsid="03c68dbf" style:font-style-asian="normal" style:font-style-complex="normal"/>
    </style:style>
    <style:style style:name="T166" style:family="text">
      <style:text-properties style:text-position="super 58%" fo:font-style="normal" officeooo:rsid="03c7c97b" style:font-style-asian="normal" style:font-style-complex="normal"/>
    </style:style>
    <style:style style:name="T167" style:family="text">
      <style:text-properties style:text-position="super 58%" fo:font-style="normal" officeooo:rsid="03c842d9" style:font-style-asian="normal" style:font-style-complex="normal"/>
    </style:style>
    <style:style style:name="T168" style:family="text">
      <style:text-properties style:text-position="super 58%" fo:font-style="normal" officeooo:rsid="03cd55f3" style:font-style-asian="normal" style:font-style-complex="normal"/>
    </style:style>
    <style:style style:name="T169" style:family="text">
      <style:text-properties style:text-position="super 58%" fo:font-style="normal" officeooo:rsid="03ceeb81" style:font-style-asian="normal" style:font-style-complex="normal"/>
    </style:style>
    <style:style style:name="T170" style:family="text">
      <style:text-properties style:text-position="super 58%" fo:font-style="normal" officeooo:rsid="03d27f70" style:font-style-asian="normal" style:font-style-complex="normal"/>
    </style:style>
    <style:style style:name="T171" style:family="text">
      <style:text-properties style:text-position="super 58%" fo:font-style="normal" officeooo:rsid="03d2ea12" style:font-style-asian="normal" style:font-style-complex="normal"/>
    </style:style>
    <style:style style:name="T172" style:family="text">
      <style:text-properties style:text-position="super 58%" fo:font-style="normal" officeooo:rsid="03d44ed3" style:font-style-asian="normal" style:font-style-complex="normal"/>
    </style:style>
    <style:style style:name="T173" style:family="text">
      <style:text-properties style:text-position="super 58%" fo:font-style="normal" officeooo:rsid="03d4cf46" style:font-style-asian="normal" style:font-style-complex="normal"/>
    </style:style>
    <style:style style:name="T174" style:family="text">
      <style:text-properties style:text-position="super 58%" fo:font-style="normal" officeooo:rsid="03d74ba2" style:font-style-asian="normal" style:font-style-complex="normal"/>
    </style:style>
    <style:style style:name="T175" style:family="text">
      <style:text-properties style:text-position="super 58%" fo:font-style="normal" officeooo:rsid="03d7c79b" style:font-style-asian="normal" style:font-style-complex="normal"/>
    </style:style>
    <style:style style:name="T176" style:family="text">
      <style:text-properties style:text-position="super 58%" fo:font-style="normal" officeooo:rsid="03db2b19" style:font-style-asian="normal" style:font-style-complex="normal"/>
    </style:style>
    <style:style style:name="T177" style:family="text">
      <style:text-properties style:text-position="super 58%" fo:font-style="normal" officeooo:rsid="03dc47ea" style:font-style-asian="normal" style:font-style-complex="normal"/>
    </style:style>
    <style:style style:name="T178" style:family="text">
      <style:text-properties style:text-position="0% 100%" style:text-underline-style="none"/>
    </style:style>
    <style:style style:name="T179" style:family="text">
      <style:text-properties style:text-position="0% 100%" officeooo:rsid="037961ff"/>
    </style:style>
    <style:style style:name="T180" style:family="text">
      <style:text-properties style:text-position="0% 100%" officeooo:rsid="03808574"/>
    </style:style>
    <style:style style:name="T181" style:family="text">
      <style:text-properties style:text-position="0% 100%" officeooo:rsid="038261f8"/>
    </style:style>
    <style:style style:name="T182" style:family="text">
      <style:text-properties style:text-position="0% 100%" officeooo:rsid="0383bf7b"/>
    </style:style>
    <style:style style:name="T183" style:family="text">
      <style:text-properties style:text-position="0% 100%" officeooo:rsid="0385d30f"/>
    </style:style>
    <style:style style:name="T184" style:family="text">
      <style:text-properties style:text-position="0% 100%" officeooo:rsid="0385f81c"/>
    </style:style>
    <style:style style:name="T185" style:family="text">
      <style:text-properties officeooo:rsid="0352612a"/>
    </style:style>
    <style:style style:name="T186" style:family="text">
      <style:text-properties officeooo:rsid="0352ef6a"/>
    </style:style>
    <style:style style:name="T187" style:family="text">
      <style:text-properties officeooo:rsid="035465f0"/>
    </style:style>
    <style:style style:name="T188" style:family="text">
      <style:text-properties officeooo:rsid="0356c528"/>
    </style:style>
    <style:style style:name="T189" style:family="text">
      <style:text-properties officeooo:rsid="0357d75b"/>
    </style:style>
    <style:style style:name="T190" style:family="text">
      <style:text-properties officeooo:rsid="035a7ace"/>
    </style:style>
    <style:style style:name="T191" style:family="text">
      <style:text-properties officeooo:rsid="035dd40d"/>
    </style:style>
    <style:style style:name="T192" style:family="text">
      <style:text-properties officeooo:rsid="036009f4"/>
    </style:style>
    <style:style style:name="T193" style:family="text">
      <style:text-properties officeooo:rsid="036328f5"/>
    </style:style>
    <style:style style:name="T194" style:family="text">
      <style:text-properties officeooo:rsid="0364c05e"/>
    </style:style>
    <style:style style:name="T195" style:family="text">
      <style:text-properties officeooo:rsid="03687d4c"/>
    </style:style>
    <style:style style:name="T196" style:family="text">
      <style:text-properties officeooo:rsid="0368ab92"/>
    </style:style>
    <style:style style:name="T197" style:family="text">
      <style:text-properties officeooo:rsid="036d1016"/>
    </style:style>
    <style:style style:name="T198" style:family="text">
      <style:text-properties officeooo:rsid="036f1120"/>
    </style:style>
    <style:style style:name="T199" style:family="text">
      <style:text-properties officeooo:rsid="036f1f6c"/>
    </style:style>
    <style:style style:name="T200" style:family="text">
      <style:text-properties officeooo:rsid="0370197a"/>
    </style:style>
    <style:style style:name="T201" style:family="text">
      <style:text-properties officeooo:rsid="0370699f"/>
    </style:style>
    <style:style style:name="T202" style:family="text">
      <style:text-properties officeooo:rsid="0370ecb4"/>
    </style:style>
    <style:style style:name="T203" style:family="text">
      <style:text-properties officeooo:rsid="0372e758"/>
    </style:style>
    <style:style style:name="T204" style:family="text">
      <style:text-properties officeooo:rsid="0373816d"/>
    </style:style>
    <style:style style:name="T205" style:family="text">
      <style:text-properties officeooo:rsid="0374b637"/>
    </style:style>
    <style:style style:name="T206" style:family="text">
      <style:text-properties officeooo:rsid="0375b407"/>
    </style:style>
    <style:style style:name="T207" style:family="text">
      <style:text-properties officeooo:rsid="037810de"/>
    </style:style>
    <style:style style:name="T208" style:family="text">
      <style:text-properties officeooo:rsid="037961ff"/>
    </style:style>
    <style:style style:name="T209" style:family="text">
      <style:text-properties officeooo:rsid="037a0fba"/>
    </style:style>
    <style:style style:name="T210" style:family="text">
      <style:text-properties officeooo:rsid="037b1208"/>
    </style:style>
    <style:style style:name="T211" style:family="text">
      <style:text-properties officeooo:rsid="037c7c8e"/>
    </style:style>
    <style:style style:name="T212" style:family="text">
      <style:text-properties officeooo:rsid="037e2347"/>
    </style:style>
    <style:style style:name="T213" style:family="text">
      <style:text-properties officeooo:rsid="03808574"/>
    </style:style>
    <style:style style:name="T214" style:family="text">
      <style:text-properties officeooo:rsid="038261f8"/>
    </style:style>
    <style:style style:name="T215" style:family="text">
      <style:text-properties officeooo:rsid="0388294c"/>
    </style:style>
    <style:style style:name="T216" style:family="text">
      <style:text-properties officeooo:rsid="0389d64a"/>
    </style:style>
    <style:style style:name="T217" style:family="text">
      <style:text-properties officeooo:rsid="038b2170"/>
    </style:style>
    <style:style style:name="T218" style:family="text">
      <style:text-properties officeooo:rsid="038b4809"/>
    </style:style>
    <style:style style:name="T219" style:family="text">
      <style:text-properties officeooo:rsid="038cece4"/>
    </style:style>
    <style:style style:name="T220" style:family="text">
      <style:text-properties officeooo:rsid="038e1929"/>
    </style:style>
    <style:style style:name="T221" style:family="text">
      <style:text-properties officeooo:rsid="038fccea"/>
    </style:style>
    <style:style style:name="T222" style:family="text">
      <style:text-properties officeooo:rsid="0390aa28"/>
    </style:style>
    <style:style style:name="T223" style:family="text">
      <style:text-properties officeooo:rsid="0391c35d"/>
    </style:style>
    <style:style style:name="T224" style:family="text">
      <style:text-properties officeooo:rsid="039304e7"/>
    </style:style>
    <style:style style:name="T225" style:family="text">
      <style:text-properties officeooo:rsid="0395599d"/>
    </style:style>
    <style:style style:name="T226" style:family="text">
      <style:text-properties officeooo:rsid="0396faa4"/>
    </style:style>
    <style:style style:name="T227" style:family="text">
      <style:text-properties officeooo:rsid="0397f7ad"/>
    </style:style>
    <style:style style:name="T228" style:family="text">
      <style:text-properties officeooo:rsid="039893aa"/>
    </style:style>
    <style:style style:name="T229" style:family="text">
      <style:text-properties officeooo:rsid="0398ee19"/>
    </style:style>
    <style:style style:name="T230" style:family="text">
      <style:text-properties officeooo:rsid="039ae659"/>
    </style:style>
    <style:style style:name="T231" style:family="text">
      <style:text-properties officeooo:rsid="039c9f5f"/>
    </style:style>
    <style:style style:name="T232" style:family="text">
      <style:text-properties officeooo:rsid="039fefd0"/>
    </style:style>
    <style:style style:name="T233" style:family="text">
      <style:text-properties officeooo:rsid="03a05742"/>
    </style:style>
    <style:style style:name="T234" style:family="text">
      <style:text-properties officeooo:rsid="03a29263"/>
    </style:style>
    <style:style style:name="T235" style:family="text">
      <style:text-properties officeooo:rsid="03a490c5"/>
    </style:style>
    <style:style style:name="T236" style:family="text">
      <style:text-properties officeooo:rsid="03a6858c"/>
    </style:style>
    <style:style style:name="T237" style:family="text">
      <style:text-properties officeooo:rsid="03a874ef"/>
    </style:style>
    <style:style style:name="T238" style:family="text">
      <style:text-properties officeooo:rsid="03d4cf4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9">X.I</text:span>.XXIV</text:p>
      <text:p text:style-name="P3"/>
      <text:p text:style-name="P83"><text:span text:style-name="T1">I woke </text:span><text:span text:style-name="T2">in a pitch-black room after many vivid dreams like going to Kevin’s parents’ house with who I thought was Hannah but turned out to be Rebekah and showing no respect, gathering at a strange sports event, playing around a golf course, hanging in a circle with Scranton people &amp; Dulci, catching falling BBs &amp; fireflies, riding on a platform outside of the LaZoom bus.</text:span></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4">X.XVII</text:p>
      <text:p text:style-name="P82"><text:span text:style-name="T3"/></text:p>
      <text:p text:style-name="P4">I woke, drove Ryan's car w/ my blankets to Meyers Ave, back to Middlemont, let out June, walked up to Meyers. Hannah picked me up and we rode down the mountain, stopping at a Starbucks in South Carolina where we met a cat living in the bushes. We drove to Julia's house, fed Lilly, took her on a walk then walked to John &amp; Rachel's, where John had made a Thai stew with a Southern twist.</text:p>
      <text:p text:style-name="P4"><text:s text:c="3"/>We ate dinner, then tea/ice cream, walked back to Joshua St., where I took a bath, made love, slept.</text:p>
      <text:p text:style-name="P82"><text:span text:style-name="T3"/></text:p>
      <text:p text:style-name="P4">X.XVIII</text:p>
      <text:p text:style-name="P82"><text:span text:style-name="T3"/></text:p>
      <text:p text:style-name="P4">We woke, let Lilly into the backyard, drank coffee, fed Lilly, took her for a walk, then went and got a humongous lunch at the Rosewood Market. I got a quad latte from the Starbucks next door, then we went home and napped. We eventually woke, walked Lilly, ate leftovers, went to Publix for Topo Chico, NA Guinness, green/red grapes, watched two episodes of Bakeoff, made love and went to bed.</text:p>
      <text:p text:style-name="P82"><text:span text:style-name="T3"/></text:p>
      <text:p text:style-name="P4">X.XIX</text:p>
      <text:p text:style-name="P82"><text:span text:style-name="T3"/></text:p>
      <text:p text:style-name="P4">Woke, drank coffee, fed and walked Lilly, made love. I took a quick nap, then drove to Brevard, ate a burger, played Oskar Blues with Fwuit, drove back down the mountain, ate two pretzel dogs, drank an NA Guinness and watched three or four episodes of Nobody Wants This. We made love and went to bed.</text:p>
      <text:p text:style-name="P82"><text:span text:style-name="T3"/></text:p>
      <text:p text:style-name="P4">X.XX</text:p>
      <text:p text:style-name="P82"><text:span text:style-name="T3"/></text:p>
      <text:p text:style-name="P82"><text:span text:style-name="T3">Woke, drank coffee and hung with Lilly while Hannah slept in. She got up and we got a visit from Rachel, then Walked Lilly, packed up. Hannah wanted some alone time so I went to Drip for a Dark Horse pourover. I came back and we made love, then drove to Whole Foods and up the mountain, stopping twice. </text:span><text:soft-page-break/><text:span text:style-name="T3">We cuddled on Hannah's guest bed and then slept hard.</text:span></text:p>
      <text:p text:style-name="P82"><text:span text:style-name="T3"/></text:p>
      <text:p text:style-name="P4">X.XXI</text:p>
      <text:p text:style-name="P82"><text:span text:style-name="T3"/></text:p>
      <text:p text:style-name="P4">Woke, got a call from Bimmer Logic, urging me to bring the car in. We drank coffee, went to my house, shuffled the truck around, drove slowly through downtown/Biltmore Village/Hendersonville Rd., dropped off the car. We tried to get on 26 but the traffic was not moving and Hannah was grumpy. We turned around and, while we were driving up Hendersonville Road she said she might need some Biscuit Head. I said, "I would sit with a biscuit for you," and she got so annoyed. "What does that MEAN??"</text:p>
      <text:p text:style-name="P4"><text:s text:c="3"/>I bought brunch, drove us up Hendo Rd., across 40, dropped myself off at my house, unloaded drums n' bags, laid in bed, almost fell asleep, eventually got up, started tidying, even sweeping, then packed old journal, new journal, Chromebook in my bag and left the house. World Central Kitchen was stationed at the abandoned bank, offered me some chicken stir fry. I ate it in front of the abandoned church, walked down to Haywood Famous, ordered a cafe con leche, pasted the last few pages into my old journal and then typed on my laptop until 4:58.</text:p>
      <text:p text:style-name="P82"><text:span text:style-name="T3"/></text:p>
      <text:p text:style-name="P5">. . .</text:p>
      <text:p text:style-name="P82"><text:span text:style-name="T3"/></text:p>
      <text:p text:style-name="P4">I walked to Country Club, said hello to Jackie, finished my coffee in the sun while not wanting to talk to anybody. I walked home, finished a box of CheezIts and scrolled on my phone for hours. I talked to Hannah briefly when she got off work; she was hungry, tired and rushing to the Spingles. We talked on the phone after that and, when she apologized for being grumpy, we both got a little teary. We said I love you and goodnight.</text:p>
      <text:p text:style-name="P82"><text:span text:style-name="T3"/></text:p>
      <text:p text:style-name="P82"><text:span text:style-name="T3"/></text:p>
      <text:p text:style-name="P82"><text:span text:style-name="T3"/></text:p>
      <text:p text:style-name="P82"><text:span text:style-name="T3"/></text:p>
      <text:p text:style-name="P82"><text:soft-page-break/><text:span text:style-name="T3">X.XXII</text:span></text:p>
      <text:p text:style-name="P82"><text:span text:style-name="T3"/></text:p>
      <text:p text:style-name="P4">I woke at 10 to an immediate text from Hannah, who was awake as well. I played Wordle (SHOUT in two,) made a coffee, drank it, walked towards Hannah's, noticed Bad Manners was open, ordered a latte for myself and an oat milk latte for her with a smidge of vanilla. I walked to her house, helped her put dishes in the drying area, ate grapes on the stoop, laid on the couch, deleted old emails, caught a ride up to Haywood.</text:p>
      <text:p text:style-name="P4"><text:s text:c="3"/>I got a coffee from the tent in front of the Family Dollar, walked to Orbit, bought Liar Liar, Outbreak, The Station Agent and Uncle Buck, walked to the World Central Kitchen at the abandoned bank, picked up a box of chicken + mac &amp; cheese, walked home, pooped, sat at my laptop and wrote until 2:34.</text:p>
      <text:p text:style-name="P82"><text:span text:style-name="T3"/></text:p>
      <text:p text:style-name="P5">. . .</text:p>
      <text:p text:style-name="P82"><text:span text:style-name="T3"/></text:p>
      <text:p text:style-name="P4">I laid in bed and scrolled while Tony cooked and made a new friend giggle. I couldn't find the motivation to walk to Aldi, so I eventually decided to start with Haywood Famous, but the Tailgate Market was in full swing, so I got a latte from a yellow truck, standing behind Megan of Megan and Miguel. I turned to have a look at some of the tents I had left to peruse but locked eyes with Bri Rivera, did an about face, walked to Ingles, bought grapes, CheezIts, Hop Smash, walked back through the market, went home, put away my groceries, started Outbreak and wrote, 6:02.</text:p>
      <text:p text:style-name="P82"><text:span text:style-name="T3">. . .</text:span><text:span text:style-name="T4">I finished Outbreak, started a Libre Office file for this journal, pasted my recent entries from Google Keep, 7:52.</text:span></text:p>
      <text:p text:style-name="P82"><text:span text:style-name="T4"/></text:p>
      <text:p text:style-name="P6">X.XXIII</text:p>
      <text:p text:style-name="P82"><text:span text:style-name="T4"/></text:p>
      <text:p text:style-name="P82"><text:span text:style-name="T4">I woke at 9:30 and played Wordle (GOOFY in four,) went downstairs, made a cup of coffee, drank it in bed, put three empty water boxes in my bag and left the house. I walked to Bad Manners, ordered an Americano, sat down to drink it and heard from </text:span><text:soft-page-break/><text:span text:style-name="T4">Hannah that she wanted a hot oat milk latte with a smidge of vanilla. I ordered that, walked down to her house, hugged and kissed her hello.</text:span></text:p>
      <text:p text:style-name="P6"><text:s text:c="3"/>We sat on the stoop with Kathryn, made a plan to go downtown to finish applying for D-SNAP, got in the car. I drove us to the health department, but the line was crazy long, so I turned right onto Hilliard and took us to New Belgium instead, where they had a highly filtered water dispenser. We filled our containers, chatted with Zaq, drove to Taco Billy, ate lunch, went back to Hannah's.</text:p>
      <text:p text:style-name="P6"><text:s text:c="3"/>I gave her her traffic report and she gave me a ride up the hill. I got a coffee from D-Time, walked home, put my waters downstairs, set my laptop on the bed next to me, scrolled on my phone and then wrote in Keep until 2:00. . .I laid in bed for a while, brushed my teeth, put on shoes, grabbed the truck keys, drove to Vermont Ave., parked, walked to Diatribe, ordered an Athletic, sat outside and wrote on my phone, 4:01.</text:p>
      <text:p text:style-name="P82"><text:span text:style-name="T4"/></text:p>
      <text:p text:style-name="P7">. . .</text:p>
      <text:p text:style-name="P82"><text:span text:style-name="T4"/></text:p>
      <text:p text:style-name="P82"><text:span text:style-name="T4">I had two beers and caught up with Charlie, walked back to Vermont, turned the truck around, drove to Wyndham's apartment, picked him up, turned around and drove in traffic to </text:span><text:span text:style-name="T5">the shed</text:span><text:span text:style-name="T4">. We were right on time but the first ones there, so Wyndham shot tiny basketball while I sat quietly by the fire pit. Scott and Kevin soon arrived, then Steve. Matt was a few minutes later.</text:span></text:p>
      <text:p text:style-name="P8"><text:s text:c="3"/>We played through lots of familiar tunes and stood outside listening to everything until about 10:30. Hannah invited me over, so I drove Wyndham frantically home, parked outside of Hannah's house, went in, got undressed, laid in bed. She asked if I was in love and I said I was. She said she was too, but without the panic she was used to from previous relationships, which I related to strongly.</text:p>
      <text:p text:style-name="P8"><text:s text:c="3"/>She eventually moved to the guest room.</text:p>
      <text:p text:style-name="P82"><text:span text:style-name="T4"/></text:p>
      <text:p text:style-name="P82"><text:span text:style-name="T4"/></text:p>
      <text:p text:style-name="P82"><text:span text:style-name="T4"/></text:p>
      <text:p text:style-name="P82"><text:soft-page-break/><text:span text:style-name="T4">X.XXIV</text:span></text:p>
      <text:p text:style-name="P82"><text:span text:style-name="T4"/></text:p>
      <text:p text:style-name="P82"><text:span text:style-name="T4">Neither of us slept very well, but we had a nice morning </text:span><text:span text:style-name="T5">with</text:span><text:span text:style-name="T4"> coffee, </text:span><text:span text:style-name="T5">vitamins,</text:span><text:span text:style-name="T4"> toast. When Kathryn came back from voting/eating at Taco Billy, we got in the car and rode downtown. We first </text:span><text:span text:style-name="T5">joined</text:span><text:span text:style-name="T4"> the Spanish-speaking line that surrounded the Health Department and then got directed to the opposite side of the building. We stood out there for about an hour while Hannah warmed my hands.</text:span></text:p>
      <text:p text:style-name="P82"><text:span text:style-name="T4"><text:s text:c="3"/>We made it inside, </text:span><text:span text:style-name="T5">sat through</text:span><text:span text:style-name="T4"> a couple group briefings, were given individual numbers, went through individual interviews and then separate formal approvals. We started walking toward World Central Kitchen and it became apparent I should go get the car, which I did. We drove to Hannah's house, where I ate pulled pork, collards, rolls on the porch with a Trail Pass and some Poppy popcorn.</text:span></text:p>
      <text:p text:style-name="P82"><text:span text:style-name="T4"><text:s text:c="3"/>I snuggled with Hannah for 40 minutes, packed up my things, cleaned up Erica's truck that had been rifled through, drove home, waved to shirtless Tony, took off my shoes, got in bed and typed on my laptop until 1:43. . .</text:span><text:span text:style-name="T6">I laid in bed for a bit, went downstairs, made a coffee, laid in the hammock, came back upstairs and started listening to the Ever-Expanding rehearsal, 4:17. . .</text:span><text:span text:style-name="T7">I did that while scrolling on Facebook until 5:06.</text:span></text:p>
      <text:p text:style-name="P82"><text:span text:style-name="T7">. . .</text:span><text:span text:style-name="T8">I went to the fridge, ate a couple grapes, remembered I had left my Trail Pass on the bench downstairs. I went down, opened the door, took a swig and felt like there was a piece of food in there, but couldn’t remember having eaten anything. I pulled it out of my mouth, felt a pain, threw the item on the ground, realized it was a bee that had either bit or stung me inside my mouth.</text:span></text:p>
      <text:p text:style-name="P9"><text:s text:c="3"/>I went to Orbit, bought Mean Girls, walked East, got some free food from the church with all the grass (sausage, chicken, noodles, yellow squash, onions, bread and some sort of desert.) I got a latte without sugar from Haywood Famous, walked home, took off my shoes, wrote, 6:22.</text:p>
      <text:p text:style-name="P9"/>
      <text:p text:style-name="P10">. . .</text:p>
      <text:p text:style-name="P11"><text:soft-page-break/></text:p>
      <text:p text:style-name="P12">I laid in bed and nearly felt bored until about 8:15 when I renewed WoW, logged on, ran <text:span text:style-name="T10">ZG</text:span>, finally winning Jindo’s Hexxer, <text:span text:style-name="T10">got in bed</text:span>, talked to Hannah on the phone, logged back on, ran LBRS with some lowbies until 1:40.</text:p>
      <text:p text:style-name="P12"/>
      <text:p text:style-name="P13">X.XXV</text:p>
      <text:p text:style-name="P13"/>
      <text:p text:style-name="P13">I woke at 7ish, played Wordle (FROWN in six,) fell back asleep until Hannah texted me at 9:45 saying she was off to her massage. Tony was putting bags of laundry out on the swing. I went to the kitchen, ate some grapes, heard how he had spent an hour catching up with Erica, went downstairs, made a coffee, drank it in bed and started to feel a little sorry for myself. I got up and wrote at 11:16.</text:p>
      <text:p text:style-name="P13"/>
      <text:p text:style-name="P14">Things about which I have shame: playing WoW last night, not taking the hint that I could make Hannah spaghetti for lunch, not having a monetarily secure future.</text:p>
      <text:p text:style-name="P14"/>
      <text:p text:style-name="P15">. . .</text:p>
      <text:p text:style-name="P14"/>
      <text:p text:style-name="P16">I shaved, brushed, got dressed, walked up to Odd’s, ordered a triple Americano, sat in the sun on the deck. I moved to a shadier table when Hannah arrived and we talked about her massage, running into sad Melissa, my morning brush with self-pity, shared a pumpkin/chocolate chip muffin. She asked if I wanted to walk her to her car and I said of course. We went down Haywood Road and waited for the light to change in front of the Pub.</text:p>
      <text:p text:style-name="P16"><text:s text:c="3"/>“This could take a while,” I observed.</text:p>
      <text:p text:style-name="P16"><text:s text:c="3"/>She said, “I guess we’ll have to do some activities,” and then kissed me. We walked to her car and I put my green hoodie in the passenger seat, said goodbye, walked to Botiwalla, ordered some lamburgers/Coke. I had my eye on the WCK tent, but it didn’t seem like they had any food available. I walked home, ate at the kitchen table, said hello to Tony, took off my shoes and wrote, 1:55.</text:p>
      <text:p text:style-name="P16"><text:soft-page-break/>. . .<text:span text:style-name="T11">I started to write my hurricane blurb for Summer, until Tony had me on the phone with FEMA. I filled out an application and then joined a group for a DM East key run, 3:10.</text:span></text:p>
      <text:p text:style-name="P16">. . .<text:span text:style-name="T12">The run was succesful and I got the Crescent Key. I finished my Helene blurb, walked up Haywood, stopping at WCK for beef tips &amp; beans, ate at Country Club, talked to Tawney, went to Haywood Famous, back to Country Club, talked to Adam and FBO Emily, walked home, did two revisions of Helene and wrote in my journal, 6:48.</text:span></text:p>
      <text:p text:style-name="P16">. . .<text:span text:style-name="T13">I ran BWL with Temple, winning Stormrage belt and a sack of gems. Eurymedon called me Kamala until the very end. I did Org banking until 10:36.</text:span></text:p>
      <text:p text:style-name="P16"/>
      <text:p text:style-name="P17">. . .</text:p>
      <text:p text:style-name="P16"/>
      <text:p text:style-name="P16">Hannah called and said the headlights on the Space Bug had stopped working, so I drove to the Whole Foods on Hendersonville Road to pick her up. We went back to her house, cuddled in the guest room and went to sleep.</text:p>
      <text:p text:style-name="P16"/>
      <text:p text:style-name="P16">X.XXVI</text:p>
      <text:p text:style-name="P16"/>
      <text:p text:style-name="P16">Woke, ate vitamins, drank coffee. Julia was in town, came over to go for a walk with Hannah. I got dressed, drove to Vermont Ave., walked to Odd's, ordered a triple Americano in a 12-ounce cup, drank it in the sun. Wyndham said he was at Middlemont, so I walked back to the truck, picked him up, drove to West Village Market. He bought me a burrito and I said what'sup to Grant while he waited for an Uber.</text:p>
      <text:p text:style-name="P16"><text:s text:c="3"/>Wyndham and I drove to Highland, said hello to some goats, then Steve &amp; Marissa. Scott arrived shortly after. We set up the stage, started sound checking, got caught in a torrential wind/downpour. Soundman Steve said we could start early in case it rained again, so we launched into a 15-minute version of Humble Passenger. All sorts of friends started showing up and we played a very fun set, did not want to stop.</text:p>
      <text:p text:style-name="P16"><text:soft-page-break/><text:s text:c="3"/>Alas, Wyndham had to work at six, so, after saying hello to River Whyless, Zaq, Luke, Laramie, Leann, I drove him to Guitar Center, bought Kevin a One Spot, rushed frantically to Devin's house, waited for Kevin, then waited for Dulci, who had his bass amp. We played a very different but also fun, short set, packed up, went to Waffle House, then Hannah House. We cuddled for a while, and, as she was getting ready for bed, made love. I don't think either of us slept very well.</text:p>
      <text:p text:style-name="P16"/>
      <text:p text:style-name="P16">X.XXVII</text:p>
      <text:p text:style-name="P16"/>
      <text:p text:style-name="P16">Woke at 9:45, drove the truck to Meyers, packed my phone charger, walked to Odd's, ordered a quad Americano in a 12-ounce cup, walked to Carrier Street, grabbed Hannah's car, drove it to her house, cleaned it out, started installing her new headlights. We slowly packed up her car, left town, drove to Ruffton, said hi at the coffee shop, walked to Maple's on Main, ordered from their ravaged menu.</text:p>
      <text:p text:style-name="P16"><text:s text:c="3"/>She walked back to the coffee shop and I waited for the food, walked back. I helped her dial sounds while she played a glowing first set. I then loaded in my floor tom, played along for her second set. I drove very tiredly up the mountain, dropped myself off at my house, made my bed from the falling clementine box disaster, wrote in bed on my laptop until 6:14.</text:p>
      <text:p text:style-name="P16"/>
      <text:p text:style-name="P17">. . .</text:p>
      <text:p text:style-name="P16"/>
      <text:p text:style-name="P18">I laid in bed, eventually ordered Dominos, but they called and said they had no delivery drivers. When they asked if I would like to switch to pickup, I said, “Uh, no?” so they canceled the order. I laid in bed some more, talking briefly to Hannah, and fell asleep around 10:30.</text:p>
      <text:p text:style-name="P18"/>
      <text:p text:style-name="P18"/>
      <text:p text:style-name="P18"/>
      <text:p text:style-name="P18"/>
      <text:p text:style-name="P18"/>
      <text:p text:style-name="P18"><text:soft-page-break/>X.XXVIII</text:p>
      <text:p text:style-name="P18"/>
      <text:p text:style-name="P18">I woke after many crazy dreams, played Wordle, brushed my teeth, made coffee, talked to Hannah, checked the balance and changed the PIN on my EBT card, wrote at the Hog, 11:11. . .<text:span text:style-name="T14">Hannah picked me up around noon, said the westside WCK was closed, so we went toward Muñoz, but decided we wanted Taco Billy.</text:span></text:p>
      <text:p text:style-name="P18"><text:s text:c="3"/><text:span text:style-name="T14">They were closed due to it being Monday, so I said, “Just keep going down the hill.” We went to the Greagle, saw Evan and Jacob playing jazz in the Brian Felix organ quartet. We ordered burgers and she went into work. I listened to the music until 2:00, walked down to Ultra, ordered a too-weak latte, walked up the hill, went to the Whale, sat next to Ross while trying to buy an NA Guinness.</text:span></text:p>
      <text:p text:style-name="P18"><text:s text:c="3"/><text:span text:style-name="T14">I swung by WCK on the way home, took off my coat and shoes, sat at the Hog and wrote, 3:12</text:span>. . .I looked around for things to do on WoW, respecced to <text:span text:style-name="T15">deep, deep</text:span> resto, laid in bed a bunch, ate my dinner, got back on WoW and ran BRD. I did some Org banking, got back in bed and wrote on my laptop, 9:30.</text:p>
      <text:p text:style-name="P18"/>
      <text:p text:style-name="P19">. . .</text:p>
      <text:p text:style-name="P18"/>
      <text:p text:style-name="P18">I stayed in bed for a while, and, at 10, realized I should get in position for <text:span text:style-name="T15">pug </text:span>MC in case I wanted to run it. I logged in, hearthed to Kargath, ran to Black Rock Mountain, stood by the entrance, eventually signed up, soft-reserved Stormrage kilt, got invited, zoned in, talked to Lucrella and then heard from Hannah. She said she would like to see me if I wanted to come over, which felt like a giddy no-brainer.</text:p>
      <text:p text:style-name="P18"><text:s text:c="3"/>I ported to Moonglade, logged off, put on my shoes and coat, took two Hop Splashes down to her house. Her back was in great pain. We laid in bed, cuddled, slept. I dreamt of being on a big bus where the driver <text:span text:style-name="T15">insisted on letting</text:span> it coast and also trying to pack up Melissa's Element while it swung around on a rope.</text:p>
      <text:p text:style-name="P18"><text:soft-page-break/></text:p>
      <text:p text:style-name="P18">X.XXIX</text:p>
      <text:p text:style-name="P18"/>
      <text:p text:style-name="P18">I could tell it was going to be difficult to wake up, but it was 10AM and I really wanted to. I got out of bed, flipped on the kettle, went back and snuggled Hannah good-morning. I made her coffee, distributed vitamins, laid in bed and looked at cute things on her phone. At 10:54, she remembered she had an 11:00 therapy appointment and said I had to skedaddle, so I got dressed, walked to Ingles, saw Tony, told him a little about my life, bought grapes, CheezIts and bananas on EBT, walked home, put things away, sat at the Hog and wrote, 11:42.</text:p>
      <text:p text:style-name="P18"/>
      <text:p text:style-name="P19">. . .</text:p>
      <text:p text:style-name="P18"/>
      <text:p text:style-name="P20">I walked up to Odd’s, ordered a triple Americano in a 12-ounce cup. Hannah texted at 12:20 saying she was still going over her ballot. At 12:40, she said she was nearly ready and suggested we meet at the library, so I walked up there, talked to Ben and Eliza, got a text from Scott saying Hypos tour was cancelled due to Evan being busy and asking about doing an Ever-Expanding session instead, which I agreed to.</text:p>
      <text:p text:style-name="P20"><text:s text:c="3"/>Hannah called saying she was next to the library and realizing she didn’t have time to vote and eat, so I got in her car and we went to the Greagle, where East Coast Dirt was playing and Big Blue was on deck. We ordered burgers, mine w/ a Coke and hers a Fruit Smash. She had to skedaddle as soon as our order came up. I ate, talked to Kevin, and, when the band finished, walked to Ultra.</text:p>
      <text:p text:style-name="P20"><text:s text:c="3"/>I thought using three shots would improve the latte, but it did not, which hints at their problem being technique-based. I walked past the Wedge, saying hello to Walker, up to Haywood, saw Ether Scott by the Family Dollar. He was heading to Morgan’s Comics with a bunch of kids. I walked to the Country Club, sat there for a few minutes noticing how sad it was, swung by WCK, walked home, said wazza to Tony, went inside, 3:30.</text:p>
      <text:p text:style-name="P21"><text:soft-page-break/>. . .</text:p>
      <text:p text:style-name="P20"/>
      <text:p text:style-name="P22">I stood around Org for four hours, did a Strat Live run, made mooncloth, talked to Hannah on the phone, ran UBRS, went to bed.</text:p>
      <text:p text:style-name="P22"/>
      <text:p text:style-name="P22">X.XXX</text:p>
      <text:p text:style-name="P22"/>
      <text:p text:style-name="P22">My alarm went off at 8:15. I started Wordle, brushed my teeth, got dressed, walked to the library, met Hannah, voted for Cornell West, went to Odd’s, hopped in Hannah’s car, got a ride to the top of Brevard Road, stared at Wordle some more while I walked home, sat at the computer and wrote, 10:18.</text:p>
      <text:p text:style-name="P22">. . .<text:span text:style-name="T16">I laid in bed until Hannah texted saying she was very glad she went to yoga and that she was eating at Sunny Point. I jogged up there, ate a breakfast sammy w/ fwuit, </text:span><text:span text:style-name="T17">left, </text:span><text:span text:style-name="T16">sampled the Deep Time medium roast, went to her house for a few minutes, drove to Bimmer Logic, kissed her off to work, drove the Countryman home, wrote 2:06.</text:span></text:p>
      <text:p text:style-name="P22"/>
      <text:p text:style-name="P24">. . .</text:p>
      <text:p text:style-name="P22"/>
      <text:p text:style-name="P22">I shaved, brushed, laid in bed until precisely the right time, 4:20, walked to WCK, then the Brew Pump, ate some chilli/cornbread next to Bear, chatted with Maria/Michel, walked down to Hendrix. Charlie, Kevin, Dulci and I ran through Colorful Christmas and reworked Bonnie Lou to b<text:span text:style-name="T17">e</text:span> more synthy.</text:p>
      <text:p text:style-name="P22"><text:s text:c="3"/>I chatted with Kev for a <text:span text:style-name="T17">while</text:span>, walked back to the Pump, chatted with Drunk Michel/Cam, went to Ingles, got grapes and saw a guy I <text:span text:style-name="T17">swear</text:span> I know from TV or something. I walked home thinking about where, laid in bed, heard from Hannah, went to her house, had a tummy ache, slept.</text:p>
      <text:p text:style-name="P22"/>
      <text:p text:style-name="P22">X.XXXI</text:p>
      <text:p text:style-name="P22"/>
      <text:p text:style-name="P22">Woke to 9:15 alarm, played Wordle (WEIRD in three,) made coffee for Hannah, got cuddled until 10, got dressed, walked to Odd's, ordered an Americano, continued walking towards Kev’<text:span text:style-name="T17">s</text:span>, got picked up at <text:soft-page-break/>the top of Sulfur Springs, rode down to Hendrix, sat on the porch, unlidded my coffee, wrote on my phone, 10:54.</text:p>
      <text:p text:style-name="P23">. . .I helped Hannah load in her things and, when Grimm arrived, ran through a bunch of tunes sounding extra groovy. I kissed Hannah goodbye in the street, walked to Aldi, making a cat friend and hearing some old time music along the way. I <text:span text:style-name="T25">bought grapes, walked to Odd’s,</text:span> ordered an Americano, sat on the back deck. It was too loud/crowded, so I walked over to the Brew Pump, sat on the bench with Miles, talked about pianos, drank my coffee and wrote on my phone, 3:08. . .<text:span text:style-name="T17">I walked to WCK, got some food, continued home, took of my shoes and socks, ate and wrote, 3:29.</text:span></text:p>
      <text:p text:style-name="P22">. . .<text:span text:style-name="T18">I lounged around a bit, listened to some Buck Owens, walked to Odd’s, got a latte, went to the Brew Pump, bought a sixer of Trail Pass, walked home, listened to a Hannah song and wrote, 6:37.</text:span></text:p>
      <text:p text:style-name="P22"/>
      <text:p text:style-name="P24">. . .</text:p>
      <text:p text:style-name="P22"/>
      <text:p text:style-name="P25">I drove through Halloween madness across Vermont, picked up Kev &amp; Charlie the Dog. Kev wanted to go to the Ingles on Haywood Rd., which I knew would be a bad idea, but I started to head there anyway, eventually turning around and going to the one on Patton instead. We got two cases of La Croix, two huge bags of candy, corn chips, salsa, drove up 26.</text:p>
      <text:p text:style-name="P25"><text:s text:c="3"/>We hung outside the shed, ate burgers and dogs, moved to the fire, listened to organ music and just talked about life/music til around midnight. I drove Kev home, called Hannah, who was waxing her eyebrows. She said she had my phone charger. I said I didn’t necessarily need it, but I would come give her a kiss. I ended up sleeping in her bed, dreaming about an HGTR interview in an Arbnb w/ Eden and discovering a secret third story.</text:p>
      <text:p text:style-name="P25"/>
      <text:p text:style-name="P25"/>
      <text:p text:style-name="P25"/>
      <text:p text:style-name="P25"/>
      <text:p text:style-name="P25"/>
      <text:p text:style-name="P25"><text:soft-page-break/></text:p>
      <text:p text:style-name="P25">XI.I</text:p>
      <text:p text:style-name="P25"/>
      <text:p text:style-name="P25">Woke to a rainy day, laid in bed til <text:span text:style-name="T29">ten</text:span>, ate vitamins, and, as Hannah formulated plans to work on her laptop/drink coffee, I decided I would drive home to get out of her way. We kissed passionately <text:span text:style-name="T29">as</text:span> she pushed me out the door. Kathryn hollered “Intruder!” at me and I corrected her, telling her I was an <text:span text:style-name="T19">ex</text:span>truder. I got in the car, drove home, took off my shoes and wrote at the Hog, 10:20.</text:p>
      <text:p text:style-name="P25">. . .<text:span text:style-name="T26">I made two coffees, got picked up by Hannah, rode to the Asheville Sports Complex, took a shower, washed my hair, rode home, let Hannah change in my bedroom, pinned her to the bed, kissed her goodbye, watched her drive away from the porch. I laid around for a bit, walked to Odd’s, got a latte, drank it in front of the Brew Pump, walked to WCK.</text:span></text:p>
      <text:p text:style-name="P25"><text:s text:c="3"/><text:span text:style-name="T26">Leo rode up on his bike, and I wasn’t nearly as excited to see him as he was me, but then I remembered he had attempted to move to Louisville with Sunny &amp; Will, so I knew what was coming when he said he had a story for me. I got some food, walked home, ate, scrolled on my phone in bed, remembered to set aside a VCR for Scott, sat at the Hog, 4:38.</text:span></text:p>
      <text:p text:style-name="P25"/>
      <text:p text:style-name="P26">. . .</text:p>
      <text:p text:style-name="P25"/>
      <text:p text:style-name="P27">I rested until 6:40, when I drove down to Kev’s, picked him, up, swung by the Brew Pump, said hey to Holly, drove to the shed. We worked on five tunes<text:note text:id="ftn1" text:note-class="footnote"><text:note-citation>1</text:note-citation><text:note-body><text:p text:style-name="P85"><text:span text:style-name="T28">The trio plays through </text:span>Sofia, Odetta, <text:span text:style-name="T27">Back to the Sun, Wolf House </text:span><text:span text:style-name="T28">and</text:span><text:span text:style-name="T27"> </text:span><text:span text:style-name="T28">Light My Fire.</text:span></text:p></text:note-body></text:note> until midnight. I drove Kev home, called Hannah, drove to my house, got undressed, said goodnight and fell asleep.</text:p>
      <text:p text:style-name="P27"/>
      <text:p text:style-name="P27"/>
      <text:p text:style-name="P27"/>
      <text:p text:style-name="P27"/>
      <text:p text:style-name="P27"/>
      <text:p text:style-name="P27"/>
      <text:p text:style-name="P27"><text:soft-page-break/>XI.II</text:p>
      <text:p text:style-name="P27"/>
      <text:p text:style-name="P27">I started to wake up around 10:30 when a FEMA agent called me asking about a home inspection, which I cancelled. Hannah texted me about a half-hour later saying she was going to Taco Billy, ordering food and picking me up. I made coffee, gathered dirty laundry and finished my grapes.</text:p>
      <text:p text:style-name="P27"><text:s text:c="3"/>I got in her car and we drove to the Papas &amp; Beer parking lot, started loads of laundry, got offered lunch by the Red Cross, ate it on the sidewalk in front of the nail salon, receiving judgement from passersby. We checked out the hospitality tent, <text:span text:style-name="T31">found</text:span> Telestrations. After Hannah carefully read the rules, we played three very fun rounds.</text:p>
      <text:p text:style-name="P27"><text:s text:c="3"/>We took a lap around the AtHome building, looking for potable water, ended up practically where we <text:span text:style-name="T31">had</text:span> started, grabbed a couple cases of Sofia, put them in the car, unloaded our wet laundry, drove to my house. Hannah used the restroom while I gathered my things. I started <text:span text:style-name="T31">drying my</text:span> laundry, chatted with Tony &amp; Maria about being quiet, Linux, art, processes, <text:span text:style-name="T31">walking, </text:span>weak bonds.</text:p>
      <text:p text:style-name="P27"><text:s text:c="3"/>I walked to Odd’s, ordered a latte, sat in the shade on the back deck, walked home, put on the latest batch of Ever-Expanding trio jams, wrote until 2:23. . .<text:span text:style-name="T30">I </text:span><text:span text:style-name="T31">listened</text:span><text:span text:style-name="T30"> again, folded and put away my laundry, took my drums to the car, ate my tacos and wrote, 3:27.</text:span></text:p>
      <text:p text:style-name="P27"/>
      <text:p text:style-name="P28">. . .</text:p>
      <text:p text:style-name="P28"/>
      <text:p text:style-name="P29">I packed my bag with boots, <text:span text:style-name="T31">dress</text:span> shirt, <text:span text:style-name="T31">blood orange </text:span>hoodie, jacket, toothbrush, toothpaste, drove down to Hannah’s, loaded her things in the car and was surprised by how quickly she was ready to go. I drove us down to Saluda while listening to the Ever-Expanding tunes, got gas at the Marathon, parked <text:span text:style-name="T31">in front of</text:span> the Purple Onion, loaded in, set up, line checked, ordered dinner, ate.</text:p>
      <text:p text:style-name="P29"><text:s text:c="3"/>There must have been a miscalculation about load-in time on my part because we still had 90 minutes until the show. Hannah vanished, saying she was <text:soft-page-break/>going to see if they had a deck of cards and maybe about an earlier start time, but I soon had a text saying she had found a deck of cards but might need a ride. She had somehow walked very quickly to Saluda Outfitters.</text:p>
      <text:p text:style-name="P29"><text:s text:c="3"/>I drove to pick her up, parked in a new spot, went back to the grotto. We played four or five hands of Spades, got ready, played a very fun set with Steve on organ, packed up, drove to Hannah’s, cuddled on the couch, went to bed, made love, fell asleep.</text:p>
      <text:p text:style-name="P29"/>
      <text:p text:style-name="P29">XI.III</text:p>
      <text:p text:style-name="P29"/>
      <text:p text:style-name="P29">I dreamt I was very weak in a variety of locations, basically unable to stand. Hannah’s alarm went off at the new 10:00. She came back to the bedroom, cuddled. I eventually made us some coffee, which we drank in bed. We took a walk to Odd’s, drank more coffee, walked to the Hop, back to her house, ate ice cream in Kathryn’s kitchen <text:span text:style-name="T33">floor</text:span>.</text:p>
      <text:p text:style-name="P29"><text:s text:c="3"/>I loaded drums into Hannah’s house and set them up while she focused on laundry, eating sour worms all the while. I said goodbye, drove to WCK, then home. I ate, sat at the Hog and wrote, 2:38. . .<text:span text:style-name="T32">I logged into WoW, joined an LtD AQ20 raid, won some sweet healing gloves, ran ZG, made some mooncloth, flew to Org, logged off, laid in bed, looked at my phone, sat at the computer and wrote, 6:22.</text:span></text:p>
      <text:p text:style-name="P29"/>
      <text:p text:style-name="P30">. . .</text:p>
      <text:p text:style-name="P30"/>
      <text:p text:style-name="P31">I got quickly dressed and walked up to Haywood Famous, ordered a cafe con leche, walked to Hannah’s, where she, Melissa and Jackson were loading in. We ran through City Song and Jackson made some heady observations with no discernable relevance. We continued on through rehearsal and it became apparent that Melissa was grief-stricken while being on the outs with Fursty; Jackson was on a daily dose of mushrooms, which explain<text:span text:style-name="T33">ed</text:span> why I hadn’t even recognized him on the way to Devin’s house.</text:p>
      <text:p text:style-name="P31"><text:soft-page-break/><text:s text:c="3"/>We drove Melissa home and then talked about how weird <text:span text:style-name="T38">rehearsal</text:span> <text:span text:style-name="T38">was</text:span>, what a vastly different experience it had been from the Purple Onion band. We went back to Hannah’s, laid on the couch and talked about life for a long time before going to separate bedrooms. I started my dreams with one about my dad being mean, perverted, eventually violent.</text:p>
      <text:p text:style-name="P31"/>
      <text:p text:style-name="P31">XI.IV</text:p>
      <text:p text:style-name="P31"/>
      <text:p text:style-name="P31">I woke early and <text:span text:style-name="T38">hit the kettle some</text:span>time after nine. When I heard Hannah moving 20 minutes later, I hugged her and made her a cup of coffee. She went to get a haircut and I went to Bad Manners, receiving an email from Musicares along the way saying I had been approved for $1,500 in aid, thanking me for my patience. I ordered an Americano, sent my mailing address, walked home, sat at the computer and wrote, 10:17.</text:p>
      <text:p text:style-name="P32">. . .<text:span text:style-name="T34">I stood around Org in an LBRS group for ages, eventually went and ran a very long and funny run with my old pal Calal. I ported to Moonglade and got on the FP to Org, 2:02. . .</text:span><text:span text:style-name="T35">I laid in bed, realized I might finally have motivation to do some creative writing, did a section about getting my laptop stolen, moving to Hill Hall and meeting Matt Martin, went to UJ, ordered a burger.</text:span></text:p>
      <text:p text:style-name="P32"><text:s text:c="3"/><text:span text:style-name="T35">I went to Odd, ordered an Americano, then Ingles, bought grapes, bananas, a notebook, walked home, did more writing and revising, wrote a section about having my first drink and hearing about a Porches concert, ran UBRS, ported to Org, 8:32.</text:span></text:p>
      <text:p text:style-name="P32">. . .<text:span text:style-name="T36">I wrote about seeing The Porches, laid in bed, got a visit from Hannah, cuddled, let her read what I had written and got the most amazing encouragement. I kissed her goodnight and sat at the computer, 11:31. . .</text:span><text:span text:style-name="T37">I ran an UBRS and back to Org, 12:53.</text:span></text:p>
      <text:p text:style-name="P32"/>
      <text:p text:style-name="P33"/>
      <text:p text:style-name="P33"/>
      <text:p text:style-name="P33"/>
      <text:p text:style-name="P33"><text:soft-page-break/>XI.V</text:p>
      <text:p text:style-name="P33"/>
      <text:p text:style-name="P33">I woke around 6:30, asked Hannah if she had made it into work, remembered Lauren Jackson from nine years ago and went looking around social media for her. I fell back asleep and started waking again around 10 but really didn’t want to get up. I started doing a difficult Wordle around 11 (OCTET in five,) dealt with grouptexts about Blob rehearsal and Scott’s birthday, went downstairs.</text:p>
      <text:p text:style-name="P34"><text:s text:c="3"/>There was music playing from a robot in the basement and signs that Tony was starting to spread out his territory. I made a coffee, came upstairs, tidied my room, sat at the computer, 11:55.</text:p>
      <text:p text:style-name="P35">. . .<text:span text:style-name="T39">I typed up the edits I had marked, reprinted and moved to the bed to write some more, this time with Hannah’s advice: keep it true and don’t make edits. I detailed from after having seen the Porches through playing Brass Taps.</text:span></text:p>
      <text:p text:style-name="P37"><text:s text:c="3"/>I walked to Ingles, talked to Hannah in the parking lot, bought paper plates, another notebook, dental floss, Canadian bacon, arugula, grapes, CheezIts, tiny bagels, a pouch of mayonaise somehow totalling $43. I walked to Odd’s, ordered a triple latte from Robin, walked home, pasted the new edits/writing, wrote some more, texted with Hank, Edwin, Matt, shaved, printed some more, wrote some more, wrote in my journal, 5:36.</text:p>
      <text:p text:style-name="P36"/>
      <text:p text:style-name="P38">. . .</text:p>
      <text:p text:style-name="P36"/>
      <text:p text:style-name="P39">I put on my light-blue pearlsnap, tartan tie, courdoroy jacket and drove to Hannah’s house, knocked on the front door, waited for her to put her makeup on and drove us, after putting air in the front-right tire, to Tiwsted Laurel in Weaverville. She was sleepy and the slighty out-of-town rural election mood was ominous. It would not have been the most exciting first date.</text:p>
      <text:p text:style-name="P39"><text:s text:c="3"/>We both ordered spaghetti, drove back to her house, cuddled on the couch. She wanted to look <text:span text:style-name="T41">at</text:span> her phone, so I looked with her, enjoying myself apart from the incoming election results. We talked <text:soft-page-break/>to Rachel on the phone about her time with EmmyLou, cuddled some more. She announced she was going to bed and I decided I would drive home, where I said hey to Tony and another random friend, retired to my room, looked at my phone, fell asleep.</text:p>
      <text:p text:style-name="P39"/>
      <text:p text:style-name="P39">XI.VI</text:p>
      <text:p text:style-name="P39"/>
      <text:p text:style-name="P39">I dreamt about the possibilities of both election outcomes including one where SWAT teams flooded our street and started eleminating people. I would wake up but decide not to look at my phone, fall back asleep and dream of another possibility. It wasn’t until 8:49 when Alyse texted the friends saying, “what the fuck y’all” that I knew what had happened.</text:p>
      <text:p text:style-name="P39"><text:s text:c="3"/><text:span text:style-name="T40">I looked at my phone for a while, got up, wrote at the computer and received a text from Hannah. The first part was a picture of her Artist’s Way Every Day book that said:</text:span></text:p>
      <text:p text:style-name="P39"><text:s text:c="3"/>“<text:span text:style-name="T40">Life is made of small sweetnesses, and they come to us when we are willing to be little, instead of big. What do I mean by being willing to be little? I mean that on a gray day we count the beauty of the raindrops hanging from the fire escape railing. We listen for the song of birds even though those birds are out of sight. A gray day is a good day to polish a pair of shoes, to put new laces in your sneakers, to run a damp cloth along the window ledges cleaning up the grime. On a gray day, we are like children and perhaps it is a good day to act like them.”</text:span></text:p>
      <text:p text:style-name="P39"><text:s text:c="3"/><text:span text:style-name="T40">She followed up saying, “Good morning. Hope you got good rest and are having a good day so far [heart emoji] Glad I got to snuggle you last night!”</text:span></text:p>
      <text:p text:style-name="P39"><text:s text:c="3"/><text:span text:style-name="T40">I said, “I rested very well and managed to not look at my phone until an hour ago. I’m so glad we got to hang out too and am writing about it now. I love you and I’m excited to hang out tonight if you still wanna. I am feeling small and think I can make the most of that,” 9:59. . .</text:span><text:span text:style-name="T42">I went downstairs, made a cup of coffee, came back up ate some grapes in bed, looked at my phone, printed a page from my journal, 11:08.</text:span></text:p>
      <text:p text:style-name="P39"><text:soft-page-break/>. . .<text:span text:style-name="T43">I wrote a paragraph or two, made another coffee, put it in a paper cup, walked to Odd’s, sat on the porch and wrote. Melissa called saying she was parked out front and needed me to grab Max’s heavy carseat while she found a place to park. I pointed out the lot right across the street and Max woke up, so I just held him in the window while she parked.</text:span></text:p>
      <text:p text:style-name="P39"><text:s text:c="3"/><text:span text:style-name="T43">We sat on the porch and talked to Tommy about Trump, then a bit about our lives after he left. I wrote </text:span><text:span text:style-name="T45">some</text:span><text:span text:style-name="T43"> more, walked home, ate spaghetti, typed up what I had written, decided to call it Draft 1.3, defictionalized the first few pages, reprinted everything, pasted it into a new book, made a cover for the old one and put it with the rest of my journals. I scrolled on my phone for a minute, then got up and wrote at the Hog, 4:15.</text:span></text:p>
      <text:p text:style-name="P39">. . .<text:span text:style-name="T44">I walked up to Ingles, bought two more spiral-bound notebooks and a box of plastic forks/knives/spoons, walked home, talking to Hannah along the way, who said she was running late because she had to therapeutically wash/scrub her car. I sat at the computer and wrote, 4:55.</text:span></text:p>
      <text:p text:style-name="P39"/>
      <text:p text:style-name="P40">. . .</text:p>
      <text:p text:style-name="P39"/>
      <text:p text:style-name="P41">Hannah called saying she was going to the store for beverages, so I decided to walk to her house, where she did the dishes, got dressed. I drove us to Scott’s and parked behind Greg as Alyse pulled up behind us. We went inside and had the best time hanging with Greg, Esther, Dulci, Alyse, Becca, Kevin, Steve, Scott, Leann, Myrtle, Sal, and briefly, Theo. We made pizzas on the Piezanno, ate floor cake and listened to music.</text:p>
      <text:p text:style-name="P41"><text:s text:c="3"/>Hannah got tired so I drove us back to her house, where we snuggled on the couch, moved to the bed. I think I caught a wink of sleep but suddenly felt very awake. I went to the living room, looked at my phone for a while and eventually slept.</text:p>
      <text:p text:style-name="P41"/>
      <text:p text:style-name="P41"/>
      <text:p text:style-name="P41"/>
      <text:p text:style-name="P41"><text:soft-page-break/>XI.VII</text:p>
      <text:p text:style-name="P41"/>
      <text:p text:style-name="P41">I woke when Hannah came to check on me and soon moved to her bed. She had a headache and neither of us were saying very much. I was worried she might not be okay with that, but she would occassionally scratch me on the back, etc. She made coffee and then so did I. We drank some on the back porch, moved to the couch again, cuddled while I scratched her head for a long time, which basically made her headache go away.</text:p>
      <text:p text:style-name="P41"><text:s text:c="3"/>She said she needed to brush her teeth, returned in her leopard robe, announced she had nothing on underneath, so we went to the bedroom. She took a little bath while I played Wordle (EVENT in four) and communicated with the birthday thread. She made mac &amp; cheese, and, while it was cooling, I poured water on her head and helped her wash her hair. We washed the sheets and she went off to work. I stuck around to change them over to the dryer, drank a hop water, grabbed a tupperware of pizza, walked home in the hot sun.</text:p>
      <text:p text:style-name="P41"><text:s text:c="3"/>I said hi to Tony, who had acquired a new computer, took off my shoes, sat at the Hog and wrote, 2:36.</text:p>
      <text:p text:style-name="P41"/>
      <text:p text:style-name="P42">. . .</text:p>
      <text:p text:style-name="P41"/>
      <text:p text:style-name="P43">I walked up to Odd’s, turned in my punch card for a free Americano, went out to the porch and wrote in LHS detailing from Matt &amp; Kevin leaving Greensboro to Stephen leaving Asheville. I used the restroom, ordered a latte, walked slowly down to Hendrix, played through Colorful Christmas and Bonnie Lou Remix with Dulci, Wyndham, Ryan, Kevin, Charlie and Alyse, then, once Charlie left, skimmed through the rest of the tunes for the sake of deciding who would play what between Ryan and Wyndham, jammed a bit, left quietly.</text:p>
      <text:p text:style-name="P43"><text:s text:c="3"/>I walked through Malvern Hills park, up Harris, left at Carrier, right at Woodgate, right at Delaware, Left at Sand Hill, right at Olney, left at Vance Crescent, left at Vermont, walked up to the <text:soft-page-break/>Brew Pump, saw Maria and Drew sitting inside, decided not to stop, kept going down Haywood, turned right at Brevard, left at Meyers, walked up the porch, went into the house, slipped off my Rainbows, went into the kitchen, waved at shirtless Tony, opened the fridge, took out a tub of pizza slices, a bag of grapes, a hop water, sat at the Hog and wrote, 9:16.</text:p>
      <text:p text:style-name="P43"/>
      <text:p text:style-name="P44">XI.VIII</text:p>
      <text:p text:style-name="P44"/>
      <text:p text:style-name="P44">I woke and sorted through a lot of texts. Hannah liked that I had said I love you. Melissa sen<text:span text:style-name="T49">t</text:span> the friend<text:span text:style-name="T49">s</text:span> text a Facebook link to an Instagram reel, the outside bones <text:span text:style-name="T49">video</text:span>. I don’t know if she knows we already quote that <text:span text:style-name="T49">song</text:span> all the time. There were wordy texts from people saying they couldn’t be at the upcoming Saturday night Ether Jam. Also my dad got Wordle in four, so I played (READY in four.)</text:p>
      <text:p text:style-name="P44"><text:s text:c="3"/>I got up to make coffee but I couldn’t tell whether Tony was in his room or the basement, so I ate some grapes and put some Sofia in the Nespresso, made a cup, noticed that there were two full bags of recycling out on the back porch, went to my room, <text:span text:style-name="T49">d</text:span>rank my coffee and wrote, going to the mailbox when the mailman came by in hopes of receiving my Musicares check, 10:26. . .<text:span text:style-name="T46">I laid in bed looking at my phone until 12:21.</text:span></text:p>
      <text:p text:style-name="P44">. . .<text:span text:style-name="T47">I talked to Hannah on the phone, gathered my empty Sofia boxes, drove to New Belgium, stood in line for water, enjoying the sights of a rotweiller puppy and a crazy bug. We were running low on time, so we abandoned the line, went to Grey Eagle, ordered burgers and Mexican Cokes, ate on the patio. I walked her to her car, went to the Summit coffee truck at All Souls, drove to Ingles, bought </text:span><text:span text:style-name="T49">Hannah</text:span><text:span text:style-name="T47"> some emergency coffee and hop waters, drove to her house.</text:span></text:p>
      <text:p text:style-name="P44"><text:s text:c="3"/><text:span text:style-name="T47">I said hello to the cats, laid on the couch, wrote about my COVID Carrier routine to moving out of Cait’s, packed up my drums, drove to Meyers, wrote at the Hog, 3:59. . .</text:span><text:span text:style-name="T48">I walked up to Odd’s, ordered a latte, sat on the porch, detailed from </text:span><text:soft-page-break/><text:span text:style-name="T48">moving into Eric’s to telling Hannah it seemed like we like each other. I walked by the Brew Pump, said hey to Trey, talked about how neither of us miss the Foundry Hotel and its games, said </text:span><text:span text:style-name="T115">wassup</text:span><text:span text:style-name="T48"> to Lamont, walked home, took off my shoes, sat at the Hog and wrote, 5:27.</text:span></text:p>
      <text:p text:style-name="P44"/>
      <text:p text:style-name="P45">XI.IX</text:p>
      <text:p text:style-name="P45"/>
      <text:p text:style-name="P45">I woke before my 7:15 alarm, played Wordle (SWELL in five,) made a cup of Nespresso but forgot to put in a fresh pod, took drums out of my car, ate grapes, got dressed, packed an overnight bag and wrote, 7:39.</text:p>
      <text:p text:style-name="P45"/>
      <text:p text:style-name="P46">. . .</text:p>
      <text:p text:style-name="P45"/>
      <text:p text:style-name="P45">I drove to Hannah’s, helped her pack the car. We drove down the mountain, stopping for air and <text:span text:style-name="T115">a tallboy of </text:span>Coca-Cola near Traveler’s Rest. We went on to Greenville, parked by the stage but were 20 minutes too early to get in, so I parked down the street near Old Europe. I set up my cymbals, said hi to Dulaney and Hyman, went to pee, get a latte, put on my shoes. We had a fairly easy sound check, went back to Old Europe, then to the stage again, and, after a recorded announcement, played a very good set.</text:p>
      <text:p text:style-name="P45"><text:s text:c="3"/>I hurried to the car so I could get out of my shoes and into a different hoodie, went back to the stage, helped Hannah carry her things to the car, then walked with Melissa into the festival a bit. <text:span text:style-name="T115">She</text:span> and Jackson headed home. Hannah and I bought food tickets. She found a place with a tiny serving of meat and potatoes. I went to the Spinx food truck for a microwaved bowl of mac n’ cheese + fried chicken. We ate just outside of the festival perimeter near a fountain.</text:p>
      <text:p text:style-name="P45"><text:s text:c="3"/>We walked back towards the car, stopping briefly to hear a gospel rock band play <text:span text:style-name="T19">No Diggity</text:span>, drove to the hotel, checked in, made fast/amazing love, napped until sunset, drove to the mall. I nearly ran into the back of a car while looking for Cheesecake <text:soft-page-break/>Factory and lowkey put some blame on her for leaning forward and blocking the mirror, but we quickly sorted things without raising our voices. <text:span text:style-name="T115">Feescake Chacktory</text:span> was way too busy, so we went to the food court, ate some salty Asian <text:span text:style-name="T115">cuisine</text:span>, got chair massages, drove to Walgreens looking for epso<text:span text:style-name="T115">m</text:span> salts and a tub stopper. We got vitamins, drove to Publix, bought a bath mat, chocolate, Nerds gummy clusters, went to the hotel.</text:p>
      <text:p text:style-name="P45"><text:s text:c="3"/>They had tub stoppers in the lobby. <text:span text:style-name="T115">Hannah</text:span> took a bath first while I scrolled on Insty, and then <text:span text:style-name="T50">I</text:span> took one. We cuddled a bit and then slept in separate beds.</text:p>
      <text:p text:style-name="P45"/>
      <text:p text:style-name="P45">XI.X</text:p>
      <text:p text:style-name="P45"/>
      <text:p text:style-name="P45">We woke slightly before our 9AM alarms, cuddled, made love twice, packed up, went to Starbucks for breakfast/coffee, drove downtown to the festival, found the stage, went to a coffee shop/art gallery, back to the stage for Darby Wilcox, ventured into CVS for a prebiotic soda, watched the rest of Darby's set, met up with Nathan, Darby's manager, hung around in the freezing rain for a while after the set.</text:p>
      <text:p text:style-name="P45"><text:s text:c="3"/>We went back to the coffee shop, then a popcorn store, took a long walk to the car, drove to Spinx, put air in the tire, ordered terrible food, drove up the mountain in the rain. We cuddled a little bit when we got to her house until she had to go meet Ruth and Liz for dinner. I drove home, took off my shoes, pooped, got under my blue blanket and the weighted blanket, finished Wordle (INNER in four,) wrote on the Chromebook until 6:26.</text:p>
      <text:p text:style-name="P45"/>
      <text:p text:style-name="P46">. . .</text:p>
      <text:p text:style-name="P45"/>
      <text:p text:style-name="P47">I laid in bed, logged onto WoW, joined up with Temple, made an attempt at Nef, wiped, ran MC, won the Lava Dredger, made another attempt at Nef, wiped again, had a headache, logged off, went to bed.</text:p>
      <text:p text:style-name="P47"/>
      <text:p text:style-name="P47"/>
      <text:p text:style-name="P47"><text:soft-page-break/></text:p>
      <text:p text:style-name="P47"/>
      <text:p text:style-name="P47">XI.XI</text:p>
      <text:p text:style-name="P47"/>
      <text:p text:style-name="P47">I woke, played Wordle (STOIC in three,) flossed, rinsed, brushed, rinsed <text:span text:style-name="T186">again</text:span>, laid in bed some more, <text:span text:style-name="T116">d</text:span>9:46<text:note text:id="ftn2" text:note-class="footnote"><text:note-citation>2</text:note-citation><text:note-body><text:p text:style-name="P86">Ross is <text:span text:style-name="T114">trying</text:span> a system where, instead of explaining <text:span text:style-name="T19">where</text:span><text:span text:style-name="T51"> he has written in his journal, </text:span><text:span text:style-name="T52">he indicates with </text:span><text:span text:style-name="T51">a letter preceding the time: </text:span><text:span text:style-name="T54">d</text:span><text:span text:style-name="T53"> for the </text:span><text:span text:style-name="T54">desktop</text:span><text:span text:style-name="T53">,</text:span><text:span text:style-name="T51"> p for phone, </text:span><text:span text:style-name="T54">l</text:span><text:span text:style-name="T51"> for </text:span><text:span text:style-name="T54">laptop</text:span><text:span text:style-name="T51">, j for journal, </text:span><text:span text:style-name="T54">p for scrap paper</text:span><text:span text:style-name="T51">.</text:span></text:p></text:note-body></text:note>.</text:p>
      <text:p text:style-name="P47"/>
      <text:p text:style-name="P48">. . .</text:p>
      <text:p text:style-name="P47"/>
      <text:p text:style-name="P49">I walked to Bad Manners, ordered an Americano, texted Hannah to see if she still wanted to hang out and if she wanted anything from the coffee shop. She just wanted to make one at the house, so I walked down and sat on the couth while she changed the litter boxes.</text:p>
      <text:p text:style-name="P49"><text:s text:c="3"/>I complained about how I was starting to suspect Tony of smoking cigarettes in the basement and she got a little frustrated with my lack of being solution-oriented. We cuddled while she looked at her phone. Then, she went on a walk w/ Kathryn while I took a short nap. We drove up to The WALK when she got back, sat at a booth. She ordered some salad w/ tots, <text:span text:style-name="T186">and we both had</text:span> Coke<text:span text:style-name="T186">s</text:span>. She had to go to work and so venmoed me while I finished eating.</text:p>
      <text:p text:style-name="P49"><text:s text:c="3"/>I paid, walked slowly to the dispensary, then Aldi for grapes, bananas, plums. I went to Odd’s, ordered an Americano, sat on the back porch, j3:16. . .I walked to the Brew Pump, bought some hop waters, saw Ruth, put the cans in my bag/hoodie, walked home, put away my groceries, took off my shoes, d3:50. . .<text:span text:style-name="T117">I finished my coffee, took multiple naps, opened a hop water, logged into WoW for a while, joined a group for DM West that never got off the ground, logged off, d8:00.</text:span></text:p>
      <text:p text:style-name="P49"><text:s text:c="3"/><text:span text:style-name="T118">I wrote in LHS detailing from the first time Hannah rejected me up until today, briefly mentioning joining the Ever-Expanding, then typed all that up, </text:span><text:span text:style-name="T119">printed and pasted it, d8:51.</text:span></text:p>
      <text:p text:style-name="P50"><text:soft-page-break/>XI.XII</text:p>
      <text:p text:style-name="P50"/>
      <text:p text:style-name="P50">I woke after sleeping very heavily when my alarm went off at 10AM——before that, actually, around 9:30. I got some texts and then a call from Hannah, said I would come make a coffee at her house. I packed s<text:span text:style-name="T186">o</text:span>me plums, two hop waters, a banana, drove down. She had told Melissa she was no longer on the Eulogy gig and Meliss was very upset <text:span text:style-name="T186">and t</text:span>hey would be talking later.</text:p>
      <text:p text:style-name="P50"><text:s text:c="3"/>I made a coffee, put it in a paper cup, got air into my front-right tire and drove to the shed. I helped get tones and hung with Steve &amp; Kev until Dom showed up. We checked sounds with him on percussion/piano and then, when Libro showed up, ordered burritos. Dom sat at percussion so I sat at the drums, but Scott quickly had me move.</text:p>
      <text:p text:style-name="P50"><text:s text:c="3"/>We played through Sofia, Odetta, Mtn Lion, Say Man, One Good Reason, Bridge, Haunted, Just a Little Longer, Power, called it a night sometime after 8PM. I was flustered and stoned on the drive home, the first one to leave. I plopped on my bed, looked at Instagram, fortuntely got an early call from Hannah, who said she’d pick me up.</text:p>
      <text:p text:style-name="P50"><text:s text:c="3"/>I rode to her house and we sat in the driveway mostly talking about Melissa, went inside, cuddled on the guest bed, talked about Ever-Expanding, her British pseudo-grandfather Mike Cole. It was an emotional night. We went to the main bed, and, after I had slept a tiny bit, I announced I needed to move to the guest room to toss/turn. She came and gave me one more hug.</text:p>
      <text:p text:style-name="P50"/>
      <text:p text:style-name="P50">XI.XIII</text:p>
      <text:p text:style-name="P50"/>
      <text:p text:style-name="P51">I woke at 8:30, went to the bedroom, cuddled, got up, made coffee for us, wrote, j9:35, sat on the couch talking until 10, walked to Bad Manners, ordered a 12-ounce drip, walked home, packed my bag, transcribed the morning’s journal and added a couple more sentences, d10:39. . .<text:span text:style-name="T120">I hopped in the car and was surprised that the low tire light had not gone off, drove straight to the shed. I was four minutes </text:span><text:soft-page-break/><text:span text:style-name="T120">early, but </text:span><text:span text:style-name="T186">Steve</text:span><text:span text:style-name="T120"> and Kev were already there. We played through a bunch of tunes, ate Farm burger, jammed on Haunted and then Constellation. We played another fun one after that, but I can’t remember which. I drove home, called my mom, made tentative plans for an early-mid December visit, sat a the computer, d823.</text:span></text:p>
      <text:p text:style-name="P51">. . .<text:span text:style-name="T185">Hannah called and invited me over, so I went down there, where we hung on the couch, talked, went to bed. She eventually moved to the guest room.</text:span></text:p>
      <text:p text:style-name="P52"/>
      <text:p text:style-name="P52">XI.XIV</text:p>
      <text:p text:style-name="P52"/>
      <text:p text:style-name="P52">I woke at nine, went to the guestroom, but it seemed like there was no <text:span text:style-name="T187">space</text:span> for me. Hannah said, “<text:span text:style-name="T187">Good morning</text:span>,” and the cats cleared out, so I got into bed. Neville climbed on top of me, but Hannah’s phone started going off in the dining room, so I had to move him. He climbed on top of me again, but <text:span text:style-name="T19">my</text:span> alarm went off, which meant it was time for coffee.</text:p>
      <text:p text:style-name="P52"><text:s text:c="3"/>I made some for both of us and got dressed while drinking it. Hannah let me borrow a raincoat and some more fingerless gloves. I walked up to Bad Manners, calling Kevin along the way, but he didn’t answer, so I ordered a drip, walked home, changed raincoats, boots, socks, realized I had a little extra time, drove to Hannah’s, picked up two bags of Poppy Texas, drove to the Shed.</text:p>
      <text:p text:style-name="P52"><text:s text:c="3"/>We recorded a bunch more awesome tunes, went to Moe’s BBQ, back, tracked another quick idea then did a 15-minute Constellation jam, listened to things on the porch. Steve went home while Kev, Dom<text:span text:style-name="T187"> and</text:span> the Lil’ Frankies made plans to go to Village Porch. I was ready for some peace and quiet, so I put air in my tire, drove to Ingles, bought grapes, bananas, hop water, Extra Big CheezIts, downloaded an app to force my phone into speaker mode, wrote, d908.</text:p>
      <text:p text:style-name="P52"/>
      <text:p text:style-name="P53">. . .</text:p>
      <text:p text:style-name="P52"/>
      <text:p text:style-name="P54">Hannah called, said she wanted to make a quick drop-in at Character Study before they closed, so I put on some shoes and hopped in her car. They had mostly <text:soft-page-break/>shut down, and so gave us our drinks for free. We sat in a booth and tried to talk, but we were tired, speaking softly and the Harry Styles was blasting. We went to her house, made the bed got in it, cuddled.</text:p>
      <text:p text:style-name="P54"><text:s text:c="3"/>She had started to fall asleep with her clothes on, and, when I clicked on a <text:span text:style-name="T189">r</text:span>eel of a Nickelodeon commercial for a noise-making baseball bat, started her and the cats both. It was the most upset she had ever been with me, but I rubbed her head and back until she was calm again. She eventually went to the guest room.</text:p>
      <text:p text:style-name="P54"/>
      <text:p text:style-name="P54">XI.XV</text:p>
      <text:p text:style-name="P54"/>
      <text:p text:style-name="P54">I woke at 5AM after a dream about how crazy it was that Asheville is only like four blocks from NYC; I had also run into Matt Martin on the street while waiting for SNL to start. I had a hard time going back to sleep but was definitely there when my alarm went off at nine. I flipped on the kettle, cuddled with Hannah.</text:p>
      <text:p text:style-name="P54"><text:s text:c="3"/>I stretched violently when I was about to get up for coffee and hurt my neck, but the pain soon subsided. I brushed my teeth, made two weak coffees, returned to the guest bed, where we talked about our days until ten. I got dressed, walked up to Bad Manners, ordered a drip, walked home, <text:span text:style-name="T189">p</text:span>acked my bag full of snacks and wrote, d1043.</text:p>
      <text:p text:style-name="P54"/>
      <text:p text:style-name="P55">. . .</text:p>
      <text:p text:style-name="P54"/>
      <text:p text:style-name="P56">I drove to the shed and was the first one there, went inside, talked with Scott about h<text:span text:style-name="T189">is</text:span> and Leann’s upcoming booth at Atomic, including stocking it with a box of journals. Once everyone else had showed up, we played/wrote songs until around five, when we ate Mehfil in the kitchen. We went out to the shed and contemplated what to do next, but Scott couldn’t think of anything, so we listened to a bunch of stuff in the freezing cold, said our goodbyes. I put air in my tire, drove home, unloaded my bag, took <text:soft-page-break/>off my cold wet shoes/socks, d819. . .<text:span text:style-name="T188">Scott just sent some photos and a list of tunes, d845:</text:span></text:p>
      <text:p text:style-name="P56"/>
      <text:p text:style-name="P76">Constellation</text:p>
      <text:p text:style-name="P76">Say Man</text:p>
      <text:p text:style-name="P76">Mtn Lion</text:p>
      <text:p text:style-name="P76">Dark Horse</text:p>
      <text:p text:style-name="P76">Sophia</text:p>
      <text:p text:style-name="P76">Almost the One</text:p>
      <text:p text:style-name="P76">S.O.S</text:p>
      <text:p text:style-name="P76">Power</text:p>
      <text:p text:style-name="P76">Perpetual</text:p>
      <text:p text:style-name="P76">Bobby Love</text:p>
      <text:p text:style-name="P76">Heart N’ Split</text:p>
      <text:p text:style-name="P76">The Corner</text:p>
      <text:p text:style-name="P76">Back to the Sun</text:p>
      <text:p text:style-name="P76">The Get Down</text:p>
      <text:p text:style-name="P76">We Way</text:p>
      <text:p text:style-name="P76">Only Ever</text:p>
      <text:p text:style-name="P76">One Good Reason</text:p>
      <text:p text:style-name="P76">Bridge</text:p>
      <text:p text:style-name="P76">Mtn Dew</text:p>
      <text:p text:style-name="P76">Time on Time</text:p>
      <text:p text:style-name="P76">Haunted</text:p>
      <text:p text:style-name="P76">Just a Little Longer</text:p>
      <text:p text:style-name="P76">Odetta</text:p>
      <text:p text:style-name="P76"/>
      <text:p text:style-name="P57">Hannah called around 10:30, stopped by for a cuddle, d1209. . .<text:span text:style-name="T190">I logged into WoW but found nothing to do, laid in bed and scrolled on my phone, d119.</text:span></text:p>
      <text:p text:style-name="P57"/>
      <text:p text:style-name="P58">XI.XVI</text:p>
      <text:p text:style-name="P58"/>
      <text:p text:style-name="P58">My alarm went off at 8:40 and I took my first Wordle guess. I laid there trying to wake up, eventually finishing (VISOR in three,) ate a plum, brushed my teeth, got dressed, drove to Hannah’s, made coffees, sat on the couch and drank them. She told me about how when she had first told Laura and Katherine that I liked her, they said I had been somewhere like the One Stop and took aside or defended some man who was harrassing a woman.</text:p>
      <text:p text:style-name="P58"><text:soft-page-break/><text:s text:c="3"/>We drove separately to the Nissan dealership, then together to Biscuit Head, kissed in the parking lot, said hello to Julia and Rachel. I drove home, ate another plum, sorted through mail, pooped, wrote, d1102. . .<text:span text:style-name="T191">I tidied my room, laid in bed for a while, eventually decided to leave the house, drove to Vermont, parked, walked in the back door of Odd’s, ordered an Americano.</text:span></text:p>
      <text:p text:style-name="P58"><text:s text:c="3"/><text:span text:style-name="T191">There was nowhere to sit, especially in the sun, so I went and sat in front of the Salvation Army where Tim sometimes smokes cigarettes when he gets off the bus. I moved over to the steps in front of Hummingbird Insurance and then eventually the grass. Hannah called saying she wasn’t sure when her car would be ready but decided to start walking my way.</text:span></text:p>
      <text:p text:style-name="P58"><text:s text:c="3"/><text:span text:style-name="T191">I met her on Dorchester and said she was looking very atumnal. She put up flyers near Oyster House, Country Club, the Hop. We got in the car, drove to Nissan while she told me about the manipulative email her dad had sent. I said I would be down to talk about it more as I dropped her off and she said she would come over. I drove home, took off my shoes, ate a banana, wrote, d357.</text:span></text:p>
      <text:p text:style-name="P58"/>
      <text:p text:style-name="P59">. . .</text:p>
      <text:p text:style-name="P58"/>
      <text:p text:style-name="P60">She brought over gummy clusters and peanut butter cups. We cuddled in bed, made love. She drove me to the Greagle, where I ate a burger with a can of Coke, then walked up to the Music Hall. I sat with Wyndham exchanging jokes, talked to the Keys, watched the first band, hung in the green room, played a fun set, talked with Charlie and his coworker Mike, then, when Jenny Bradley and David Earl started doing their “thing,” took it as my cue to leave.</text:p>
      <text:p text:style-name="P60"><text:s text:c="3"/>I walked down to the bridge, talked to Hannah on the phone. She picked me up by the bus stop and we rode to her house, where we got in bed, took turns reading Mary Oliver poems to each other. She <text:span text:style-name="T198">then </text:span>read me a short story about a girl who had turned into a lobster as I was falling asleep and revealed it was written by Rachel Hylton.</text:p>
      <text:p text:style-name="P60"><text:soft-page-break/>XI.XVII</text:p>
      <text:p text:style-name="P60"/>
      <text:p text:style-name="P60">Hannah came and cuddled me at six. It was hard to wake up, but I started doing so at ten, played Wordle (TALLY in four,) made coffee, sat on the couch, got dressed, started being annoying and said goodbye.</text:p>
      <text:p text:style-name="P60"><text:s text:c="3"/>I walked up to Mad Banners, ordered an Americano, walked home and received a link to the new songs, 45 minutes worth! I listened to that, told the Bobbies how much I loved it, polished o<text:span text:style-name="T198">f</text:span>f my grapes, wrote, <text:span text:style-name="T178">d1229</text:span>. . .<text:span text:style-name="T192">I walked to Aldi while listening to the album, bought </text:span><text:span text:style-name="T198">more </text:span><text:span text:style-name="T192">grapes, bananas, plums, CheezIts, walked to UJ, ate a chicken sandwich w/ tots/Coke, talked with Wes, walked home, put away my groceries, continued listening, d223, </text:span><text:span text:style-name="T193">cleaned my tub, shaved into mustache mode, d250.</text:span></text:p>
      <text:p text:style-name="P60">. . .<text:span text:style-name="T194">I took a bath!, the first in my own tub in two months, listened to two songs Hannah had sent to cover, </text:span><text:span text:style-name="T20">Hard Times</text:span><text:span text:style-name="T194"> and </text:span><text:span text:style-name="T20">When It Don’t Come Easy</text:span><text:span text:style-name="T194">, d323.</text:span></text:p>
      <text:p text:style-name="P60"/>
      <text:p text:style-name="P61">. . .</text:p>
      <text:p text:style-name="P60"/>
      <text:p text:style-name="P62">I walked up to Ingles for sponges, a notebook, Hop Slams, walked home, laid in bed for an hour, walked to Odd’s, ordered a latte, drank it inside for 15 minutes, put on the album and started walking toward Hendrix. I made it to the park, realized I was ahead of schedule, sat at the top of the steps and got a text from Scott with a link to a 90-minute version.</text:p>
      <text:p text:style-name="P62"><text:s text:c="3"/>I walked to Kev’s, said hi to Alyse, went to the basement, helped Hannah load in and had a fairly fun rehearsal. I got my cymbals out of Kev’s car, put them into Hannah’s and drove us to her house, where I watched Effortless Mastery videos while she changed her strings. We listened to the 45-minute version on the couch, cuddled in bed. She eventually went to the guest room to spread out.</text:p>
      <text:p text:style-name="P62"/>
      <text:p text:style-name="P62"/>
      <text:p text:style-name="P62"/>
      <text:p text:style-name="P62"/>
      <text:p text:style-name="P62"/>
      <text:p text:style-name="P62"><text:soft-page-break/>XI.XVIII</text:p>
      <text:p text:style-name="P62"/>
      <text:p text:style-name="P62">I woke at 730, went to check my phone, cuddled Hannah a bit, went back to the big bed, texted Luke. I asked if he still needed me for recording and he said, “Sorry I thought I communicated that! Yeah we wanted to do today and tomorrow if you can!”</text:p>
      <text:p text:style-name="P62"><text:s text:c="3"/>I walked to Mad Banners, ordered a quad Americano, walked home, grabbed my car, drove to Kev’s, picked him up, drove to Hannah’s, grabbed my cymbals, went to the Shell, put air in my tire and gas in the tank. It was 9:30 so I texted Luke saying we would be a half-hour late. We went a very <text:span text:style-name="T198">curvy</text:span> way while listening to the 90-minute version, spent all day working on two songs.</text:p>
      <text:p text:style-name="P62"><text:s text:c="3"/>Luke was hyper-specific about what he wanted from the drums and the tunes ended up sounding great. We ate curry in their house and I drove a more reasonable route back to Asheville, dropped Kevin off, went home, <text:span text:style-name="T196">looked at my phone, </text:span>got undressed, took a bath, <text:span text:style-name="T195">ate popcorn and</text:span> wrote, d814.</text:p>
      <text:p text:style-name="P62"/>
      <text:p text:style-name="P63">XI.XIX</text:p>
      <text:p text:style-name="P63"/>
      <text:p text:style-name="P63">I woke around 8:30, played Wordle (GOING in three,) drove to Hannah’s, drank coffee, went to the gas station, put air in my tire, drove to Luke’s, recorded one drum-heavy song all day, ate pizza and ravioli, hung around for a bit after Kevin left, did percussion, said goodbye when they broke for dinner. I drove home, ate popcorn/grapes, laid in bed, updated WoW and wrote, d757.</text:p>
      <text:p text:style-name="P63"/>
      <text:p text:style-name="P64">XI.XX</text:p>
      <text:p text:style-name="P64"/>
      <text:p text:style-name="P64">I woke when Hannah texted me at nine. She was awake but thinking about going back to sleep, which I said sounded like a good idea. I played Wordle (NICHE in four) and had a hard time getting up. I heard the mailman come by and so eventually put on my sweatpants, went out to check it and found that my Musicares check had arrived, d1020. . .<text:span text:style-name="T197">I walked slowly to Odd’s, but they were too busy, so I went </text:span><text:soft-page-break/><text:span text:style-name="T197">on to Aldi for grapes, bananas, plums, CheezIts, then to Izzy’s for an Americano, where I texted a few people but realized I was pressed for time, headed home, unloaded groceries, grabbed my check, d1148.</text:span></text:p>
      <text:p text:style-name="P64"/>
      <text:p text:style-name="P65">. . .</text:p>
      <text:p text:style-name="P64"/>
      <text:p text:style-name="P66">I walked to Hannah’s house, attempting to go by Bad Manners, but it was 11:59 and they were closed. Hannah and I sat on the couch, talked about plans for December/January, then went to the Greagle for burgers. She went to work and I walked to the bank. I went to High-Five, but they would not be open for another week, so I went to Asheville Club and got a surprisingly/not-surprisingly terrible Americano from Thomas.</text:p>
      <text:p text:style-name="P66"><text:s text:c="3"/>I sat in the park for five minutes, walked home, laid in bed, walked to Odd’s, ordered a latte, walked to Hendrix, had a long and fun rehearsal with Charlie, Wyndham, Alyse, Dulci, Ryan, Melissa, Kevin. Melissa was disruptive as usual and it occurred to me she’s never seen how efficient and/or serious a rehearsal can be.</text:p>
      <text:p text:style-name="P66"><text:s text:c="3"/>I started walking home, but got picked up by Wyndham, who was driving a silly way. He dropped me off at Vermont/Olney. I walked to the Brew Pump, bought a sixer of Trail Pass, drank one while talking to Maria, walked to Country Club, bought an Athletic, talked mostly to Sherri, got picked up by Hannah, wore the headphones while she practiced, cuddled in bed and fell asleep after she went to the guest room.</text:p>
      <text:p text:style-name="P66"/>
      <text:p text:style-name="P66">XI.XXI</text:p>
      <text:p text:style-name="P66"/>
      <text:p text:style-name="P66">I <text:span text:style-name="T198">woke, played Wordle (SPINE in three,) </text:span>went to the guest room for cuddles around 9:30, eventually made coffee, drank it, then made love. I got dressed, opened a Trail Pass, walked to Bad Manners, ordered a latte, told Ash and Kate about the show, walked home, laid in bed, d105. . .<text:span text:style-name="T198">I checked on the Anniversary servers, but they wouldn’t be up til </text:span><text:soft-page-break/><text:span text:style-name="T198">5PM, so I ate grapes, plums, bananas, CheezIts, scrolled on my phone, </text:span><text:span text:style-name="T199">listened to </text:span><text:span text:style-name="T21">Hard </text:span><text:span text:style-name="T22">T</text:span><text:span text:style-name="T21">imes</text:span><text:span text:style-name="T199"> and made a post to my Story </text:span><text:span text:style-name="T214">(a screenshot about how good our memos sounded</text:span><text:span text:style-name="T199">,</text:span><text:span text:style-name="T214">)</text:span><text:span text:style-name="T199"> d255.</text:span></text:p>
      <text:p text:style-name="P66"/>
      <text:p text:style-name="P67">. . .</text:p>
      <text:p text:style-name="P66"/>
      <text:p text:style-name="P68">I packed up some snacks, drove to Hannah’s, helped her load up, drove to Taco Billy, where she grabbed some food. I drove downtown, parked in front of Eulogy, started to load in my drums while she finished eating. We set up, checked sounds, ate food on the heated Burial patio, went to the green room, watched Darby’s great set, played a song with her, played a decent set ourselves, mingled with good friends in the crowd.</text:p>
      <text:p text:style-name="P68"><text:s text:c="3"/>I drove us to Hannah’s house in the snow, brought in her guitar, looked at my phone while she took a bath. We fell quickly asleep.</text:p>
      <text:p text:style-name="P68"/>
      <text:p text:style-name="P68">XI.XXII</text:p>
      <text:p text:style-name="P68"/>
      <text:p text:style-name="P68">Woke at nine, played Wordle and ended my 288-day streak on PEARL, but didn’t really care. I made coffee, drank it, got dressed, put my coffee in a <text:span text:style-name="T214">paper </text:span>cup and drove home; I was blocking Hannah and she had a 10:00 massage. I started gathering laundry, stripping my bed, putting my shoes away, d1020.</text:p>
      <text:p text:style-name="P68">. . .<text:span text:style-name="T200">I made a shaman on the Anniversary server, started laundry, made my bed, went out to the car for my bag, ate from it some grapes, a plum, the CheezIts, put the drinks away. Tony moved the espresso machine upstairs and so I made a coffee. . .</text:span><text:span text:style-name="T201">I made a priest, did the first couple quests, d121. . .</text:span><text:span text:style-name="T202">I retrieved my clothes, made another coffee, did a Shamaka quest.</text:span></text:p>
      <text:p text:style-name="P68">. . .<text:span text:style-name="T203">I played some priest, played some shaman, started a rogue, d543. . .</text:span><text:span text:style-name="T204">I ordered some pizza, played some priest, played some shaman, d737. . .</text:span><text:span text:style-name="T205">I took a bath, ran to Brill on the priest, logged, looked at Instagram, got the Coke out of the fridge, had another slice, d905. . .</text:span><text:span text:style-name="T206">I did a quest on the </text:span><text:soft-page-break/><text:span text:style-name="T206">shaman, laid in bed a long time, talked to Hannah on the phone, d1149.</text:span></text:p>
      <text:p text:style-name="P68"/>
      <text:p text:style-name="P69">XI.XXIII</text:p>
      <text:p text:style-name="P69"/>
      <text:p text:style-name="P69">I woke, played Wordle, (JELLY in five,) made a cup of coffee, looked at my phone, thought about how cool it is to not drink anymore, made another cup of coffee, d1010, <text:span text:style-name="T207">did a couple shaman quests, d1045, </text:span><text:span text:style-name="T208">laid in bed, texted with Hannah, brushed my teeth, made a third coffee, </text:span><text:span text:style-name="T179">d1154</text:span><text:span text:style-name="T208">.</text:span></text:p>
      <text:p text:style-name="P69">. . .<text:span text:style-name="T209">Hannah picked me up and we rode to Odd’s, where we both ordered lattes and her a couple snacks. We drove to Harris Teeter and I snagged some grapes, coffee, CheezIts, Hop Splash. We drove to her house, laid in the guest bed, ate some broccoli/rice, drove to my house, d419. </text:span><text:span text:style-name="T210">I logged into Era, talked to Milrond, made Mooncloth, d458.</text:span></text:p>
      <text:p text:style-name="P69"/>
      <text:p text:style-name="P70">. . .</text:p>
      <text:p text:style-name="P69"/>
      <text:p text:style-name="P71">I drove to the Orange Peel, parked, loaded in, was the first one there, said hello to Jess, Zach, Scott, set up, checked sounds w/ <text:span text:style-name="T19">There’s too Many Sounds to Check</text:span>, went to Mamacita’s, ran into The Get Right Band + Molly Milroy, performed an improvised musical about Target and Following a Door Dash driver, went across the street to the Lazoom <text:span text:style-name="T214">R</text:span>oom to witness karaoke, went back across the street to Moxy, had two mocktails, drove to Hannah’s house, got undressed, talked about our gigs, got in bed.</text:p>
      <text:p text:style-name="P71"><text:s text:c="3"/>I eventually moved to the guest room.</text:p>
      <text:p text:style-name="P71"/>
      <text:p text:style-name="P71">XI.XXIV</text:p>
      <text:p text:style-name="P71"/>
      <text:p text:style-name="P72">I woke at 830, played Wordle (TWIST in five,) went to the bedroom, felt like I was waking Hannah up too early, moved back to the guest room, was joined for cuddles. At 11, I made coffee, sat in the living room, spent a long time drinking it. Hannah made food and started to clean. I got dressed, drove home, turned on the espresso machine, d1230.</text:p>
      <text:p text:style-name="P72"><text:soft-page-break/><text:span text:style-name="T211"><text:s text:c="3"/>I had a strange urge to take my boots off on the porch; Nina was out there with a letter. Apparently Tony had invited her over for dinner and she wanted me to tell him she respectfully declined. </text:span></text:p>
      <text:p text:style-name="P72">. . .<text:span text:style-name="T212">I ate lots of CheezIts, grapes, played my Shaman up to level 10, d503.</text:span></text:p>
      <text:p text:style-name="P72"/>
      <text:p text:style-name="P73">. . .</text:p>
      <text:p text:style-name="P72"/>
      <text:p text:style-name="P75">Hannah called and it seemed like she wasn’t in the mood for the fuss of a date, so I got high and ground out another level on Shamaka. I decided to take a break and got a text from Hannah asking if I wanted to go to Walmart for ant bait, and if I would drive.</text:p>
      <text:p text:style-name="P75"><text:s text:c="3"/>I went down to her house, picked her up, put air in my tire. She opened the passenger door and said, “We’re having bait night instead of date night,” shut it again. I was very proud. I drove us to the Weaverville Walmart, couldn’t find anyone in customer service; it didn’t seem like anyone was in electronics either, so I just followed Hannah around while she got ant bait, cookies, peanut butter.</text:p>
      <text:p text:style-name="P75"><text:s text:c="3"/>I bought a Snickers bar to see if I could scan my code as currency, but it didn’t work. I drove us to her house, where we decorated her Christmas tree. I didn’t feel like I was as full of life as I should have been. I laid down on her couch and she eventually came to cuddle me. I said I would either need to leave soon or go lay down.</text:p>
      <text:p text:style-name="P75"><text:s text:c="3"/>She said she might ask me to leave because she realized at some point in the day that she hadn’t gotten enough alone time and ended up wishing she had asked me to leave earlier that morning. I drove home, got straight into bed, dreamed very many dreams.</text:p>
      <text:p text:style-name="P72"/>
      <text:p text:style-name="P74"/>
      <text:p text:style-name="P74"/>
      <text:p text:style-name="P74"/>
      <text:p text:style-name="P74"/>
      <text:p text:style-name="P74"/>
      <text:p text:style-name="P74"/>
      <text:p text:style-name="P74"><text:soft-page-break/>XI.XXV</text:p>
      <text:p text:style-name="P74"/>
      <text:p text:style-name="P74">I woke around 930, played Wordle (BROWN in four,) heat<text:span text:style-name="T215">ed</text:span> some water for my coffee cup, made a coffee, looked at my phone, made a plan to get lunch with Hannah, started heating up more water, <text:span text:style-name="T213">wrote</text:span><text:span text:style-name="T122">d1103</text:span><text:span text:style-name="T180">, </text:span><text:span text:style-name="T181">made edits</text:span><text:span text:style-name="T123">d1115</text:span><text:span text:style-name="T181">. . .</text:span><text:span text:style-name="T182">I walked to the Family Dollar, got a small cup of coffee from Deep Time, sat on the wall of the church and waited for Hannah.</text:span></text:p>
      <text:p text:style-name="P74"><text:span text:style-name="T182"><text:s text:c="3"/>We drove downtown, parked in the garage, ate Mamacita’s, walked up to S&amp;W, where the hop was selling outside. We went inside, where she got ice cream and me, a latte, then enjoyed them in the sun in the park. We walked back to the garage, drove to the west side. She dropped me off at Bad Manners, but they had closed at least five minutes early, so I walked home, laid on the bed, tried to steam what was left of my milk, put it on top of a coffee, turning it cold</text:span><text:span text:style-name="T124">d228</text:span><text:span text:style-name="T182">.</text:span></text:p>
      <text:p text:style-name="P74"><text:span text:style-name="T182">. . .</text:span><text:span text:style-name="T183">I quested around Mulgore on the Shaman, walked to Odd’s, ordered a latte, pasted several pages, walked home</text:span><text:span text:style-name="T125">d436</text:span><text:span text:style-name="T183">, </text:span><text:span text:style-name="T184">finished all my Mulgore quests, ran to Crossroads. The first chat I saw upon entering The Barrens was about how Chuck Norris clogs the toilet when he pees. I set my hearth, logged, took a bath</text:span><text:span text:style-name="T126">d617</text:span></text:p>
      <text:p text:style-name="P74"><text:span text:style-name="T126"/></text:p>
      <text:p text:style-name="P77">. . .</text:p>
      <text:p text:style-name="P78"/>
      <text:p text:style-name="P79">I walked to Country Club, drank two Athletics while talking to Kevin Smith, Colin Graham, Benny, Ryan, listened to a couple songs, walked down to Hannah’s, took out the recycling, turned on the Christmas tree, laid on the couch and read Heart of Darkness/looked at my phone.</text:p>
      <text:p text:style-name="P79"><text:s text:c="3"/>Hannah came home, took a bunkie dunkie, cuddled me on the couch, quickly suggested we head to the bedroom. We laid naked with each other and eventually made love. She got a bit upset at everything and had a small meltdown. She eventually went to the guest room and I had crazy dreams.</text:p>
      <text:p text:style-name="P79"/>
      <text:p text:style-name="P79"/>
      <text:p text:style-name="P79"><text:soft-page-break/>XI.XVI</text:p>
      <text:p text:style-name="P79"/>
      <text:p text:style-name="P79">When I saw that both cats had left the guest room, I went in, cuddled, eventually made coffee. We drank it on the couch and made sure that we weren’t fighting. I walked to Taco Billy, where I met Gary, had two breakfast tacos, coffee and Coke, then went across the street to Community, where they had acquired exactly one plant. I got a funny tasting $7 latte, walked West, talked to Hannah on the phone outside of Double Crown, walked home<text:span text:style-name="T121">d136</text:span>, <text:span text:style-name="T215">pooped, logged into my druid but still had a day on my mooncloth cooldown</text:span><text:span text:style-name="T127">d154</text:span><text:span text:style-name="T215">.</text:span></text:p>
      <text:p text:style-name="P79"/>
      <text:p text:style-name="P80">. . .</text:p>
      <text:p text:style-name="P79"/>
      <text:p text:style-name="P81">The smoke alarm in Tony’s room was chirping, driving me crazy. I got in the car, realized Hannah may not have left for work yet and didn’t want to drive by her house, so I took the long way downtown to Merrimon. I went inside, took an immediate two-hour nap, woke around 4:30 and remained in a meditative state until I heard my phone ringing at 6:45. It was Charlie.</text:p>
      <text:p text:style-name="P81"><text:s text:c="3"/>“Are you here?” he asked.</text:p>
      <text:p text:style-name="P81"><text:s text:c="3"/>I said, “Where?”</text:p>
      <text:p text:style-name="P81"><text:s text:c="3"/>“Practice,” he said. “We were afraid you might be dead.”</text:p>
      <text:p text:style-name="P81"><text:s text:c="3"/>I put on my clothes, hopped in the car, put air in the tire and sped to Hendrix. Charlie was attempting to play drums and trumpet<text:note text:id="ftn3" text:note-class="footnote"><text:note-citation>3</text:note-citation><text:note-body><text:p text:style-name="P87"><text:s/>Drumpet?</text:p></text:note-body></text:note> at the same time. We had a fun rehearsal. Melissa left first to get Max, and Charlie after a couple more tunes so that he could get cat food from Ingles before they closed.</text:p>
      <text:p text:style-name="P81"><text:s text:c="3"/>Wyndham was talking excitedly and slipping into jam mode, so I stood up and said, “I hope everyone has a good Thanksgiving,” got in the car, drove back to Scott’s, opened a sparkling water, sat in the chair, looked at my phone until Hannah called at around 11:30, went to bed.</text:p>
      <text:p text:style-name="P81"><text:soft-page-break/>XI.XVII</text:p>
      <text:p text:style-name="P81"/>
      <text:p text:style-name="P81">I woke, ate a pear, relaxed, played Wordle. Hannah texted saying she was awake, <text:span text:style-name="T219">so</text:span> I asked if she wanted to come over, hang out, eventually get BBQ. She said she needed time to write and put laundry away, asked if I could bring BBQ to <text:span text:style-name="T19">her</text:span>. I said okie doke, drove to Rite Rite, <text:span text:style-name="T219">which</text:span> <text:span text:style-name="T219">was</text:span> closed, continued to Moe’s, ordered food for both of us, swung by Get Roasted, loved it, drove in hella traffic to Hannah’s.</text:p>
      <text:p text:style-name="P81"><text:s text:c="3"/>She was writing lyrics and played four seconds of a song to make sure she had the right thing. I was very proud of her and felt better about having gone out of my way. We ate, napped, made love until she was very late for work. I stayed in bed, recovered my strength, drove back to Scott’s, took a nap until 5:30, ate some goulash, played some chess, went back to bed.</text:p>
      <text:p text:style-name="P81"><text:s text:c="3"/>Hannah called at 11:45 but I was halfway asleep, so we kept it brief. Myrtle was on cat time and tearing ass around the house. I eventually picked her up and put her <text:span text:style-name="T219">o</text:span>n the bed, <text:span text:style-name="T219">thus</text:span> deactivat<text:span text:style-name="T219">ing</text:span> her.</text:p>
      <text:p text:style-name="P81"/>
      <text:p text:style-name="P81">XI.XVIII</text:p>
      <text:p text:style-name="P81"/>
      <text:p text:style-name="P81">I woke at 8:45, very tired, played Wordle (CROCK in five,) made coffee, drank it out of a paper cup, ate a banana, packed Myrtle’s things, tidied up, returned the key, drove to Irina’s apartment, met her, dropped off Myrtle, drove to Meyers, texted people and wrote.<text:span text:style-name="T121">d1114</text:span> </text:p>
      <text:p text:style-name="P81"><text:s text:c="3"/><text:span text:style-name="T216">I flossed, started laying items out on the living room table, checked out </text:span><text:span text:style-name="T23">Jefferson for Jane</text:span><text:span text:style-name="T216">, sent Kevin some clips, made a cup of coffee, </text:span><text:span text:style-name="T217">proofread, pasted, printed journal entries, </text:span><text:span text:style-name="T216">logged into Kamaka, wished Loot the Dog a happy Thanksgiving, ported to Moonglade and made a piece of mooncloth.</text:span><text:span text:style-name="T128">d1157</text:span><text:span text:style-name="T216"> </text:span><text:span text:style-name="T218">I listened to </text:span><text:span text:style-name="T24">Colorful Christmas</text:span><text:span text:style-name="T218"> on Spotify and packed my bags for Columbia.</text:span><text:span text:style-name="T129">d1212</text:span><text:span text:style-name="T218"> </text:span></text:p>
      <text:p text:style-name="P81"/>
      <text:p text:style-name="P89">/ / /</text:p>
      <text:p text:style-name="P90"/>
      <text:p text:style-name="P90"/>
      <text:p text:style-name="P90"/>
      <text:p text:style-name="P91">I laid on the floor bed and lightly napped until I had a text from Julia that said <text:span text:style-name="T19">Azul?</text:span> I stood up, walked out, played a game against her &amp; Dan, started another w/ Sarah <text:span text:style-name="T220">j</text:span>oining. We put it on hold when pizza arrived, ate dinner, said what we were grateful for. Mine was Hannah inviting me to enjoy her delightfully chaotic family. We ate some ice cream, finished our game, packed up, said goodbye, drove to Hannah’s, stopping at a Valero/Scotchman for gas/coffee/gummy clusters.</text:p>
      <text:p text:style-name="P81"><text:s text:c="3"/>I helped Hannah load in<text:span text:style-name="T220">to her house</text:span>. It was very cold outside and I went straight to bed. It took her a while to settle down. She was squirrling around the house, checking on me, telling me stories, asking Kathryn/Tim about the noisy heater, trying to get Suli out of the house...</text:p>
      <text:p text:style-name="P81"/>
      <text:p text:style-name="P81">XII.II</text:p>
      <text:p text:style-name="P81"/>
      <text:p text:style-name="P81">I woke while Hannah was getting ready at 6:15 but then fell deeply asleep, dreaming of secret sections of both her house and mine plus mysterious roommates. I got up at ten, got dressed, walked to Bad Manners, ordered an Americano, walked home, unpacked a bit, realized my journal was missing. I laid in bed feeling very tired but slowly putting things away. I did part of my <text:span text:style-name="T220">s</text:span>haman quest with the help of a stranger, went back to Crossroads, logged off, put on full winter gear, walked to Odd’s with my new brown cup, then Aldi.</text:p>
      <text:p text:style-name="P81"><text:s text:c="3"/>I bought mandarins, a banana, Perfect Pairing grapes, CheezIts, walked home, finished my fire totem quest and a couple other runarounds. Hannah said she was leaving work; I laid in bed scrolling on my phone. It took her an hour to get home, but she did locate my journal, invited me over for spaghetti dinner and said she needed beef/noodles, then called, embarrassed by the fact she needed sauce as well. I said I was happy to grab three things, hung up the phone, sat at the computer recounting the day and then the previous evening<text:span text:style-name="T121">k532</text:span>.</text:p>
      <text:p text:style-name="P81"/>
      <text:p text:style-name="P89">. . .</text:p>
      <text:p text:style-name="P81"><text:soft-page-break/></text:p>
      <text:p text:style-name="P93">I walked past the standstill traffic to Ingles, found GF noodles, HNG beef, green grapes, decided I wasn’t sure what sauce to get, texted Hannah, sat at the deli tables awaiting her response, researching Jack Antonoff after hearing <text:span text:style-name="T19">fun. </text:span><text:span text:style-name="T229">c</text:span>overing <text:span text:style-name="T19">Sleigh Ride</text:span> over the speakers. I grabbed Prego chunky garlic &amp; herbs, walked to her house, made spaghetti.</text:p>
      <text:p text:style-name="P93"><text:s text:c="3"/>We watched <text:span text:style-name="T19">Sleepless in Seattle</text:span>, did the dishes. I looked at my phone while she rearranged the photos on her fridge to accommodate for the Edventure photobooth strips. We drank tea on the couch and talked about intrinsic/extrinsic motivation, then notated sections of <text:span text:style-name="T19">Pink Pony Club</text:span>. We cuddled in bed for a moment, and then she went to the guest room.</text:p>
      <text:p text:style-name="P93"/>
      <text:p text:style-name="P93">XII.III</text:p>
      <text:p text:style-name="P93"/>
      <text:p text:style-name="P93">We had brief chats and cuddles at six AM. She reported that there had been a light dusting outside and went off to work. I slept til 9:45, played Wordle (SHAKY in four,) got up, ate vitamins, got dressed, walked to Bad Manners, ordered an Americano in my new brown cup, walked home, put away my leftover spaghetti and turned on my coffee warmer.<text:span text:style-name="T121">d1051</text:span></text:p>
      <text:p text:style-name="P93"><text:s text:c="3"/><text:span text:style-name="T221">I turned in a quest, </text:span><text:span text:style-name="T222">hit level 14</text:span><text:span text:style-name="T221">, went to Org, trained, ran RFC, turned in quests in UC/TB, went back to Crossroads, pooped.</text:span><text:span text:style-name="T130">d1252 </text:span><text:span text:style-name="T223">I took a</text:span><text:span text:style-name="T224">n amazing</text:span><text:span text:style-name="T223"> bath, </text:span><text:span text:style-name="T224">turned on the kettle</text:span><text:span text:style-name="T223"> and got some grapes out of the fridge.</text:span><text:span text:style-name="T131">d151</text:span><text:span text:style-name="T223"> </text:span><text:span text:style-name="T225">I killed some bristlebacks, ate my leftover spaghetti, finished my coffee and looked at Instagram,</text:span><text:span text:style-name="T132">d303 </text:span><text:span text:style-name="T226">killed a couple more bristlebacks and their leader, hearthed to Crossroads.</text:span><text:span text:style-name="T133">d325</text:span><text:span text:style-name="T226"> </text:span></text:p>
      <text:p text:style-name="P93"><text:s text:c="3"/><text:span text:style-name="T227">I laid in my bed until Hannah called, saying she wanted to come over. I flossed, brushed, put on a Peach Pit record, cuddled with her, talked about the snafu of Poppy not hiring Kathryn, made some of the best love ever, cuddled some more, made coffee, listened to a couple wake-up songs, parted ways. I drove to Hendrix for our final practice there, which was silly and surreal. We called ourselves the Outer </text:span><text:soft-page-break/><text:span text:style-name="T227">Space Blobsolescence. Hannah had given me a giant bag of popcorn. I said my goodbyes, drove home while talking </text:span><text:span text:style-name="T235">on the phone</text:span><text:span text:style-name="T227">, went inside, ate a mandarin,</text:span><text:span text:style-name="T134">d1030</text:span><text:span text:style-name="T227"> </text:span><text:span text:style-name="T228">did quests around the Barrens,</text:span><text:span text:style-name="T135">d101</text:span><text:span text:style-name="T228"> </text:span><text:span text:style-name="T230">scrolled on Youtube.</text:span><text:span text:style-name="T136">d118</text:span></text:p>
      <text:p text:style-name="P93"><text:span text:style-name="T136"/></text:p>
      <text:p text:style-name="P94">XII.IV</text:p>
      <text:p text:style-name="P94"/>
      <text:p text:style-name="P94">I woke around 9:45, very warm and dry, <text:span text:style-name="T235">almost hungover</text:span>. I took off my two hoodies, turned off my lamp, put up my blinds, peed, took off my two pairs of pants, turned down the heat, made my bed, consolodated my trash, opened a fresh Hop Splash, made a coffee, did a vowelless Wordle (CRYPT in four,) laid in bed for a while, started another coffee.<text:span text:style-name="T121">d1033</text:span> </text:p>
      <text:p text:style-name="P94"><text:s text:c="3"/><text:span text:style-name="T231">I killed harpies, dying once, hearthed, had a text from my mom: </text:span></text:p>
      <text:p text:style-name="P94"><text:s text:c="3"/>“<text:span text:style-name="T19">Hi boyo, hope you all had a lovely T'giving and your cheeky bums are staying warm. I'm thinking I can get out there to take care of offloading the car the week of 12/16 if that works for you. Text me when the inspection is done so I can send in the registration renewal. That way it will at least be in the system even if I haven't yet gotten the paper copy. </text:span></text:p>
      <text:p text:style-name="P95">Luv you<text:span text:style-name="T51">”</text:span></text:p>
      <text:p text:style-name="P95"><text:span text:style-name="T51"><text:s text:c="3"/></text:span><text:span text:style-name="T55">I felt stressed, finished my coffee in bed, looked at my phone, told her I’d be free on the 18</text:span><text:span text:style-name="T138">th</text:span><text:span text:style-name="T55"> and 19</text:span><text:span text:style-name="T138">th</text:span><text:span text:style-name="T55">. I remembered there are no problems for the true Self, pasted a page into my journal,</text:span><text:span text:style-name="T138">d1221</text:span><text:span text:style-name="T55"> </text:span><text:span text:style-name="T56">did a couple quests around the Sludge Fen, hearthed to XR and flew to Org.</text:span><text:span text:style-name="T139">d111</text:span><text:span text:style-name="T56"> </text:span><text:span text:style-name="T57">I took a bath, turned in a quest, did some leatherworking,</text:span><text:span text:style-name="T140">d144</text:span><text:span text:style-name="T57"> </text:span><text:span text:style-name="T58">laid in bed and attempted to ease my mind by texting the Ponies:</text:span></text:p>
      <text:p text:style-name="P96"><text:span text:style-name="T58"><text:s text:c="3"/>“</text:span><text:span text:style-name="T232">Afternoon, friends — preemptively seeking knowledge regarding the whereabouts of Tina's keys so as to ensure smooth execution of the plan to drive her car from Middlemont to the airport, commencing at approximately 8PM. Good vibes to you all [okay </text:span><text:span text:style-name="T233">fingers</text:span><text:span text:style-name="T232">]</text:span><text:span text:style-name="T58">”</text:span><text:span text:style-name="T141">d208</text:span></text:p>
      <text:p text:style-name="P96"><text:span text:style-name="T141"><text:s text:c="3"/></text:span><text:span text:style-name="T59">I started getting dressed, logged in and hearthed to Crossroads </text:span><text:span text:style-name="T60">and heard from Ryan that the keys are </text:span><text:soft-page-break/><text:span text:style-name="T60">in the mailbox</text:span><text:span text:style-name="T59">.</text:span><text:span text:style-name="T142">d219</text:span><text:span text:style-name="T59"> </text:span><text:span text:style-name="T61">I walked to the market, bought an Italian Job, ate it on the steps outside of Character Study, went to Aldi, bought green grapes, plums, bananas, CheezIts, ran into </text:span><text:span text:style-name="T66">Harold</text:span><text:span text:style-name="T61"> on my way to Odd’s, where I ordered a free latte. </text:span><text:span text:style-name="T66">An old friend</text:span><text:span text:style-name="T61"> had messaged me asking how I was doing, so I said:</text:span></text:p>
      <text:p text:style-name="P96"><text:span text:style-name="T61"><text:s text:c="3"/>“</text:span><text:span text:style-name="T234">I’m gooood, just playing music and world of warcraft and reading and writing and hanging with Hannah — bout to make a bunch of journals to sell at Scott’s new shop in Atomic and currently getting an afternoon latte. How are you?</text:span></text:p>
      <text:p text:style-name="P96"><text:span text:style-name="T234"><text:s text:c="3"/>Mr. Picnic is here giving me weird vibes as usual</text:span><text:span text:style-name="T61">”</text:span></text:p>
      <text:p text:style-name="P97"><text:span text:style-name="T61"><text:s text:c="3"/>I walked home and put away my groceries,</text:span><text:span text:style-name="T143">d350</text:span><text:span text:style-name="T61"> </text:span><text:span text:style-name="T62">killed some raptors/harpies, hearthed to XR, flew to Ratchet, turned in a quest, did some banking, took a poop.</text:span><text:span text:style-name="T144">d450</text:span><text:span text:style-name="T62"> </text:span><text:span text:style-name="T63">I texted Hannah my plan and made a coffee: </text:span></text:p>
      <text:p text:style-name="P97"><text:span text:style-name="T63"><text:s text:c="3"/>“</text:span><text:span text:style-name="T236">Hey sweet pea, my new plan is to walk to Middlemont presently, grab Tina's car, meet y'all at Papas &amp; Beer on Tunnel Road, drive to the airport around 8:00, then have Tina drop me off either at my house or yours depending on what you feel like doing after dinner!</text:span><text:span text:style-name="T63">”</text:span><text:span text:style-name="T145">d512</text:span><text:span text:style-name="T63"> </text:span></text:p>
      <text:p text:style-name="P97"><text:span text:style-name="T63"><text:s text:c="3"/></text:span><text:span text:style-name="T64">I walked to Middlemont, grabbed Tina’s car, drove to the Brew Pump, called Hannah. She said dinner had been pushed back to 6:30, so I went inside, bought a sixer of Trail Pass and drank one at the bar with Holly and a friendly stranger who recommended the fajitas. I drove east, hitting standstill traffic on the bridge, made it to Papas &amp; Beer, sat with Liz and Rachel.</text:span></text:p>
      <text:p text:style-name="P97"><text:span text:style-name="T64"><text:s text:c="3"/>We chatted until Hannah showed up, ordered, ate, chatted some more. I drove to the airport, did two laps, parked at the gas station, immediately had a text that they were ready, did a third lap, picked up Tina/Martha, drove to my house while catching them up on recent happenings. I rejected the band name </text:span><text:span text:style-name="T237">Airport Chinese</text:span><text:span text:style-name="T64">, walked inside, put away my beer, sat at the computer.</text:span><text:span text:style-name="T146">d916</text:span><text:span text:style-name="T64"> </text:span></text:p>
      <text:p text:style-name="P97"><text:span text:style-name="T64"/></text:p>
      <text:p text:style-name="P97"><text:span text:style-name="T64"/></text:p>
      <text:p text:style-name="P97"><text:span text:style-name="T64"/></text:p>
      <text:p text:style-name="P98"><text:soft-page-break/><text:span text:style-name="T64">. . .</text:span></text:p>
      <text:p text:style-name="P97"><text:span text:style-name="T64"/></text:p>
      <text:p text:style-name="P97"><text:span text:style-name="T65">I did some pirate quests, hearthed to Crossroads, trained leatherworking, level-18 abilities, first aid. Hannah picked me up and we drove to her house, cuddled until she moved to the guest bed.</text:span></text:p>
      <text:p text:style-name="P99"><text:span text:style-name="T51"/></text:p>
      <text:p text:style-name="P99"><text:span text:style-name="T51">XII.V</text:span></text:p>
      <text:p text:style-name="P99"><text:span text:style-name="T51"/></text:p>
      <text:p text:style-name="P99"><text:span text:style-name="T51">I woke and noticed it was light out. Hannah had declared a half-day on account of her headache. I laid in bed with her and got my hair stepped on by Bruce. It was very windy. Hannah got up to make coffee, gave me some vitamins. I asked for a ride home and she said let’s do it, so I made a coffee, got dressed, got in the car. She drove to the Brew Pump for hop waters and seemed in a very good mood.</text:span></text:p>
      <text:p text:style-name="P99"><text:span text:style-name="T51"><text:s text:c="3"/>I was in the kind of state where I can’t make any decisions, and the whole chain of </text:span><text:span text:style-name="T70">actions</text:span><text:span text:style-name="T51"> lead</text:span><text:span text:style-name="T70">ing</text:span><text:span text:style-name="T51"> to a successful gig seem to warrant all my focus. She drove me home and I explained that as best as I could in front of my house. I hope she doesn’t worry.</text:span><text:span text:style-name="T137">d956</text:span><text:span text:style-name="T51"> </text:span></text:p>
      <text:p text:style-name="P99"><text:span text:style-name="T51"><text:s text:c="3"/></text:span><text:span text:style-name="T67">I tested the seeds at the stagnant oasis, hearthed, laid in bed, eventually took off my shoes, figured out what I want</text:span><text:span text:style-name="T70">ed</text:span><text:span text:style-name="T67"> to wear, queued up some Dominos, laid in bed some more, took a bath,</text:span><text:span text:style-name="T147">d1224</text:span><text:span text:style-name="T67"> </text:span><text:span text:style-name="T68">killed some turtles around the stagnant oasis, hearthed, flew to Thunder </text:span><text:span text:style-name="T70">B</text:span><text:span text:style-name="T68">luff, picked up a Wailing Caverns quest, did some leatherworking, cooking and banking, flew to Ratchet while starting to get into my show clothes.</text:span><text:span text:style-name="T148">d1256</text:span><text:span text:style-name="T68"> </text:span></text:p>
      <text:p text:style-name="P99"><text:span text:style-name="T68"><text:s text:c="3"/></text:span><text:span text:style-name="T69">I got dressed, laid in bed looking at my phone, ordered pizza, did the raptor feather quest, hearthed, flew to Camp T, turned in a quest and picked up a couple more, flew back to Crossroads.</text:span><text:span text:style-name="T149">d226</text:span><text:span text:style-name="T69"> </text:span></text:p>
      <text:p text:style-name="P99"><text:span text:style-name="T69"/></text:p>
      <text:p text:style-name="P100"><text:span text:style-name="T69">. . .</text:span></text:p>
      <text:p text:style-name="P99"><text:span text:style-name="T69"/></text:p>
      <text:p text:style-name="P101"><text:span text:style-name="T69">I </text:span><text:span text:style-name="T51">drove to the Patton Shell, </text:span><text:span text:style-name="T70">got</text:span><text:span text:style-name="T51"> air and $20 worth of gas, drove to White Horse Black Mountain. No one was there, so I sat in the car until Mary Ellen and Bob Hinkle pulled up. She let me in the building, </text:span><text:soft-page-break/><text:span text:style-name="T51">turned on some lights, told me not to smoke all the chips and left. Dulci arrived next. I was done setting up by the time Kev &amp; Alyse </text:span><text:span text:style-name="T73">showed</text:span><text:span text:style-name="T51">, sprawled out on a couch. Josh was pretty late and so our mediocre sound check was not finished until seven.</text:span></text:p>
      <text:p text:style-name="P101"><text:span text:style-name="T51"><text:s text:c="3"/>We played a very fun show to a very mid crowd. I was glad to see Hannah, Fox, Alex, Jason, Gene, Amanda, David, all of whom had a good reason to be there. I packed up while eating a slice of pizza, but the Mini would not start. Alyse and Kevin and I failed to find the battery and I said I’d rather not mess with it. I caught a ride home with them, undressed and went quickly to bed.</text:span></text:p>
      <text:p text:style-name="P101"><text:span text:style-name="T51"/></text:p>
      <text:p text:style-name="P101"><text:span text:style-name="T51">XII.VI</text:span></text:p>
      <text:p text:style-name="P101"><text:span text:style-name="T51"/></text:p>
      <text:p text:style-name="P101"><text:span text:style-name="T51">I woke at six thinking about Hannah and her head. An alarm started ringing in the basement at seven. I played Wordle (SHOVE</text:span><text:span text:style-name="T137">?</text:span><text:span text:style-name="T51"> in five,) got up at eight, heard from Hannah that her headache was gone, made a coffee and wrote.</text:span><text:span text:style-name="T137">d816</text:span></text:p>
      <text:p text:style-name="P101"><text:span text:style-name="T51"><text:s text:c="3"/></text:span><text:span text:style-name="T71">I laid in bed napping/rotting, eventually decided to farm my way to the Bolder Lode Mine, where I got a cats eye emerald on my first kill and buddied up with a hunter to get the manual pages/cover, then ported to Crossroads and flew to Ratchet.</text:span><text:span text:style-name="T150">d117</text:span></text:p>
      <text:p text:style-name="P101"><text:span text:style-name="T150"/></text:p>
      <text:p text:style-name="P102"><text:span text:style-name="T71">. . .</text:span></text:p>
      <text:p text:style-name="P101"><text:span text:style-name="T71"/></text:p>
      <text:p text:style-name="P103"><text:span text:style-name="T71">K</text:span><text:span text:style-name="T51">evin picked me up at 3:35 and we drove to White Horse. He didn’t think he could get his car close enough to mine to use the cables, so we pushed </text:span><text:span text:style-name="T73">the Mini</text:span><text:span text:style-name="T51"> down a slight hill into the middle of the lot. We hooked up the cables and tried starting it a couple times, but no luck. Kevin did however retrieve his coat he had left in the green room.</text:span></text:p>
      <text:p text:style-name="P103"><text:span text:style-name="T51"><text:s text:c="3"/>I decided to wait five full minutes, and it seemed like it was charging, but it still </text:span><text:span text:style-name="T73">would</text:span><text:span text:style-name="T51"> not start. A mechanic was standing around making annoying small talk and we were starting to be pressed for time before Kevin had to go into work. We gave up charging and tried pushing the car back into the spot, but it was too heavy uphill, so we </text:span><text:soft-page-break/><text:span text:style-name="T51">left it in the middle of the lot and drove to Highland.</text:span></text:p>
      <text:p text:style-name="P103"><text:span text:style-name="T51"><text:s text:c="3"/>Kevin offered to buy me a dog, but I declined. I went inside, ordered an Athletic, talked to my mom on speakerphone, then Hannah. She invited me to hang out with her and her friend</text:span><text:span text:style-name="T51"><text:note text:id="ftn0" text:note-class="footnote"><text:note-citation>4</text:note-citation><text:note-body><text:p text:style-name="P88">Ross thinks her name might be Chelsea.</text:p></text:note-body></text:note></text:span><text:span text:style-name="T51"> at Character Study, so I ordered an uber and a hot dog with slaw, chili and a pickle spear.</text:span></text:p>
      <text:p text:style-name="P103"><text:span text:style-name="T51"><text:s text:c="3"/>I ate my dog, threw away part of my beer, hopped in the car with Mike, listened to some very loud jam music, rode to Character Study, complained about my car, drank another Athletic. Hannah’s friend left and Hannah said she was ready to go home, so we got in her car and drove around the block, but she realized she was getting hungry and wanted to avoid the scaries, so we parked in front of Character Study </text:span><text:span text:style-name="T73">again </text:span><text:span text:style-name="T51">and walked across the street to UJ.</text:span></text:p>
      <text:p text:style-name="P103"><text:span text:style-name="T51"><text:s text:c="3"/>We ordered burgers and watched a bit of The Last Jedi, then went down to her house and made love, after which she moved into the guest room.</text:span></text:p>
      <text:p text:style-name="P103"><text:span text:style-name="T51"/></text:p>
      <text:p text:style-name="P103"><text:span text:style-name="T51">XII.XII</text:span></text:p>
      <text:p text:style-name="P103"><text:span text:style-name="T51"/></text:p>
      <text:p text:style-name="P103"><text:span text:style-name="T51">I woke around 8:30 and laid in bed, sent Hannah a cat meme. When she liked it, I wandered into her room, cuddled. I made coffee for us and we talked to her mom + granpap on facetime. We then got dressed and drove to White Horse, parked next to the Mini, hooked up the cables. I set a timer for ten minutes while she went and did some shopping at Acoustic Corner</text:span><text:span text:style-name="T51"><text:note text:id="ftn4" text:note-class="footnote"><text:note-citation>5</text:note-citation><text:note-body><text:p text:style-name="P88">Hannah purchases three packs of strings, a guitar book and five picks.</text:p></text:note-body></text:note></text:span><text:span text:style-name="T51">.</text:span></text:p>
      <text:p text:style-name="P103"><text:span text:style-name="T51"><text:s text:c="3"/>The car started, and so I drove it home and unloaded things while Hannah grabbed burgers from Foothills. We reheated fries in the toaster oven, listened to Now You See Them, ate, drove to her house. I dropped her off and drove to the storage unit by Scott’s house just as Alyse and Kevin (so I thought) were leaving. I turned around and followed them to their house to see that it was actually Melissa Stutts in the passenger seat. Kevin and LJ </text:span><text:soft-page-break/><text:span text:style-name="T51">were riding in the truck together. He backed it to the basement and we loaded thanks to his amazing </text:span><text:span text:style-name="T75">new </text:span><text:span text:style-name="T51">dolly, ate pizza upstairs, loaded a few more things. I announced I had to go meet Hannah, drove to her house.</text:span></text:p>
      <text:p text:style-name="P103"><text:span text:style-name="T51"><text:s text:c="3"/>She had just woken up and was getting ready. We </text:span><text:span text:style-name="T75">then</text:span><text:span text:style-name="T51"> drove to Bagatelle for a journal, but when I walked in, I realized </text:span><text:span text:style-name="T75">it</text:span><text:span text:style-name="T51"> was not the bookshop I </text:span><text:span text:style-name="T75">had been</text:span><text:span text:style-name="T51"> thinking of, and she correctly figured I meant Whist. I walked down there, found a journal, stood in line for ages, got back in the car, drove east.</text:span></text:p>
      <text:p text:style-name="P103"><text:span text:style-name="T51"><text:s text:c="3"/>We had decided against coffee but then changed our minds, went to the Ingles Starbucks on Tunnel Road, </text:span><text:span text:style-name="T72">ordered lattes, drove to Liz’s house, watched American Lampoon’s Christmas Vacation. I made journals while she signed up for health insurance. Then we ate ice cream and soup, me in that order and she the opposite.</text:span></text:p>
      <text:p text:style-name="P103"><text:span text:style-name="T72"><text:s text:c="3"/>We left after all the other girls, went to her house. I got immediately in bed while she went around and cleaned. We made love for a long while with an intermission of silliness, then cuddled. She eventually moved to the guest room.</text:span></text:p>
      <text:p text:style-name="P103"><text:span text:style-name="T72"/></text:p>
      <text:p text:style-name="P104"><text:span text:style-name="T51">XII.VIII</text:span></text:p>
      <text:p text:style-name="P104"><text:span text:style-name="T51"/></text:p>
      <text:p text:style-name="P104"><text:span text:style-name="T51">I was surprised when Hannah woke at 7:30. I was doing Wordle in bed (HYENA in six) and was resistant when she brought me the headphones, which I think made her poop go away and embarassed her. I felt bad, decided it might be best if I went home for a while. I got dressed and she told me to enjoy my Bad Manners.</text:span></text:p>
      <text:p text:style-name="P104"><text:span text:style-name="T51"><text:s text:c="3"/>I said, “Thank you——I mean: </text:span>duh<text:span text:style-name="T51">, what did you </text:span>think<text:span text:style-name="T51"> I was gonna do??” I walked up, ordered an Americano, </text:span><text:span text:style-name="T75">went</text:span><text:span text:style-name="T51"> home, sat at the computer and wrote.</text:span><text:span text:style-name="T137">d1017</text:span><text:span text:style-name="T51"> </text:span></text:p>
      <text:p text:style-name="P105"><text:span text:style-name="T51"><text:s text:c="3"/></text:span><text:span text:style-name="T74">I did Stolen Silver, </text:span><text:span text:style-name="T75">slayed</text:span><text:span text:style-name="T74"> beasts along my way to kill the raptor under the dead tree, went to Ratchet, turned in a quest, did some banking, flew to Camp T, killed some thunderlizards, found Chen’s empty keg, flew to Crossroads, then Ratchet, then back to Crossroads.</text:span><text:span text:style-name="T151">d1120 </text:span></text:p>
      <text:p text:style-name="P105"><text:soft-page-break/><text:span text:style-name="T151"><text:s text:c="3"/></text:span><text:span text:style-name="T76">I took a bath, called Hannah, said I might walk to Aldi. She said she would call me back. I got dressed, heard from Hannah that she would be driving there with Kathryn, who picked me up. We stopped at the water cube outside of Firestorm, then shopped at Aldi. I bought grapes, bananas, mandarins, chocolate.</text:span></text:p>
      <text:p text:style-name="P105"><text:span text:style-name="T76"><text:s text:c="3"/>We drove to Ingles. </text:span><text:span text:style-name="T82">I said goodbye,</text:span><text:span text:style-name="T76"> went </text:span><text:span text:style-name="T82">over </text:span><text:span text:style-name="T76">to Bad Manners and talked about LEG day. They perked up when I mentioned World of Warcraft because they needed a four-letter tusked race for their crossword. I ordered a latte, walked up to Haywood, realized I had incorrectly told them it was okay to put down OGRE.</text:span></text:p>
      <text:p text:style-name="P105"><text:span text:style-name="T76"><text:s text:c="3"/>I walked back, said, “First of all, this latte is delicious. Secondly, they call the race Orcs, not Ogres.” I left again, walked home, put away my groceries.</text:span><text:span text:style-name="T152">d148</text:span><text:span text:style-name="T76"> </text:span><text:span text:style-name="T77">I ran to the north end of the Barrens to turn in a quest, heard from Scott that we’d be dickering </text:span><text:span text:style-name="T82">around</text:span><text:span text:style-name="T77"> at six, reported as much to Hannah; she called to make sure I was okay and asked if I wanted to come nap.</text:span><text:span text:style-name="T153">d201</text:span><text:span text:style-name="T77"> </text:span></text:p>
      <text:p text:style-name="P105"><text:span text:style-name="T77"/></text:p>
      <text:p text:style-name="P106"><text:span text:style-name="T77">. . .</text:span></text:p>
      <text:p text:style-name="P105"><text:span text:style-name="T77"/></text:p>
      <text:p text:style-name="P107"><text:span text:style-name="T77">I </text:span><text:span text:style-name="T51">walked to Botiwalla, ordered a desi salad with chicken tikka, went to Hannah’s, ate, cuddled, made love, cuddled, made coffee, caught a ride to the shed with Kev. We recorded organ/bass on some songs, then a bunch of percussion/bass.</text:span><text:span text:style-name="T137">d1241</text:span></text:p>
      <text:p text:style-name="P104"><text:span text:style-name="T78"/></text:p>
      <text:p text:style-name="P108"><text:span text:style-name="T51">XII.IX</text:span></text:p>
      <text:p text:style-name="P108"><text:span text:style-name="T51"/></text:p>
      <text:p text:style-name="P108"><text:span text:style-name="T51">I woke to a dreary but warm day, cleaned my room, made coffee,</text:span><text:span text:style-name="T137">d1051</text:span><text:span text:style-name="T51"> </text:span><text:span text:style-name="T79">drank it in bed, talked to Hannah on the phone, proclaimed I was in the mood for breakfast, walked up to Biscuit Head by myself for the first time ever and ordered a biscuit, two over-easy eggs, Carolina reaper bacon, honey maple sausage, a Coke and a Coffee, walked home, turned on the kettle.</text:span><text:span text:style-name="T154">d1221</text:span><text:span text:style-name="T79"> </text:span></text:p>
      <text:p text:style-name="P108"><text:span text:style-name="T79"><text:s text:c="3"/></text:span><text:span text:style-name="T80">I </text:span><text:span text:style-name="T82">made a coffee, </text:span><text:span text:style-name="T80">killed Quillboar until I hit 20, flew to Thunderbluff, trained skills, flew to </text:span><text:soft-page-break/><text:span text:style-name="T80">Ashenvale, found the outrunners, ran back to the Barrens, finished Chen’s keg, grabbed some shaman water quest, logged off, took a nap, </text:span><text:span text:style-name="T81">got dressed, made coffee</text:span><text:span text:style-name="T80">.</text:span><text:span text:style-name="T155">d42</text:span><text:span text:style-name="T156">9</text:span></text:p>
      <text:p text:style-name="P108"><text:span text:style-name="T156"><text:s text:c="3"/></text:span><text:span text:style-name="T83">I walked up Meyers, Brevard, Olney, Vermont, across the Wells Fargo lot to UJ, turned around and realized </text:span><text:span text:style-name="T90">Lil’</text:span><text:span text:style-name="T83"> Nick was at the Brew Pump, so I ordered a chicken plate, bought a lime Liquid Death, talked to Drew, sat outside, ate, gave half my food to Casey. I walked to Odd’s, but they were having a meeting, so I went to Izzy’s, ordered an Americano, walked down to Hendrix.</text:span></text:p>
      <text:p text:style-name="P108"><text:span text:style-name="T83"><text:s text:c="3"/>Charlie pulled up as I was walking in. I sat in a chair and tapped on my legs/cup while they ran through a song until Ryan asked me if I wanted more than my cup. I said I would play whatever he gave me. We set up drums and had a very chaotic rehearsal with the dogs and little Max, which ended with Ryan riling June up, knocking over Max, who hit his head on the bass amp, causing Melissa to pick him up, ask Ryan to please pay attention, storm off and slam the bedroom door.</text:span></text:p>
      <text:p text:style-name="P109"><text:span text:style-name="T83"><text:s text:c="3"/>I </text:span><text:span text:style-name="T90">went</text:span><text:span text:style-name="T83"> outside, said goodbye to Charlie, walked up Middlemont, Sulfur Springs, Haywood, Brevard, Meyers, into my house, ate some grapes, a mandarin, logged into Kamaka, flew to Org and cracked open a Trail Pass.</text:span><text:span text:style-name="T157">d851</text:span><text:span text:style-name="T83"> </text:span><text:span text:style-name="T84">I dropped </text:span><text:span text:style-name="T90">my </text:span><text:span text:style-name="T84">Ony head and chatted with a few people,</text:span><text:span text:style-name="T158">d926</text:span><text:span text:style-name="T84"> </text:span><text:span text:style-name="T85">walked to Hannah’s, finished my Trail Pass, brushed my teeth, got in bed.</text:span></text:p>
      <text:p text:style-name="P109"><text:span text:style-name="T85"/></text:p>
      <text:p text:style-name="P110"><text:span text:style-name="T51">XII.X</text:span></text:p>
      <text:p text:style-name="P110"><text:span text:style-name="T51"/></text:p>
      <text:p text:style-name="P110"><text:span text:style-name="T51">Woke to Hannah coming in for cuddles, seeming horny. We eventually made clumsy, unfinished love. She made coffee and we drank it on the couch, cuddled, talked. I walked to Bad Manners, ordered a latte, walked home, got a bit of a tummy ache, pooped, got undressed, took a bath.</text:span><text:span text:style-name="T137">d132</text:span><text:span text:style-name="T51"> </text:span></text:p>
      <text:p text:style-name="P110"><text:span text:style-name="T51"><text:s text:c="3"/></text:span><text:span text:style-name="T86">Hannah picked me up and we went to Abeja for brunch, then the Walmart, where I got boxer briefs, headphones, a car jump starter. We decided not to bother with Wicked, drove to my house, cuddled, listened to music, made love, typed, watched </text:span><text:soft-page-break/><text:span text:style-name="T86">Attenborough. She eventually left, saying she might clean out her closet.</text:span><text:span text:style-name="T159">d823</text:span><text:span text:style-name="T86"> </text:span><text:span text:style-name="T87">I ran WC, ran around turning things in, then </text:span><text:span text:style-name="T90">filling up water bags </text:span><text:span text:style-name="T87">for the Shaman quest.</text:span><text:span text:style-name="T160">d1217</text:span></text:p>
      <text:p text:style-name="P110"><text:span text:style-name="T160"/></text:p>
      <text:p text:style-name="P111"><text:span text:style-name="T87">X</text:span><text:span text:style-name="T51">II.XI</text:span></text:p>
      <text:p text:style-name="P111"><text:span text:style-name="T51"/></text:p>
      <text:p text:style-name="P112"><text:span text:style-name="T51">I woke and guessed/prayed based on the light that the time started with seven, was correct, went back to sleep until 9ish, got up, made coffee, got dressed, drove to Jupiter, was cranky, set up, ran through a Pony set, packed up, drove home.</text:span><text:span text:style-name="T137">d154</text:span><text:span text:style-name="T51"> </text:span></text:p>
      <text:p text:style-name="P112"><text:span text:style-name="T88"><text:s text:c="3"/>I got some water from a well in Ashenvale, ran to Sun Rock Retreat, flew to Camp T, ran to the Field of Gian</text:span><text:span text:style-name="T90">t</text:span><text:span text:style-name="T88">s, turned in the water pouch, hearthed to Crossroads, flew to Ratchet, got the quest to kill an elemental, flew to Org, took the zep to UC, flew to the Sepulcher, went over the mountains, drank some drugs, killed an elemental, clicked on a brazier, logged off.</text:span><text:span text:style-name="T161">d244</text:span><text:span text:style-name="T88"> </text:span></text:p>
      <text:p text:style-name="P112"><text:span text:style-name="T88"><text:s text:c="3"/></text:span><text:span text:style-name="T89">I took a bath, hearthed, flew to Ratchet, turned in the quest and got healing stream, flew to Camp T, found Mankrik’s wife, ran to Crossroads, logged off, laid in bed, listened to some of the Ever-Expanding record, started getting dressed.</text:span><text:span text:style-name="T162">d442</text:span><text:span text:style-name="T89"> </text:span></text:p>
      <text:p text:style-name="P112"><text:span text:style-name="T89"/></text:p>
      <text:p text:style-name="P113"><text:span text:style-name="T89">. . .</text:span></text:p>
      <text:p text:style-name="P112"><text:span text:style-name="T89"/></text:p>
      <text:p text:style-name="P114"><text:span text:style-name="T89">I </text:span><text:span text:style-name="T51">drove to Burger King, where I rule, ordered a medium #9, classic chicken sandwich w/ Coke, ate it in the parking lot, drove to Izzy’s, ordered a latte, drove to Middlemont and arrived at the same time as Ryan and Melissa. I set up their drums while they set out snacks, chilled in a chair waiting for everyone who was late; Dulci and Amber were stuck in a little traffic. Kevin had had his piano smashed by movers. Amanda was stuck on I-40 for two hours.</text:span></text:p>
      <text:p text:style-name="P114"><text:span text:style-name="T51"><text:s text:c="3"/>We had an arguably productive rehearsal and called it quits around 9:30. Hannah had texted saying she was recovering at home, so I drove straight there, spent a while getting undressed, brushing my teeth. I climbed into bed and we talked </text:span><text:soft-page-break/><text:span text:style-name="T51">about our days before eventually listening to a bit of Louise Penny and falling asleep.</text:span></text:p>
      <text:p text:style-name="P114"><text:span text:style-name="T51"/></text:p>
      <text:p text:style-name="P114"><text:span text:style-name="T51">XII.XII</text:span></text:p>
      <text:p text:style-name="P114"><text:span text:style-name="T51"/></text:p>
      <text:p text:style-name="P114"><text:span text:style-name="T51">Hannah woke very early to get ready for pilates and left the house. I slept hard, dreaming about all sorts of things until she returned at 9:30 with a shot of espresso </text:span><text:span text:style-name="T97">from the Dripolator</text:span><text:span text:style-name="T51">. We cuddled for 30 minutes, then got up and started getting dressed. I had, “</text:span>Oh Nevvy, oh Nevvy... yeah!<text:span text:style-name="T51">” stuck in my head, and so listened to </text:span>Nellie<text:span text:style-name="T51"> followed by </text:span>Broken Heart, <text:span text:style-name="T51">walked out, talked with Kathryn for a moment, got in the Mini, drove home, took off my coats, started the espresso machine, heated some water and wrote.</text:span><text:span text:style-name="T137">d1058</text:span><text:span text:style-name="T51"> </text:span></text:p>
      <text:p text:style-name="P114"><text:span text:style-name="T51"><text:s text:c="3"/></text:span><text:span text:style-name="T91">I ran Wailing Caverns, finished the quests, turned them in, flew to Thunder Bluff, back to Crossroads, laid in bed and looked at my phone.</text:span><text:span text:style-name="T163">d131</text:span><text:span text:style-name="T91"> </text:span><text:span text:style-name="T92">I got dressed, drove to Abeja for my debit card, picked Hannah up from work, went to the Dripolator, ordered a latte and a chocolate chip cookie, dropped her back off, went to Farm Burger South, drove home.</text:span><text:span text:style-name="T164">d336</text:span><text:span text:style-name="T92"> </text:span></text:p>
      <text:p text:style-name="P114"><text:span text:style-name="T92"><text:s text:c="3"/></text:span><text:span text:style-name="T93">I flew to Org, took the zep to UC, picked up a quest for SFK, did the same with two more at the Sepulcher, did SFK, ran back to the Sepulcher, flew back to UC, hearthed to Crossroads, flew to Ratchet, did some banking, flew back to Crossroads,</text:span><text:span text:style-name="T165">d518</text:span><text:span text:style-name="T94"> laid in bed while the sun went down, took a bath.</text:span><text:span text:style-name="T166">d626</text:span><text:span text:style-name="T94"> </text:span><text:span text:style-name="T95">I killed the main Barrens Harpy and then did Guns of the Northwatch + escort quest.</text:span><text:span text:style-name="T167">d720</text:span><text:span text:style-name="T95"> </text:span></text:p>
      <text:p text:style-name="P114"><text:span text:style-name="T95"><text:s text:c="3"/></text:span><text:span text:style-name="T96">I flew to Camp T and laid in bed until Hannah texted me some time after nine asking if I was at Scott’s. I said, “I'm at home in my lil bed! How are you??” I put on some more clothes, drove down there, hung out in her bed for a while having “pillow talk.”</text:span></text:p>
      <text:p text:style-name="P114"><text:span text:style-name="T96"/></text:p>
      <text:p text:style-name="P115"><text:span text:style-name="T51"/></text:p>
      <text:p text:style-name="P115"><text:span text:style-name="T51"/></text:p>
      <text:p text:style-name="P115"><text:span text:style-name="T51"/></text:p>
      <text:p text:style-name="P115"><text:span text:style-name="T51"/></text:p>
      <text:p text:style-name="P115"><text:soft-page-break/><text:span text:style-name="T51">XII.XIII</text:span></text:p>
      <text:p text:style-name="P115"><text:span text:style-name="T51"/></text:p>
      <text:p text:style-name="P115"><text:span text:style-name="T51">I woke after several crazy dreams around 7:30, played Wordle (BOXER in three,) kept looking at my phone, got out of bed at nine on the dot, hit the kettle, went to cuddle with Hannah. I made her a coffee, waited for her to get ready, stood in the frozen yard conversating with Kathryn/Suli, got in the Mini, drove home, turned on the espresso machine, heat up some water, filled my cup.</text:span><text:span text:style-name="T137">d951</text:span><text:span text:style-name="T51"> </text:span></text:p>
      <text:p text:style-name="P115"><text:span text:style-name="T51"/></text:p>
      <text:p text:style-name="P116"><text:span text:style-name="T51">. . .</text:span></text:p>
      <text:p text:style-name="P115"><text:span text:style-name="T51"/></text:p>
      <text:p text:style-name="P117"><text:span text:style-name="T51">I drove down to Middlemont, packed the Element begrudgingly, got in the back and rode like bats out of hell with Tina and Ryan to Wake Forest, stopping once in Durham for gas/coffee/protein. We arrived at the Listening Room inside a bookstore, set up. I grabbed a book of Pirsig writings on Quality, laid on the couch while tina set up merch and Ryan continued to squirrel around.</text:span></text:p>
      <text:p text:style-name="P117"><text:span text:style-name="T51"><text:s text:c="3"/>We checked </text:span><text:span text:style-name="T98">sounds </text:span><text:span text:style-name="T51">and I popped over to the bowling alley, sat at the bar. I ordered a smash burger/fries/Corona Zero, was joined by Ryan, ate, went back over to the bookstore, started a set right as Monty walked in, played well. I was looking forward to a chill ride home with Tina, but she and Melissa decided to ride together, so I drove the </text:span><text:span text:style-name="T98">E</text:span><text:span text:style-name="T51">lement while Ryan played Switch/slept.</text:span></text:p>
      <text:p text:style-name="P117"><text:span text:style-name="T51"><text:s text:c="3"/>I stopped at a Pilot as close to Old Fort as I could get, bought a tall Sprite. I </text:span><text:span text:style-name="T98">just </text:span><text:span text:style-name="T51">wanted to drink a sugary </text:span><text:span text:style-name="T98">carbonated </text:span><text:span text:style-name="T51">beverage and decompress in the passenger seat. Ryan bought a stinky Subway sandwich and drove so fast that things like his Switch started flying off the dash. I had him drop me at Hannah’s, snuck quietly inside, cuddled, slept.</text:span></text:p>
      <text:p text:style-name="P117"><text:span text:style-name="T51"/></text:p>
      <text:p text:style-name="P117"><text:span text:style-name="T51"/></text:p>
      <text:p text:style-name="P118"><text:span text:style-name="T51">XII.XIV</text:span></text:p>
      <text:p text:style-name="P117"><text:span text:style-name="T51"/></text:p>
      <text:p text:style-name="P117"><text:span text:style-name="T51">Hannah went into work very early and I continued to sleep. When I woke again at 9:30, I had a text from her:</text:span></text:p>
      <text:p text:style-name="P117"><text:span text:style-name="T51"><text:s text:c="3"/>“Morning sweet pea! Have a weird idea, will you let me know if you'd be open to an errand (driving down here to bring me something) today? I know you may not have any time before your gig and I want you to have all the down time you need too.”</text:span></text:p>
      <text:p text:style-name="P117"><text:span text:style-name="T51"><text:s text:c="3"/>I wanted to help, but with my car at Middlemont and it still being 32 degrees outside, it didn’t seem possible. I slept until 11, walked up to Mad Banners, ordered an Americano, walked down Sulfur Springs. I had nearly made it to Malvern Hills when I realized I was about to be an hour early on account of making time to eat food at UJ but forgetting that was my plan.</text:span></text:p>
      <text:p text:style-name="P117"><text:span text:style-name="T51"><text:s text:c="3"/>I walked to Little Louie’s, but they were closed, so I </text:span><text:span text:style-name="T98">went</text:span><text:span text:style-name="T51"> across the street to a very busy Rocky’s, sat at the bar, was greeted very excitedly by Sunny’s friend who I think is named Molly. I ate a medium hot chicken sandwich/fries/Coke, talked with her, brushed off her hints of going on a date, walked to Middlemont, got my battery out of my car, laid in a hammock, charged my phone and listened to Dr. Dog.</text:span></text:p>
      <text:p text:style-name="P117"><text:span text:style-name="T51"><text:s text:c="3"/>I was blissed out listening to </text:span>Fat Dog<text:span text:style-name="T51"> when Scott texted me saying, “Hey man! <text:s/>Just texted hannah to check in about monday. <text:s/>Stoked! <text:s/>What kit vibe you want? <text:s/>In gonna get things set up in advance. <text:s/>Bombo? Blue kit? <text:s/>Toms? No toms? <text:s/>None of the above?? Your kit? <text:s/>Just let me know what your feeling and i'll get it all dialed!”</text:span></text:p>
      <text:p text:style-name="P117"><text:span text:style-name="T51"><text:s text:c="3"/>I said I would try the bombo with toms and he said, “Ewww me likeee!!!”</text:span></text:p>
      <text:p text:style-name="P117"><text:span text:style-name="T51"><text:s text:c="3"/>We got in the Element, drove crazily to Lake Logan past a lot of flood destruction and Trump signs, entered what seemed like a giant rec room. Christmas music was blasting loudly and everyone had their vendor personas on, so I decided to be the aloof headphone guy, set up my drums, listened to more Dr. Dog out back, played a very mid set, packed </text:span><text:soft-page-break/><text:span text:style-name="T51">up, got in the car. Melissa apologized and said she was embarassed about being so stoned/playing so sloppily; I couldn’t pretend to care. I debated whether I would ride with them to Saluda or drive myself, and after being thrown around the backseat due to Ryan’s crazy driving, decided I would </text:span><text:span text:style-name="T102">take</text:span><text:span text:style-name="T51"> myself and loaded all my drums into the Mini.</text:span></text:p>
      <text:p text:style-name="P117"><text:span text:style-name="T51"><text:s text:c="3"/>The car wouldn’t </text:span><text:span text:style-name="T102">crank</text:span><text:span text:style-name="T51">, so I decided it would be a good time to try my jump starter, but after two different </text:span><text:span text:style-name="T102">ten</text:span><text:span text:style-name="T51">-minute charging sessions, </text:span><text:span text:style-name="T102">it still wouldn’t </text:span><text:span text:style-name="T51">go. I blamed it on the automatic lights, put on the Dr. Dog album again, walked to Odd’s for a latte, the Brew Pump for hop water, Ingles for grapes, gummy clusters, Milky Ways. I walked to Hannah’s house, </text:span><text:span text:style-name="T102">revealed</text:span><text:span text:style-name="T51"> of my treats, laid in bed with her.</text:span></text:p>
      <text:p text:style-name="P117"><text:span text:style-name="T51"><text:s text:c="3"/>I thought about suggesting a visit to the Walk, but she mentioned wanting plain rice, so I just continued to lay there. Laura Boswell texted saying Hannah’s music was playing at the Walk, so Hannah suggested we go there. They were closing, so we went to UJ instead and Laura joined us shortly afterward. I ate a turkey pita with tots/LaguNAtas while watching Mad Max.</text:span></text:p>
      <text:p text:style-name="P117"><text:span text:style-name="T51"><text:s text:c="3"/>We went back to Hannah’s, cuddled, talked, slept.</text:span></text:p>
      <text:p text:style-name="P117"><text:span text:style-name="T51"/></text:p>
      <text:p text:style-name="P117"><text:span text:style-name="T51">XII.XV</text:span></text:p>
      <text:p text:style-name="P117"><text:span text:style-name="T51"/></text:p>
      <text:p text:style-name="P117"><text:span text:style-name="T51">I woke and wanted to get up but never heard any signs of life from the guest room. Even after going to the kitchen to get my phone, she didn’t stir and it was 11:30. I looked at my phone for a bit, played chess/Wordle (FUNKY in four,) decided to wake her up with a cuddle, offered to make her a coffee and got up, got dressed.</text:span></text:p>
      <text:p text:style-name="P117"><text:span text:style-name="T51"><text:s text:c="3"/>I walked to Bad Manners in the rain, where they were having their birthday party, ordered a quad Americano, walked home, noticed Tony had moved the truck </text:span>all<text:span text:style-name="T51"> the way down the driveway, went inside, wrote.</text:span><text:span text:style-name="T137">d1234</text:span><text:span text:style-name="T51"> </text:span><text:span text:style-name="T99">I </text:span><text:span text:style-name="T100">printed, </text:span><text:span text:style-name="T99">pooped, took a bath, laid in bed, ate a banana, got distracted by my phone.</text:span><text:span text:style-name="T168">d156</text:span><text:span text:style-name="T99"> </text:span><text:span text:style-name="T101">I started getting dressed, logged into Kamaka, made a </text:span><text:soft-page-break/><text:span text:style-name="T101">piece of Mooncloth and got a text from Hannah saying she was going up to Odd’s.</text:span><text:span text:style-name="T169">d217</text:span><text:span text:style-name="T101"> </text:span></text:p>
      <text:p text:style-name="P117"><text:span text:style-name="T101"/></text:p>
      <text:p text:style-name="P119"><text:span text:style-name="T101">. . .</text:span></text:p>
      <text:p text:style-name="P117"><text:span text:style-name="T101"/></text:p>
      <text:p text:style-name="P120"><text:span text:style-name="T101">I </text:span><text:span text:style-name="T51">walked up there, let her buy me a latte, shuffled around the big table until she was comfortable. She bought my plane ticket to DC and back, then we made out in the entryway. I walked to Middlemont, waited inside for Ryan to arrive, moved my drums from the Mini to the Element, asked if I could drive, was denied, rode panicked in the back to the Purple Onion.</text:span></text:p>
      <text:p text:style-name="P120"><text:span text:style-name="T51"><text:s text:c="3"/>We loaded in, checked sounds. I ordered food and went immediately to the green room, ate first and just sat in a chair watching the chaos. We played a fun set, broke down, packed up. Ryan rode with Kevin and I drove the Element; I guess he just can’t be in the back seat. I had peaceful discussion with Melissa on the rainy drive to my house, unloaded my drums, started walking to Hannah’s but got picked up on Brevard. Hannah was in a silly mood and we walked around the neighborhood.</text:span></text:p>
      <text:p text:style-name="P120"><text:span text:style-name="T51"/></text:p>
      <text:p text:style-name="P120"><text:span text:style-name="T51">XII.XVI</text:span></text:p>
      <text:p text:style-name="P120"><text:span text:style-name="T51"/></text:p>
      <text:p text:style-name="P120"><text:span text:style-name="T51">Woke, made coffee, went to the guest room and listened to Dr. Dog, then meditated. Hannah and I drove to the shed, where a lot was going on; Scott was having a tree taken down, and also his floors/walls/ceiling removed. We worked on </text:span>130,000 Miles<text:span text:style-name="T51">, recorded that, then </text:span>Snapback<text:span text:style-name="T51">. Hannah announced she was so hungry she couldn’t think straight.</text:span></text:p>
      <text:p text:style-name="P120"><text:span text:style-name="T51"><text:s text:c="3"/>We tried calling Taqueria Fast, but there was no answer. She said she was feeling inclined to call the session, and I figured we had accomplished what we had set out to do, so Kevin, Jackson, Hannah and I drove to Moe’s, ate barbecue. Hannah and I drove to the Weaverville Lowes after that, couldn’t find what she wanted, went to the Ingles Starbucks, where I ordered a quad latte.</text:span></text:p>
      <text:p text:style-name="P120"><text:soft-page-break/><text:span text:style-name="T51"><text:s text:c="3"/>We went to the Smokey Park Lowes, then the Goodwill, where I found Dave Weckl and Blue Devils videos. We went to my house, grabed Home Alone 1&amp;2, Mystic Pizza, You’ve Got Mail, went to Hannah’s, napped seperately for a short while, ate rice, made love, watched Mystic Pizza, went to bed.</text:span></text:p>
      <text:p text:style-name="P120"><text:span text:style-name="T51"/></text:p>
      <text:p text:style-name="P120"><text:span text:style-name="T51">XII.XVII</text:span></text:p>
      <text:p text:style-name="P120"><text:span text:style-name="T51"/></text:p>
      <text:p text:style-name="P120"><text:span text:style-name="T51">I woke at 9:15, cuddled Hannah, made coffee, borrowed her charger, sat on the couch, played Wordle (SCOWL in three,) got dressed, walked to Bad Manners, ordered an Americano, went home, opened my window, pooped, got undressed, wrote.</text:span><text:span text:style-name="T137">d1128</text:span><text:span text:style-name="T51"> </text:span></text:p>
      <text:p text:style-name="P120"><text:span text:style-name="T51"><text:s text:c="3"/></text:span><text:span text:style-name="T103">I played some WoW, laid in bed, took a bath, laid in bed, </text:span><text:span text:style-name="T104">got dressed</text:span><text:span text:style-name="T103">,</text:span><text:span text:style-name="T170">d210</text:span><text:span text:style-name="T103"> </text:span><text:span text:style-name="T104">started walking up Brevard, hopped in Hannah’s car, circled around to UJ, ate a turkey pita w/ tots, walked to Aldi, bought grapes, mandarins, bananas, walked down Haywood, ran into Edwin/Emily, went to Odd’s, ordered a latte, walked home past the standstill traffic, put my groceries away.</text:span><text:span text:style-name="T171">d400</text:span><text:span text:style-name="T104"> </text:span></text:p>
      <text:p text:style-name="P120"><text:span text:style-name="T104"><text:s text:c="3"/></text:span><text:span text:style-name="T105">I played some wow, hearthed, laid in bed, talked to my mom twice, felt kinda frustrated in the darkness, ate some grapes.</text:span><text:span text:style-name="T172">d613</text:span><text:span text:style-name="T105"> </text:span><text:span text:style-name="T106">I walked to Odd’s, ordered an Americano, heard from Melissa that she had eaten dairy, called my mom to see if she wanted to hang out, walked to the Brew Pump, talked to Fuckchop and waited to hear back. I gave up and started walking home, got a text from her that said, “</text:span><text:span text:style-name="T238">I'm back in my room when you finish your rehearsal</text:span><text:span text:style-name="T106">”</text:span></text:p>
      <text:p text:style-name="P120"><text:span text:style-name="T106"><text:s text:c="3"/>I walked home, called her again. She was cozy in her jammies, so I decided that’s what I would do, looked at Insty a little.</text:span><text:span text:style-name="T173">d752 </text:span><text:span text:style-name="T107">I finished up Barrens quests, collected all the Ashenvale ones, spent lots of time laying in bed, heard from Hannah that she was creeping down my street, cuddled with her for an hour or so.</text:span></text:p>
      <text:p text:style-name="P120"><text:span text:style-name="T107"/></text:p>
      <text:p text:style-name="P121"><text:span text:style-name="T51"/></text:p>
      <text:p text:style-name="P122"><text:span text:style-name="T51">XII.XVIII</text:span></text:p>
      <text:p text:style-name="P121"><text:span text:style-name="T51"/></text:p>
      <text:p text:style-name="P121"><text:span text:style-name="T51">I woke around seven and spent a lot of energy scrolling around my phone, eventually got up, ate grapes,</text:span><text:span text:style-name="T174">d843</text:span><text:span text:style-name="T108"> heat up my cup, played Wordle (HEFTY in four,) made coffee.</text:span><text:span text:style-name="T175">d857</text:span><text:span text:style-name="T108"> </text:span><text:span text:style-name="T109">My mom said she would be 15 minutes late, which I didn’t believe. She was in fact ten minutes early. We rode to Middlemont, tried jumping with both my starter and her convertible, but only succeeded with a big-boy jumper from AAA; this was after an hour of June barking and random car alarms.</text:span></text:p>
      <text:p text:style-name="P121"><text:span text:style-name="T109"><text:s text:c="3"/>We drove to Bummer Logic, got lunch at a Thai place, came up with the plan for me to buy the convertible and her to take the blue one home and sell it, went to the Starbucks on Airport Road, back to Bimmer Logic, Valvoline for an inspection, Discount Tire for a tire, then our separate ways.</text:span></text:p>
      <text:p text:style-name="P121"><text:span text:style-name="T109"><text:s text:c="3"/>I laid in bed for a rain storm, walked to UJ, but it was busy and Cait was there, seemingly on a date. I walked out, called Hannah, suggested Little Louie’s, got picked up in front of the Pub, rode down there and soon realized it was back to being the Malvern, big time. We shared a plate of beefy fries, went to Hendrix, hung out while I set up the drums.</text:span></text:p>
      <text:p text:style-name="P121"><text:span text:style-name="T109"><text:s text:c="3"/>We had a frantic rehearsal and then I started to walk to Hannah’s. She had to run to Ingles for eggs, so she picked me up at the corner of Clinton and Sand Hill. I hung out while she baked cookies, went to bed in the middle room, got woken up at 6AM for cuddles, made love, went back to sleep.</text:span></text:p>
      <text:p text:style-name="P121"><text:span text:style-name="T109"/></text:p>
      <text:p text:style-name="P123"><text:span text:style-name="T51">XII.XIX</text:span></text:p>
      <text:p text:style-name="P123"><text:span text:style-name="T51"/></text:p>
      <text:p text:style-name="P123"><text:span text:style-name="T51">I woke around 1030, ate vitamins, kissed Hannah goodbye, walked up to Bad Manners, ordered an Americano, sat outside, was joined by my Mom, suggested the plan of me waiting to see how the sale of the blue car went before I bought anything, which she agreed to. She made plans to go see Carolyn in Weaverville and Hannah called to ask if we could do early dinner, but we decided on 12:30 Biscuit Head.</text:span></text:p>
      <text:p text:style-name="P123"><text:soft-page-break/><text:span text:style-name="T51"><text:s text:c="3"/>We had a fun brunch and, when </text:span><text:span text:style-name="T112">my mom</text:span><text:span text:style-name="T51"> left for </text:span><text:span text:style-name="T112">Sylva</text:span><text:span text:style-name="T51">, Hannah and I went to Ingles. She bought some ginger and I bought a proper </text:span><text:span text:style-name="T112">wooden </text:span><text:span text:style-name="T51">box of Bagu, then walked home, talking to Shane in the Botiwalla parking lot.</text:span><text:span text:style-name="T137">d243 </text:span><text:span text:style-name="T110">I laid in bed a while, got dressed, walked to Aldi for grapes, seeing Tony Russo along the way, then to Odd’s, seeing Elana along the way, ordered a latte, stopped into Sparky’s to look for miniature Azul with no luck.</text:span></text:p>
      <text:p text:style-name="P123"><text:span text:style-name="T110"><text:s text:c="3"/>I exited, went through the alley and had a stranger say something to me. “Hmm?” I asked.</text:span></text:p>
      <text:p text:style-name="P123"><text:span text:style-name="T110"><text:s text:c="3"/>He said, “You’re not Columbo. You don’t sound like him.” I </text:span><text:span text:style-name="T112">agreed, </text:span><text:span text:style-name="T110">walked home on the sidewalkless side of Brevard through standstill traffic, put my grapes in the fridge,</text:span><text:span text:style-name="T176">d503</text:span><text:span text:style-name="T110"> </text:span><text:span text:style-name="T111">sat at the computer and looked at my phone until the sun went down, took a bath, laid in bed, looked at my phone </text:span><text:span text:style-name="T112">some more</text:span><text:span text:style-name="T111">.</text:span><text:span text:style-name="T177">d633</text:span><text:span text:style-name="T111"> </text:span></text:p>
      <text:p text:style-name="P123"><text:span text:style-name="T111"/></text:p>
      <text:p text:style-name="P124"><text:span text:style-name="T111">. . .</text:span></text:p>
      <text:p text:style-name="P123"><text:span text:style-name="T111"/></text:p>
      <text:p text:style-name="P125"><text:span text:style-name="T111">I </text:span><text:span text:style-name="T51">flew to Zoram Strand, investigated the entrance to BFD, found another shaman who was killing mobs/gathering crystals, got a damp note needed to start a quest, hearthed, flew back to ZS, turned in the quest, laid in bed a while, went back, collected crystals, stood inside the instance and killed three mobs while waiting for my hearth, ported to XR, flew to ZS, turned in the crystal quest, flew to Splintertree Post.</text:span></text:p>
      <text:p text:style-name="P125"><text:span text:style-name="T51"><text:s text:c="3"/>I laid in bed, walked to Character Study, drank an Athletic with my mom. We were joined by Hannah, who ordered us all Sneaky Gardeners. My mom had to escape, so Hannah and I went to Downey, laid in the guest room, cuddled, talked, slept. I woke at 5AM and had trouble getting back to sleep, but eventually had tiring dreams.</text:span></text:p>
      <text:p text:style-name="P125"><text:span text:style-name="T51"/></text:p>
      <text:p text:style-name="P125"><text:span text:style-name="T51"/></text:p>
      <text:p text:style-name="P126"><text:span text:style-name="T51">XII.XX</text:span></text:p>
      <text:p text:style-name="P125"><text:span text:style-name="T51"/></text:p>
      <text:p text:style-name="P125"><text:span text:style-name="T51">I woke at 8:34, ate vitamins, made coffee for Hannah, played Wordle (FLASH in four,) got dressed, made the beds, said goodbye, walked up to Bad Manners, where we were all three tired. I ordered an Americano, played chess on my phone, interjected into a conversation by saying I was </text:span>not<text:span text:style-name="T51"> chill, which got a great reaction. I walked home, ate a handful of grapes, sat at the computer.</text:span><text:span text:style-name="T137">d933</text:span><text:span text:style-name="T51"> </text:span></text:p>
      <text:p text:style-name="P125"><text:span text:style-name="T51"/></text:p>
      <text:p text:style-name="P127"><text:span text:style-name="T51">. . .</text:span></text:p>
      <text:p text:style-name="P125"><text:span text:style-name="T51"/></text:p>
      <text:p text:style-name="P128"><text:span text:style-name="T51">I drove down Amboy to the Big Top, set up quietly and peacefully, played songs with Kevin </text:span><text:span text:style-name="T113">n’</text:span><text:span text:style-name="T51"> Dulc</text:span><text:span text:style-name="T113">e</text:span><text:span text:style-name="T51"> for the Southeastern Container Christmas party, ate some pretzel knots, grapes, cheese, made a plate of salad, steak, fish, mac n’ cheese, asparagus, bread, did four raffles, a Christmas song, four more raffles, more music until 3PM.</text:span></text:p>
      <text:p text:style-name="P128"><text:span text:style-name="T51"><text:s text:c="3"/>I packed up, got in the car, called Hannah, told her how tired I was. She invited me over to nap. I made a coffee, laid in the middle room, slept while she cleaned. We cuddled at 5:30 and I soon left for Eda’s Hideaway, taking a very winding path in the rain. I was the last one there, and, as I was setting up, Ryan asked if he could </text:span><text:span text:style-name="T113">catch</text:span><text:span text:style-name="T51"> a ride home with me.</text:span></text:p>
      <text:p text:style-name="P128"><text:span text:style-name="T51"><text:s text:c="3"/>I said, “Sure, but I’m gonna have to swing by Ligma first.”</text:span></text:p>
      <text:p text:style-name="P128"><text:span text:style-name="T51"><text:s text:c="3"/>“Ligma??” he said, perfectly.</text:span></text:p>
      <text:p text:style-name="P128"><text:span text:style-name="T51"><text:s text:c="3"/>To which I responded, “Ligma balls.”</text:span></text:p>
      <text:p text:style-name="P128"><text:span text:style-name="T51"><text:s text:c="3"/>The sound man said, “</text:span><text:span text:style-name="T113">Damn, y</text:span><text:span text:style-name="T51">’all are brutal today,” and Charlie said, “Ryan, do you need to go out to the car for a minute after that burn?”</text:span></text:p>
      <text:p text:style-name="P128"><text:span text:style-name="T51"><text:s text:c="3"/>We played a very fun and silly two sets to friends such as Hannah, Alex, Mike, Gary, Fox, Tina, Martha, Thomas, Mackenzie, ended with Lump, encored with Drummer Boy, loaded out. I drove Ryan to the Malvern, then went to Hannah’s house, where we immediately made love.</text:span></text:p>
      <text:p text:style-name="P129"><text:span text:style-name="T51">XII.XXI</text:span></text:p>
      <text:p text:style-name="P128"><text:span text:style-name="T51"/></text:p>
      <text:p text:style-name="P128"><text:span text:style-name="T51">I was sleeping hard. Hannah got up and made us coffee. I played Wordle (BLADE in six,) had a couple sips of coffee and started making love again. She showered. I ate some vitamins, got dressed. She showed me some things around the house and I drove to Mizu, ate beef udon, then drove home.</text:span><text:span text:style-name="T137">d134</text:span><text:span text:style-name="T51">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87</text:page-number></text:p>
      </style:footer>
    </style:master-page>
    <style:master-page style:name="Footnote" style:page-layout-name="Mpm2"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12-21T13:37:08.417464503</dc:date>
    <meta:editing-duration>P100DT15H45M43S</meta:editing-duration>
    <meta:editing-cycles>862</meta:editing-cycles>
    <meta:generator>LibreOffice/24.2.5.2$MacOSX_X86_64 LibreOffice_project/bffef4ea93e59bebbeaf7f431bb02b1a39ee8a59</meta:generator>
    <meta:print-date>2024-12-20T09:37:50.138986878</meta:print-date>
    <meta:document-statistic meta:table-count="0" meta:image-count="0" meta:object-count="0" meta:page-count="87" meta:paragraph-count="427" meta:word-count="18750" meta:character-count="99936" meta:non-whitespace-character-count="81090"/>
  </office:meta>
</office:document-meta>
</file>